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rlito" svg:font-family="Carlito" style:font-family-generic="system" style:font-pitch="variable"/>
    <style:font-face style:name="Carlito1" svg:font-family="Carlito, Calibri" style:font-family-generic="system" style:font-pitch="variable"/>
    <style:font-face style:name="Gentium" svg:font-family="Gentium"/>
    <style:font-face style:name="Gentium1" svg:font-family="Gentium" style:font-pitch="variable"/>
    <style:font-face style:name="Gentium2" svg:font-family="Gentium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7" style:family="table">
      <style:table-properties style:width="2.439cm" fo:margin-top="0cm" fo:margin-bottom="0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219cm" style:rel-column-width="32767*"/>
    </style:style>
    <style:style style:name="Table7.B" style:family="table-column">
      <style:table-column-properties style:column-width="1.221cm" style:rel-column-width="32768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6d9f1" fo:padding="0cm" fo:border="0.05pt solid #808080" style:writing-mode="page">
        <style:background-image/>
      </style:table-cell-properties>
    </style:style>
    <style:style style:name="Table7.2" style:family="table-row">
      <style:table-row-properties style:min-row-height="0.407cm" fo:background-color="transparent">
        <style:background-image/>
      </style:table-row-properties>
    </style:style>
    <style:style style:name="Table7.A2" style:family="table-cell">
      <style:table-cell-properties fo:background-color="#c6d9f1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e7.B2" style:family="table-cell">
      <style:table-cell-properties fo:background-color="#c6d9f1" fo:padding="0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le7.3" style:family="table-row">
      <style:table-row-properties style:min-row-height="0.407cm"/>
    </style:style>
    <style:style style:name="Table7.A3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3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4" style:family="table-row">
      <style:table-row-properties style:min-row-height="0.407cm"/>
    </style:style>
    <style:style style:name="Table7.A4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4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5" style:family="table-row">
      <style:table-row-properties style:min-row-height="0.407cm"/>
    </style:style>
    <style:style style:name="Table7.A5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5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0.402cm"/>
    </style:style>
    <style:style style:name="Table1.B" style:family="table-column">
      <style:table-column-properties style:column-width="1.381cm"/>
    </style:style>
    <style:style style:name="Table1.C" style:family="table-column">
      <style:table-column-properties style:column-width="0.68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c6d9f1" fo:padding="0cm" fo:border="0.05pt solid #808080">
        <style:background-image/>
      </style:table-cell-properties>
    </style:style>
    <style:style style:name="Table1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1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.B3" style:family="table-cell">
      <style:table-cell-properties fo:padding="0cm" fo:border-left="0.05pt solid #808080" fo:border-right="none" fo:border-top="none" fo:border-bottom="0.05pt solid #808080"/>
    </style:style>
    <style:style style:name="Table1.C3" style:family="table-cell">
      <style:table-cell-properties fo:padding="0cm" fo:border-left="0.05pt solid #808080" fo:border-right="0.05pt solid #808080" fo:border-top="none" fo:border-bottom="0.05pt solid #808080"/>
    </style:style>
    <style:style style:name="Table1.B4" style:family="table-cell">
      <style:table-cell-properties fo:padding="0cm" fo:border-left="0.05pt solid #808080" fo:border-right="none" fo:border-top="none" fo:border-bottom="0.05pt solid #808080"/>
    </style:style>
    <style:style style:name="Table1.C4" style:family="table-cell">
      <style:table-cell-properties fo:padding="0cm" fo:border-left="0.05pt solid #808080" fo:border-right="0.05pt solid #808080" fo:border-top="none" fo:border-bottom="0.05pt solid #808080"/>
    </style:style>
    <style:style style:name="Table1.B5" style:family="table-cell">
      <style:table-cell-properties fo:padding="0cm" fo:border-left="0.05pt solid #808080" fo:border-right="none" fo:border-top="none" fo:border-bottom="0.05pt solid #808080"/>
    </style:style>
    <style:style style:name="Table1.C5" style:family="table-cell">
      <style:table-cell-properties fo:padding="0cm" fo:border-left="0.05pt solid #808080" fo:border-right="0.05pt solid #808080" fo:border-top="none" fo:border-bottom="0.05pt solid #808080"/>
    </style:style>
    <style:style style:name="Table1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5.399cm" fo:margin-left="0cm" fo:margin-top="0cm" fo:margin-bottom="0cm" table:align="left" style:writing-mode="lr-tb"/>
    </style:style>
    <style:style style:name="Table2.A" style:family="table-column">
      <style:table-column-properties style:column-width="0.903cm"/>
    </style:style>
    <style:style style:name="Table2.B" style:family="table-column">
      <style:table-column-properties style:column-width="2.983cm"/>
    </style:style>
    <style:style style:name="Table2.C" style:family="table-column">
      <style:table-column-properties style:column-width="1.51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6d9f1" fo:padding-left="0.191cm" fo:padding-right="0.191cm" fo:padding-top="0.06cm" fo:padding-bottom="0cm" fo:border="0.05pt solid #808080">
        <style:background-image/>
      </style:table-cell-properties>
    </style:style>
    <style:style style:name="Table2.A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B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7" style:family="table-row">
      <style:table-row-properties style:min-row-height="0.295cm" fo:keep-together="auto"/>
    </style:style>
    <style:style style:name="Table1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0.402cm"/>
    </style:style>
    <style:style style:name="Table1.B" style:family="table-column">
      <style:table-column-properties style:column-width="1.381cm"/>
    </style:style>
    <style:style style:name="Table1.C" style:family="table-column">
      <style:table-column-properties style:column-width="0.68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c6d9f1" fo:padding="0cm" fo:border="0.05pt solid #808080">
        <style:background-image/>
      </style:table-cell-properties>
    </style:style>
    <style:style style:name="Table1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1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.B3" style:family="table-cell">
      <style:table-cell-properties fo:padding="0cm" fo:border-left="0.05pt solid #808080" fo:border-right="none" fo:border-top="none" fo:border-bottom="0.05pt solid #808080"/>
    </style:style>
    <style:style style:name="Table1.C3" style:family="table-cell">
      <style:table-cell-properties fo:padding="0cm" fo:border-left="0.05pt solid #808080" fo:border-right="0.05pt solid #808080" fo:border-top="none" fo:border-bottom="0.05pt solid #808080"/>
    </style:style>
    <style:style style:name="Table1.B4" style:family="table-cell">
      <style:table-cell-properties fo:padding="0cm" fo:border-left="0.05pt solid #808080" fo:border-right="none" fo:border-top="none" fo:border-bottom="0.05pt solid #808080"/>
    </style:style>
    <style:style style:name="Table1.C4" style:family="table-cell">
      <style:table-cell-properties fo:padding="0cm" fo:border-left="0.05pt solid #808080" fo:border-right="0.05pt solid #808080" fo:border-top="none" fo:border-bottom="0.05pt solid #808080"/>
    </style:style>
    <style:style style:name="Table1.B5" style:family="table-cell">
      <style:table-cell-properties fo:padding="0cm" fo:border-left="0.05pt solid #808080" fo:border-right="none" fo:border-top="none" fo:border-bottom="0.05pt solid #808080"/>
    </style:style>
    <style:style style:name="Table1.C5" style:family="table-cell">
      <style:table-cell-properties fo:padding="0cm" fo:border-left="0.05pt solid #808080" fo:border-right="0.05pt solid #808080" fo:border-top="none" fo:border-bottom="0.05pt solid #808080"/>
    </style:style>
    <style:style style:name="Table1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7" style:family="table">
      <style:table-properties style:width="2.439cm" fo:margin-top="0cm" fo:margin-bottom="0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219cm" style:rel-column-width="32767*"/>
    </style:style>
    <style:style style:name="Table7.B" style:family="table-column">
      <style:table-column-properties style:column-width="1.221cm" style:rel-column-width="32768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6d9f1" fo:padding="0cm" fo:border="0.05pt solid #808080" style:writing-mode="page">
        <style:background-image/>
      </style:table-cell-properties>
    </style:style>
    <style:style style:name="Table7.2" style:family="table-row">
      <style:table-row-properties style:min-row-height="0.407cm" fo:background-color="transparent">
        <style:background-image/>
      </style:table-row-properties>
    </style:style>
    <style:style style:name="Table7.A2" style:family="table-cell">
      <style:table-cell-properties fo:background-color="#c6d9f1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e7.B2" style:family="table-cell">
      <style:table-cell-properties fo:background-color="#c6d9f1" fo:padding="0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le7.3" style:family="table-row">
      <style:table-row-properties style:min-row-height="0.407cm"/>
    </style:style>
    <style:style style:name="Table7.A3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3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4" style:family="table-row">
      <style:table-row-properties style:min-row-height="0.407cm"/>
    </style:style>
    <style:style style:name="Table7.A4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4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5" style:family="table-row">
      <style:table-row-properties style:min-row-height="0.407cm"/>
    </style:style>
    <style:style style:name="Table7.A5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5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2" style:family="table">
      <style:table-properties style:width="5.399cm" fo:margin-left="0cm" fo:margin-top="0cm" fo:margin-bottom="0cm" table:align="left" style:writing-mode="lr-tb"/>
    </style:style>
    <style:style style:name="Table2.A" style:family="table-column">
      <style:table-column-properties style:column-width="0.903cm"/>
    </style:style>
    <style:style style:name="Table2.B" style:family="table-column">
      <style:table-column-properties style:column-width="2.983cm"/>
    </style:style>
    <style:style style:name="Table2.C" style:family="table-column">
      <style:table-column-properties style:column-width="1.51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6d9f1" fo:padding-left="0.191cm" fo:padding-right="0.191cm" fo:padding-top="0.06cm" fo:padding-bottom="0cm" fo:border="0.05pt solid #808080">
        <style:background-image/>
      </style:table-cell-properties>
    </style:style>
    <style:style style:name="Table2.A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B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7" style:family="table-row">
      <style:table-row-properties style:min-row-height="0.295cm" fo:keep-together="auto"/>
    </style:style>
    <style:style style:name="Table3" style:family="table">
      <style:table-properties style:width="16.688cm" fo:margin-left="0.025cm" fo:margin-top="0cm" fo:margin-bottom="0cm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1.506cm"/>
    </style:style>
    <style:style style:name="Table3.B" style:family="table-column">
      <style:table-column-properties style:column-width="5.26cm"/>
    </style:style>
    <style:style style:name="Table3.C" style:family="table-column">
      <style:table-column-properties style:column-width="4.969cm"/>
    </style:style>
    <style:style style:name="Table3.D" style:family="table-column">
      <style:table-column-properties style:column-width="0.245cm"/>
    </style:style>
    <style:style style:name="Table3.E" style:family="table-column">
      <style:table-column-properties style:column-width="4.708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bottom" fo:background-color="#c6d9f1" fo:padding-left="0.009cm" fo:padding-right="0cm" fo:padding-top="0cm" fo:padding-bottom="0cm" fo:border-left="0.05pt solid #808080" fo:border-right="none" fo:border-top="0.05pt solid #808080" fo:border-bottom="1.5pt solid #000000">
        <style:background-image/>
      </style:table-cell-properties>
    </style:style>
    <style:style style:name="Table3.D1" style:family="table-cell">
      <style:table-cell-properties style:vertical-align="bottom" fo:background-color="#c6d9f1" fo:padding-left="0.009cm" fo:padding-right="0cm" fo:padding-top="0cm" fo:padding-bottom="0cm" fo:border-left="0.05pt solid #808080" fo:border-right="0.05pt solid #808080" fo:border-top="0.05pt solid #808080" fo:border-bottom="1.5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2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3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4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5" style:family="table-row">
      <style:table-row-properties fo:keep-together="auto"/>
    </style:style>
    <style:style style:name="Table3.A5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5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6" style:family="table-row">
      <style:table-row-properties fo:keep-together="auto"/>
    </style:style>
    <style:style style:name="Table3.A6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6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7" style:family="table-row">
      <style:table-row-properties fo:keep-together="auto"/>
    </style:style>
    <style:style style:name="Table3.A7" style:family="table-cell">
      <style:table-cell-properties fo:background-color="#c6d9f1" fo:padding-left="0.009cm" fo:padding-right="0cm" fo:padding-top="0cm" fo:padding-bottom="0cm" fo:border-left="0.05pt solid #808080" fo:border-right="none" fo:border-top="1.5pt solid #000000" fo:border-bottom="0.05pt solid #808080">
        <style:background-image/>
      </style:table-cell-properties>
    </style:style>
    <style:style style:name="Table3.B7" style:family="table-cell">
      <style:table-cell-properties fo:padding-left="0.009cm" fo:padding-right="0cm" fo:padding-top="0cm" fo:padding-bottom="0cm" fo:border-left="0.05pt solid #808080" fo:border-right="none" fo:border-top="1.5pt solid #000000" fo:border-bottom="0.05pt solid #808080"/>
    </style:style>
    <style:style style:name="Table3.C7" style:family="table-cell">
      <style:table-cell-properties fo:padding-left="0.009cm" fo:padding-right="0cm" fo:padding-top="0cm" fo:padding-bottom="0cm" fo:border-left="0.05pt solid #808080" fo:border-right="none" fo:border-top="1.5pt solid #000000" fo:border-bottom="0.05pt solid #808080"/>
    </style:style>
    <style:style style:name="Table3.D7" style:family="table-cell">
      <style:table-cell-properties fo:padding-left="0.009cm" fo:padding-right="0cm" fo:padding-top="0cm" fo:padding-bottom="0cm" fo:border-left="0.05pt solid #808080" fo:border-right="0.05pt solid #808080" fo:border-top="1.5pt solid #000000" fo:border-bottom="0.05pt solid #808080"/>
    </style:style>
    <style:style style:name="Table3.8" style:family="table-row">
      <style:table-row-properties fo:keep-together="auto"/>
    </style:style>
    <style:style style:name="Table3.A8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8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8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8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9" style:family="table-row">
      <style:table-row-properties fo:keep-together="auto"/>
    </style:style>
    <style:style style:name="Table3.A9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9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9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9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0" style:family="table-row">
      <style:table-row-properties fo:keep-together="auto"/>
    </style:style>
    <style:style style:name="Table3.A10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0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0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0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1" style:family="table-row">
      <style:table-row-properties fo:keep-together="auto"/>
    </style:style>
    <style:style style:name="Table3.A11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1.5pt solid #000000">
        <style:background-image/>
      </style:table-cell-properties>
    </style:style>
    <style:style style:name="Table3.B11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C11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D11" style:family="table-cell">
      <style:table-cell-properties fo:padding-left="0.009cm" fo:padding-right="0cm" fo:padding-top="0cm" fo:padding-bottom="0cm" fo:border-left="0.05pt solid #808080" fo:border-right="0.05pt solid #808080" fo:border-top="none" fo:border-bottom="1.5pt solid #000000"/>
    </style:style>
    <style:style style:name="Table3.12" style:family="table-row">
      <style:table-row-properties fo:keep-together="auto"/>
    </style:style>
    <style:style style:name="Table3.A12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2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3" style:family="table-row">
      <style:table-row-properties fo:keep-together="auto"/>
    </style:style>
    <style:style style:name="Table3.A13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3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4" style:family="table-row">
      <style:table-row-properties fo:keep-together="auto"/>
    </style:style>
    <style:style style:name="Table3.A14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4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5" style:family="table-row">
      <style:table-row-properties fo:keep-together="auto"/>
    </style:style>
    <style:style style:name="Table3.A15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5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6" style:family="table-row">
      <style:table-row-properties fo:keep-together="auto"/>
    </style:style>
    <style:style style:name="Table3.A16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6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7" style:family="table-row">
      <style:table-row-properties fo:keep-together="auto"/>
    </style:style>
    <style:style style:name="Table3.A17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7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7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7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8" style:family="table-row">
      <style:table-row-properties fo:keep-together="auto"/>
    </style:style>
    <style:style style:name="Table3.A18" style:family="table-cell">
      <style:table-cell-properties fo:background-color="#c6d9f1" fo:padding-left="0.009cm" fo:padding-right="0cm" fo:padding-top="0cm" fo:padding-bottom="0cm" fo:border-left="0.05pt solid #808080" fo:border-right="none" fo:border-top="1.5pt solid #000000" fo:border-bottom="0.05pt solid #808080">
        <style:background-image/>
      </style:table-cell-properties>
    </style:style>
    <style:style style:name="Table3.B18" style:family="table-cell">
      <style:table-cell-properties fo:padding-left="0.009cm" fo:padding-right="0cm" fo:padding-top="0cm" fo:padding-bottom="0cm" fo:border-left="0.05pt solid #808080" fo:border-right="0.05pt solid #808080" fo:border-top="1.5pt solid #000000" fo:border-bottom="0.05pt solid #808080"/>
    </style:style>
    <style:style style:name="Table3.19" style:family="table-row">
      <style:table-row-properties fo:keep-together="auto"/>
    </style:style>
    <style:style style:name="Table3.A19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1.5pt solid #000000">
        <style:background-image/>
      </style:table-cell-properties>
    </style:style>
    <style:style style:name="Table3.B19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C19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E19" style:family="table-cell">
      <style:table-cell-properties fo:padding-left="0.009cm" fo:padding-right="0cm" fo:padding-top="0cm" fo:padding-bottom="0cm" fo:border-left="0.05pt solid #808080" fo:border-right="0.05pt solid #808080" fo:border-top="none" fo:border-bottom="1.5pt solid #000000"/>
    </style:style>
    <style:style style:name="Table4" style:family="table">
      <style:table-properties style:width="16.706cm" fo:margin-left="0.004cm" fo:margin-top="0cm" fo:margin-bottom="0cm" table:align="left" style:writing-mode="lr-tb"/>
    </style:style>
    <style:style style:name="Table4.A" style:family="table-column">
      <style:table-column-properties style:column-width="2.291cm"/>
    </style:style>
    <style:style style:name="Table4.B" style:family="table-column">
      <style:table-column-properties style:column-width="3.209cm"/>
    </style:style>
    <style:style style:name="Table4.C" style:family="table-column">
      <style:table-column-properties style:column-width="2.399cm"/>
    </style:style>
    <style:style style:name="Table4.D" style:family="table-column">
      <style:table-column-properties style:column-width="3.099cm"/>
    </style:style>
    <style:style style:name="Table4.E" style:family="table-column">
      <style:table-column-properties style:column-width="2.612cm"/>
    </style:style>
    <style:style style:name="Table4.F" style:family="table-column">
      <style:table-column-properties style:column-width="3.096cm"/>
    </style:style>
    <style:style style:name="Table4.1" style:family="table-row">
      <style:table-row-properties style:row-height="0.4cm" fo:keep-together="auto"/>
    </style:style>
    <style:style style:name="Table4.A1" style:family="table-cell">
      <style:table-cell-properties fo:padding-left="0.004cm" fo:padding-right="0cm" fo:padding-top="0cm" fo:padding-bottom="0cm" fo:border="none"/>
    </style:style>
    <style:style style:name="Table5" style:family="table">
      <style:table-properties style:width="16.706cm" fo:margin-left="0.004cm" fo:margin-top="0cm" fo:margin-bottom="0cm" table:align="left" style:writing-mode="lr-tb"/>
    </style:style>
    <style:style style:name="Table5.A" style:family="table-column">
      <style:table-column-properties style:column-width="3.189cm"/>
    </style:style>
    <style:style style:name="Table5.B" style:family="table-column">
      <style:table-column-properties style:column-width="3.217cm"/>
    </style:style>
    <style:style style:name="Table5.C" style:family="table-column">
      <style:table-column-properties style:column-width="1.984cm"/>
    </style:style>
    <style:style style:name="Table5.D" style:family="table-column">
      <style:table-column-properties style:column-width="8.31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49cm" fo:border-left="0.25pt solid #000000" fo:border-right="1.5pt solid #000000" fo:border-top="0.25pt solid #000000" fo:border-bottom="none"/>
    </style:style>
    <style:style style:name="Table5.C1" style:family="table-cell">
      <style:table-cell-properties fo:padding="0.049cm" fo:border-left="0.25pt solid #000000" fo:border-right="0.25pt solid #000000" fo:border-top="0.25pt solid #000000" fo:border-bottom="none"/>
    </style:style>
    <style:style style:name="Table5.A2" style:family="table-cell">
      <style:table-cell-properties fo:padding="0.049cm" fo:border-left="0.25pt solid #000000" fo:border-right="none" fo:border-top="none" fo:border-bottom="none"/>
    </style:style>
    <style:style style:name="Table5.B2" style:family="table-cell">
      <style:table-cell-properties fo:padding="0.049cm" fo:border-left="0.25pt solid #000000" fo:border-right="1.5pt solid #000000" fo:border-top="none" fo:border-bottom="none"/>
    </style:style>
    <style:style style:name="Table5.D2" style:family="table-cell">
      <style:table-cell-properties fo:padding="0.049cm" fo:border-left="0.25pt solid #000000" fo:border-right="0.25pt solid #000000" fo:border-top="none" fo:border-bottom="none"/>
    </style:style>
    <style:style style:name="Table5.A4" style:family="table-cell">
      <style:table-cell-properties fo:padding="0.049cm" fo:border-left="0.25pt solid #000000" fo:border-right="none" fo:border-top="none" fo:border-bottom="0.25pt solid #000000"/>
    </style:style>
    <style:style style:name="Table5.B4" style:family="table-cell">
      <style:table-cell-properties fo:padding="0.049cm" fo:border-left="0.25pt solid #000000" fo:border-right="1.5pt solid #000000" fo:border-top="none" fo:border-bottom="0.25pt solid #000000"/>
    </style:style>
    <style:style style:name="Table5.D4" style:family="table-cell">
      <style:table-cell-properties fo:padding="0.049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" style:family="paragraph" style:parent-style-name="Fram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unctuation-wrap="simple" style:writing-mode="lr-tb"/>
      <style:text-properties officeooo:paragraph-rsid="00c4a6e7"/>
    </style:style>
    <style:style style:name="P3" style:family="paragraph" style:parent-style-name="Frame_20_contents">
      <loext:graphic-properties draw:fill-gradient-name="gradient" draw:fill-hatch-name="hatch"/>
      <style:paragraph-properties fo:margin-top="0.109cm" fo:margin-bottom="0.215cm" style:contextual-spacing="false" fo:line-height="100%" style:punctuation-wrap="hanging"/>
    </style:style>
    <style:style style:name="P4" style:family="paragraph" style:parent-style-name="Frame_20_contents">
      <style:paragraph-properties fo:margin-top="0cm" fo:margin-bottom="0cm" style:contextual-spacing="false" fo:line-height="100%" style:punctuation-wrap="hanging"/>
      <style:text-properties officeooo:paragraph-rsid="00757fce"/>
    </style:style>
    <style:style style:name="P5" style:family="paragraph" style:parent-style-name="Frame_20_contents">
      <style:paragraph-properties fo:margin-top="0cm" fo:margin-bottom="0cm" style:contextual-spacing="false" fo:line-height="100%" style:punctuation-wrap="hanging"/>
      <style:text-properties officeooo:paragraph-rsid="0085c9be"/>
    </style:style>
    <style:style style:name="P6" style:family="paragraph" style:parent-style-name="Frame_20_contents">
      <style:paragraph-properties fo:margin-top="0cm" fo:margin-bottom="0cm" style:contextual-spacing="false" fo:line-height="100%" style:punctuation-wrap="hanging"/>
    </style:style>
    <style:style style:name="P7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</style:style>
    <style:style style:name="P8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  <style:text-properties officeooo:paragraph-rsid="0031f741"/>
    </style:style>
    <style:style style:name="P9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29d8a0"/>
    </style:style>
    <style:style style:name="P10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612763"/>
    </style:style>
    <style:style style:name="P11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c0ee55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13" style:family="paragraph" style:parent-style-name="Standard" style:master-page-name="">
      <loext:graphic-properties draw:fill="solid" draw:fill-color="#f7d1d5" draw:fill-gradient-name="gradient" draw:fill-hatch-name="hatch" draw:opacity="100%"/>
      <style:paragraph-properties fo:margin-left="0cm" fo:margin-right="4.8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page-number="auto" fo:background-color="#f7d1d5" style:punctuation-wrap="simple" style:writing-mode="lr-tb"/>
      <style:text-properties officeooo:paragraph-rsid="00521e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solid" draw:fill-color="#f7d1d5" draw:fill-gradient-name="gradient" draw:fill-hatch-name="hatch" draw:opacity="100%"/>
      <style:paragraph-properties fo:margin-left="0cm" fo:margin-right="4.8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#f7d1d5" style:punctuation-wrap="simple" style:writing-mode="lr-tb"/>
      <style:text-properties officeooo:paragraph-rsid="00521e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="solid" draw:fill-color="#dee6ef" draw:fill-gradient-name="gradient" draw:fill-hatch-name="hatch" draw:opacity="100%"/>
      <style:paragraph-properties fo:margin-top="0cm" fo:margin-bottom="0cm" style:contextual-spacing="false" fo:line-height="100%" fo:background-color="#dee6ef"/>
      <style:text-properties officeooo:paragraph-rsid="00521e27"/>
    </style:style>
    <style:style style:name="P16" style:family="paragraph" style:parent-style-name="Standard">
      <loext:graphic-properties draw:fill="solid" draw:fill-color="#ec9ba4" draw:fill-gradient-name="gradient" draw:fill-hatch-name="hatch" draw:opacity="100%"/>
      <style:paragraph-properties fo:margin-top="0cm" fo:margin-bottom="0cm" style:contextual-spacing="false" fo:line-height="100%" fo:background-color="#ec9ba4"/>
      <style:text-properties officeooo:paragraph-rsid="00521e27"/>
    </style:style>
    <style:style style:name="P17" style:family="paragraph" style:parent-style-name="Standard">
      <loext:graphic-properties draw:fill="solid" draw:fill-color="#ffdbb6" draw:fill-gradient-name="gradient" draw:fill-hatch-name="hatch" draw:opacity="100%"/>
      <style:paragraph-properties fo:margin-top="0cm" fo:margin-bottom="0cm" style:contextual-spacing="false" fo:line-height="100%" fo:background-color="#ffdbb6"/>
      <style:text-properties officeooo:paragraph-rsid="00521e27"/>
    </style:style>
    <style:style style:name="P18" style:family="paragraph" style:parent-style-name="Standard">
      <loext:graphic-properties draw:fill="solid" draw:fill-color="#ffde59" draw:fill-gradient-name="gradient" draw:fill-hatch-name="hatch" draw:opacity="100%"/>
      <style:paragraph-properties fo:margin-top="0cm" fo:margin-bottom="0cm" style:contextual-spacing="false" fo:line-height="100%" fo:background-color="#ffde59"/>
      <style:text-properties officeooo:paragraph-rsid="00521e27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/>
      <style:text-properties officeooo:paragraph-rsid="00558e24"/>
    </style:style>
    <style:style style:name="P20" style:family="paragraph" style:parent-style-name="Standard">
      <loext:graphic-properties draw:fill="solid" draw:fill-color="#dee6ef" draw:fill-gradient-name="gradient" draw:fill-hatch-name="hatch" draw:opacity="100%"/>
      <style:paragraph-properties fo:margin-top="0cm" fo:margin-bottom="0cm" style:contextual-spacing="false" fo:line-height="100%" fo:background-color="#dee6ef"/>
      <style:text-properties officeooo:paragraph-rsid="00558e24"/>
    </style:style>
    <style:style style:name="P21" style:family="paragraph" style:parent-style-name="Standard">
      <loext:graphic-properties draw:fill="solid" draw:fill-color="#ec9ba4" draw:fill-gradient-name="gradient" draw:fill-hatch-name="hatch" draw:opacity="100%"/>
      <style:paragraph-properties fo:margin-top="0cm" fo:margin-bottom="0cm" style:contextual-spacing="false" fo:line-height="100%" fo:background-color="#ec9ba4"/>
      <style:text-properties officeooo:paragraph-rsid="00558e24"/>
    </style:style>
    <style:style style:name="P22" style:family="paragraph" style:parent-style-name="Standard">
      <loext:graphic-properties draw:fill="solid" draw:fill-color="#f7d1d5" draw:fill-gradient-name="gradient" draw:fill-hatch-name="hatch" draw:opacity="100%"/>
      <style:paragraph-properties fo:margin-top="0cm" fo:margin-bottom="0cm" style:contextual-spacing="false" fo:line-height="100%" fo:background-color="#f7d1d5"/>
      <style:text-properties officeooo:paragraph-rsid="00558e24"/>
    </style:style>
    <style:style style:name="P23" style:family="paragraph" style:parent-style-name="Standard">
      <loext:graphic-properties draw:fill="solid" draw:fill-color="#ffdbb6" draw:fill-gradient-name="gradient" draw:fill-hatch-name="hatch" draw:opacity="100%"/>
      <style:paragraph-properties fo:margin-top="0cm" fo:margin-bottom="0cm" style:contextual-spacing="false" fo:line-height="100%" fo:background-color="#ffdbb6"/>
      <style:text-properties officeooo:paragraph-rsid="00558e24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055cm" style:contextual-spacing="false" fo:line-height="100%"/>
      <style:text-properties officeooo:paragraph-rsid="00768559"/>
    </style:style>
    <style:style style:name="P25" style:family="paragraph" style:parent-style-name="Standard">
      <loext:graphic-properties draw:fill="none" draw:fill-color="#ffffff" draw:fill-hatch-name="hatch" draw:opacity="100%"/>
      <style:paragraph-properties fo:margin-top="0cm" fo:margin-bottom="0cm" style:contextual-spacing="false" fo:line-height="100%" fo:background-color="transparent"/>
      <style:text-properties officeooo:paragraph-rsid="008c316f"/>
    </style:style>
    <style:style style:name="P26" style:family="paragraph" style:parent-style-name="Text_20_body">
      <style:paragraph-properties fo:margin-top="0.275cm" fo:margin-bottom="0cm" style:contextual-spacing="false" fo:line-height="100%"/>
    </style:style>
    <style:style style:name="P27" style:family="paragraph" style:parent-style-name="Standard">
      <style:paragraph-properties fo:margin-top="0cm" fo:margin-bottom="0.212cm" style:contextual-spacing="false"/>
    </style:style>
    <style:style style:name="P28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10pt" fo:language="zxx" fo:country="none" fo:font-weight="bold" style:letter-kerning="false" style:font-name-asian="Calibri2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29" style:family="paragraph" style:parent-style-name="Standard">
      <style:paragraph-properties fo:margin-top="0cm" fo:margin-bottom="0cm" style:contextual-spacing="false" fo:text-align="end" style:justify-single-word="false" fo:orphans="0" fo:widows="0" fo:hyphenation-ladder-count="no-limit"/>
      <style:text-properties style:use-window-font-color="true" loext:opacity="0%" style:font-name="Gentium2" fo:font-size="10pt" fo:language="zxx" fo:country="none" fo:font-weight="bold" style:letter-kerning="false" style:font-size-asian="10pt" style:language-asian="zxx" style:country-asian="none" style:font-weight-asian="bold" style:font-size-complex="10pt" style:language-complex="zxx" style:country-complex="none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style:use-window-font-color="true" loext:opacity="0%" style:font-name="Gentium2" fo:font-size="10pt" fo:language="zxx" fo:country="none" fo:font-weight="bold" style:letter-kerning="false" style:font-size-asian="10pt" style:language-asian="zxx" style:country-asian="none" style:font-weight-asian="bold" style:font-size-complex="10pt" style:language-complex="zxx" style:country-complex="none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name-complex="Tahoma" style:font-size-complex="11pt" style:language-complex="zxx" style:country-complex="none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8pt" fo:language="en" fo:country="US" fo:font-weight="bold" style:letter-kerning="false" style:font-name-asian="Calibri2" style:font-size-asian="8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34" style:family="paragraph" style:parent-style-name="Standard">
      <loext:graphic-properties draw:fill-hatch-name="hatch"/>
      <style:paragraph-properties fo:margin-top="0.109cm" fo:margin-bottom="0cm" style:contextual-spacing="false"/>
      <style:text-properties style:use-window-font-color="true" loext:opacity="0%" style:font-name="Gentium2" fo:font-size="11pt" fo:language="zxx" fo:country="none" fo:font-weight="bold" officeooo:rsid="00717905" officeooo:paragraph-rsid="0074a948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10pt" fo:language="zxx" fo:country="none" style:font-size-asian="10pt" style:language-asian="zxx" style:country-asian="none" style:language-complex="zxx" style:country-complex="none"/>
    </style:style>
    <style:style style:name="P36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8pt" fo:language="zxx" fo:country="none" fo:font-weight="bold" style:font-size-asian="8pt" style:language-asian="zxx" style:country-asian="none" style:font-weight-asian="bold" style:font-size-complex="11pt" style:language-complex="zxx" style:country-complex="none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8pt" fo:font-weight="bold" style:font-size-asian="8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style:contextual-spacing="false" fo:text-align="end" style:justify-single-word="false" fo:orphans="0" fo:widows="0" fo:hyphenation-ladder-count="no-limit"/>
      <style:text-properties style:font-name="Gentium2" fo:language="zxx" fo:country="none" style:language-asian="zxx" style:country-asian="none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style:paragraph-properties fo:margin-top="0.212cm" fo:margin-bottom="0cm" style:contextual-spacing="false"/>
      <style:text-properties style:font-name="Gentium2" fo:language="zxx" fo:country="none" fo:font-weight="bold" officeooo:paragraph-rsid="002d8f42" style:language-asian="zxx" style:country-asian="none" style:font-weight-asian="bold" style:language-complex="zxx" style:country-complex="none" style:font-weight-complex="bold"/>
    </style:style>
    <style:style style:name="P42" style:family="paragraph" style:parent-style-name="Standard">
      <style:paragraph-properties fo:margin-top="0cm" fo:margin-bottom="0.353cm" style:contextual-spacing="false"/>
    </style:style>
    <style:style style:name="P43" style:family="paragraph" style:parent-style-name="Frame_20_contents">
      <style:paragraph-properties fo:margin-top="0cm" fo:margin-bottom="0.353cm" style:contextual-spacing="false"/>
    </style:style>
    <style:style style:name="P44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fo:color="#c9211e" loext:opacity="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Frame_20_contents">
      <style:paragraph-properties fo:margin-top="0cm" fo:margin-bottom="0cm" style:contextual-spacing="false" fo:line-height="100%" fo:text-align="end" style:justify-single-word="false" style:punctuation-wrap="hanging"/>
      <style:text-properties fo:color="#000000" loext:opacity="100%" style:font-name="Gentium1" style:font-name-asian="Calibri2"/>
    </style:style>
    <style:style style:name="P46" style:family="paragraph" style:parent-style-name="Frame_20_contents">
      <style:paragraph-properties fo:margin-top="0cm" fo:margin-bottom="0cm" style:contextual-spacing="false" fo:line-height="100%" style:punctuation-wrap="hanging"/>
      <style:text-properties fo:color="#000000" loext:opacity="100%" style:font-name="Gentium1" fo:font-size="7pt" fo:language="zxx" fo:country="none" officeooo:rsid="0085c9be" officeooo:paragraph-rsid="0085c9b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521e27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text-position="sub 58%" style:font-name="Gentium2" fo:font-size="10pt" fo:language="zxx" fo:country="none" style:font-size-asian="10pt" style:language-asian="zxx" style:country-asian="none" style:language-complex="zxx" style:country-complex="none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style:font-size-asian="9pt" style:font-size-complex="9pt"/>
    </style:style>
    <style:style style:name="P50" style:family="paragraph" style:parent-style-name="Standard">
      <style:paragraph-properties fo:margin-top="0cm" fo:margin-bottom="0.212cm" style:contextual-spacing="false" fo:break-before="page"/>
      <style:text-properties officeooo:paragraph-rsid="005b2f74"/>
    </style:style>
    <style:style style:name="P51" style:family="paragraph" style:parent-style-name="Standard">
      <loext:graphic-properties draw:fill-gradient-name="gradient" draw:fill-hatch-name="hatch"/>
      <style:paragraph-properties fo:margin-top="0.275cm" fo:margin-bottom="0.215cm" style:contextual-spacing="false"/>
      <style:text-properties officeooo:paragraph-rsid="000ac1d9"/>
    </style:style>
    <style:style style:name="P52" style:family="paragraph" style:parent-style-name="Standard">
      <loext:graphic-properties draw:fill-gradient-name="gradient" draw:fill-hatch-name="hatch"/>
      <style:paragraph-properties fo:margin-top="0.109cm" fo:margin-bottom="0.109cm" style:contextual-spacing="false"/>
      <style:text-properties officeooo:paragraph-rsid="00717905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757fce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109cm" style:contextual-spacing="false" fo:orphans="0" fo:widows="0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.215cm" style:contextual-spacing="false"/>
      <style:text-properties officeooo:paragraph-rsid="00768559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768559"/>
    </style:style>
    <style:style style:name="P57" style:family="paragraph" style:parent-style-name="Table_20_Contents">
      <loext:graphic-properties draw:fill="solid" draw:fill-color="#dee6ef" draw:fill-gradient-name="Gradient_20_2" draw:fill-hatch-name="hatch" draw:opacity="100%"/>
      <style:paragraph-properties fo:margin-top="0cm" fo:margin-bottom="0cm" style:contextual-spacing="false" fo:line-height="100%" fo:text-align="center" style:justify-single-word="false" fo:background-color="#dee6ef"/>
      <style:text-properties style:font-name="Gentium1" fo:font-size="10pt" fo:language="zxx" fo:country="none" fo:font-weight="bold" officeooo:rsid="00797d08" officeooo:paragraph-rsid="00797d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loext:graphic-properties draw:fill-hatch-name="hatch"/>
      <style:paragraph-properties fo:margin-top="0cm" fo:margin-bottom="0cm" style:contextual-spacing="false" fo:line-height="100%" fo:text-align="center" style:justify-single-word="false"/>
      <style:text-properties style:font-name="Gentium1" fo:font-size="10pt" fo:language="zxx" fo:country="none" officeooo:rsid="007b4f7d" officeooo:paragraph-rsid="007b4f7d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loext:graphic-properties draw:fill="solid" draw:fill-color="#dee6ef" draw:fill-gradient-name="Gradient_20_2" draw:fill-hatch-name="hatch" draw:opacity="100%"/>
      <style:paragraph-properties fo:margin-top="0cm" fo:margin-bottom="0cm" style:contextual-spacing="false" fo:line-height="100%" fo:text-align="center" style:justify-single-word="false" fo:background-color="#dee6ef"/>
      <style:text-properties style:font-name="Gentium1" fo:font-size="9pt" fo:language="zxx" fo:country="none" fo:font-weight="bold" officeooo:rsid="007b4f7d" officeooo:paragraph-rsid="007b4f7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0" style:family="paragraph" style:parent-style-name="Frame_20_contents">
      <style:paragraph-properties fo:margin-top="0cm" fo:margin-bottom="0cm" style:contextual-spacing="false" fo:line-height="100%" style:punctuation-wrap="hanging"/>
      <style:text-properties style:font-name="Gentium1" fo:font-size="7pt" officeooo:rsid="0085c9be" officeooo:paragraph-rsid="0085c9be" style:font-size-asian="7pt" style:font-size-complex="7pt"/>
    </style:style>
    <style:style style:name="P61" style:family="paragraph" style:parent-style-name="Standard">
      <style:paragraph-properties fo:margin-top="0cm" fo:margin-bottom="0.353cm" style:contextual-spacing="false"/>
      <style:text-properties officeooo:paragraph-rsid="00797d08"/>
    </style:style>
    <style:style style:name="P62" style:family="paragraph" style:parent-style-name="Standard">
      <loext:graphic-properties draw:fill-gradient-name="gradient" draw:fill-hatch-name="hatch"/>
      <style:paragraph-properties fo:margin-top="0.109cm" fo:margin-bottom="0cm" style:contextual-spacing="false"/>
      <style:text-properties officeooo:paragraph-rsid="007d85a1"/>
    </style:style>
    <style:style style:name="P63" style:family="paragraph" style:parent-style-name="Standard">
      <loext:graphic-properties draw:fill-hatch-name="hatch"/>
      <style:paragraph-properties fo:margin-top="0.055cm" fo:margin-bottom="0.215cm" style:contextual-spacing="false"/>
      <style:text-properties officeooo:paragraph-rsid="00558e24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3465a4" loext:opacity="100%" style:font-name="Gentium2" fo:font-size="10pt" fo:language="zxx" fo:country="none" style:letter-kerning="fals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3465a4" loext:opacity="100%" style:font-name="Gentium2" fo:font-size="10pt" fo:language="zxx" fo:country="none" style:letter-kerning="fals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3465a4" loext:opacity="100%" style:font-name="Gentium2" fo:language="zxx" fo:country="none" style:language-asian="zxx" style:country-asian="none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Standard">
      <style:paragraph-properties fo:margin-top="0.212cm" fo:margin-bottom="0cm" style:contextual-spacing="false"/>
      <style:text-properties officeooo:paragraph-rsid="0077e2be"/>
    </style:style>
    <style:style style:name="P68" style:family="paragraph" style:parent-style-name="Table_20_Contents">
      <style:paragraph-properties fo:margin-top="0cm" fo:margin-bottom="0cm" style:contextual-spacing="false" fo:text-align="center" style:justify-single-word="false" fo:orphans="0" fo:widows="0"/>
      <style:text-properties fo:font-variant="small-caps" fo:color="#127622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9" style:family="paragraph" style:parent-style-name="Table_20_Contents">
      <style:paragraph-properties fo:margin-top="0.138cm" fo:margin-bottom="0cm" style:contextual-spacing="false" fo:text-align="center" style:justify-single-word="false" fo:orphans="0" fo:widows="0"/>
    </style:style>
    <style:style style:name="P70" style:family="paragraph" style:parent-style-name="Table_20_Contents">
      <style:paragraph-properties fo:margin-top="0.21cm" fo:margin-bottom="0cm" style:contextual-spacing="false" fo:text-align="center" style:justify-single-word="false" fo:orphans="0" fo:widows="0"/>
    </style:style>
    <style:style style:name="P71" style:family="paragraph" style:parent-style-name="Table_20_Contents">
      <style:paragraph-properties fo:margin-top="0cm" fo:margin-bottom="0cm" style:contextual-spacing="false" fo:text-align="center" style:justify-single-word="false" fo:orphans="0" fo:widows="0"/>
    </style:style>
    <style:style style:name="P72" style:family="paragraph" style:parent-style-name="Table_20_Contents">
      <style:paragraph-properties fo:margin-top="0.065cm" fo:margin-bottom="0cm" style:contextual-spacing="false" fo:text-align="center" style:justify-single-word="false" fo:orphans="0" fo:widows="0"/>
    </style:style>
    <style:style style:name="P73" style:family="paragraph" style:parent-style-name="Table_20_Contents">
      <style:paragraph-properties fo:margin-top="0.138cm" fo:margin-bottom="0cm" style:contextual-spacing="false" fo:text-align="center" style:justify-single-word="false" fo:orphans="0" fo:widows="0"/>
      <style:text-properties fo:color="#808080" loext:opacity="100%" style:font-name="Gentium2" fo:language="zxx" fo:country="none" style:language-asian="zxx" style:country-asian="none" style:language-complex="zxx" style:country-complex="none"/>
    </style:style>
    <style:style style:name="P74" style:family="paragraph" style:parent-style-name="Table_20_Contents">
      <style:paragraph-properties fo:margin-top="0.138cm" fo:margin-bottom="0cm" style:contextual-spacing="false" fo:text-align="center" style:justify-single-word="false" fo:orphans="0" fo:widows="0"/>
      <style:text-properties fo:color="#127622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5" style:family="paragraph" style:parent-style-name="Table_20_Contents">
      <style:paragraph-properties fo:margin-top="0.065cm" fo:margin-bottom="0cm" style:contextual-spacing="false" fo:text-align="start" style:justify-single-word="false" fo:orphans="0" fo:widows="0"/>
    </style:style>
    <style:style style:name="P76" style:family="paragraph" style:parent-style-name="Standard">
      <loext:graphic-properties draw:fill-gradient-name="gradient" draw:fill-hatch-name="hatch"/>
      <style:paragraph-properties fo:margin-top="0.166cm" fo:margin-bottom="0cm" style:contextual-spacing="false" fo:line-height="100%"/>
      <style:text-properties officeooo:rsid="002975d0" officeooo:paragraph-rsid="00b0d9c1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/>
      <style:text-properties officeooo:rsid="002975d0" officeooo:paragraph-rsid="00b0d9c1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.22cm" style:contextual-spacing="false" fo:line-height="105%"/>
      <style:text-properties officeooo:rsid="002975d0" officeooo:paragraph-rsid="00b0d9c1"/>
    </style:style>
    <style:style style:name="P79" style:family="paragraph" style:parent-style-name="Standard">
      <loext:graphic-properties draw:fill-hatch-name="hatch"/>
      <style:paragraph-properties fo:margin-top="0.166cm" fo:margin-bottom="0.22cm" style:contextual-spacing="false"/>
      <style:text-properties officeooo:paragraph-rsid="00b0d9c1"/>
    </style:style>
    <style:style style:name="P80" style:family="paragraph" style:parent-style-name="Standard" style:master-page-name="">
      <loext:graphic-properties draw:fill="solid" draw:fill-color="#dee6ef" draw:fill-gradient-name="gradient" draw:fill-hatch-name="hatch" draw:opacity="100%"/>
      <style:paragraph-properties fo:margin-left="0cm" fo:margin-right="2.6cm" fo:margin-top="0.109cm" fo:margin-bottom="0.215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#dee6ef" style:punctuation-wrap="simple" style:writing-mode="lr-tb"/>
      <style:text-properties officeooo:paragraph-rsid="00b50ef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Frame_20_contents">
      <style:paragraph-properties fo:margin-top="0cm" fo:margin-bottom="0cm" style:contextual-spacing="false" fo:line-height="100%" fo:text-align="end" style:justify-single-word="false" style:punctuation-wrap="hanging"/>
    </style:style>
    <style:style style:name="P82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>
        <style:tab-stops/>
      </style:paragraph-properties>
    </style:style>
    <style:style style:name="P83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</style:style>
    <style:style style:name="P84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  <style:text-properties officeooo:paragraph-rsid="0031f741"/>
    </style:style>
    <style:style style:name="P85" style:family="paragraph" style:parent-style-name="Frame_20_contents">
      <style:paragraph-properties fo:margin-top="0cm" fo:margin-bottom="0cm" style:contextual-spacing="false" fo:line-height="100%" fo:text-align="center" style:justify-single-word="false" style:punctuation-wrap="hanging"/>
    </style:style>
    <style:style style:name="P86" style:family="paragraph" style:parent-style-name="Frame_20_contents">
      <style:paragraph-properties fo:margin-top="0cm" fo:margin-bottom="0cm" style:contextual-spacing="false" fo:line-height="100%"/>
    </style:style>
    <style:style style:name="P87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</style:style>
    <style:style style:name="P88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287526"/>
    </style:style>
    <style:style style:name="P89" style:family="paragraph">
      <style:text-properties fo:font-size="8pt" style:font-size-asian="8pt" style:font-size-complex="8pt"/>
    </style:style>
    <style:style style:name="P90" style:family="paragraph">
      <loext:graphic-properties draw:fill="solid" draw:fill-color="#ffffff"/>
      <style:text-properties fo:color="#00a933" loext:opacity="100%" loext:color-lum-mod="100%" loext:color-lum-off="0%" fo:font-size="8pt" style:font-size-asian="8pt" style:font-size-complex="8pt"/>
    </style:style>
    <style:style style:name="P91" style:family="paragraph">
      <style:paragraph-properties fo:margin-left="0.03cm" fo:margin-right="0cm" fo:text-align="center" fo:text-indent="0cm">
        <style:tab-stops/>
      </style:paragraph-properties>
      <style:text-properties fo:font-size="8pt" style:font-size-asian="8pt" style:font-size-complex="8pt"/>
    </style:style>
    <style:style style:name="P92" style:family="paragraph">
      <loext:graphic-properties draw:fill="solid" draw:fill-color="#ffffff"/>
      <style:paragraph-properties fo:margin-left="0.03cm" fo:margin-right="0cm" fo:text-indent="0cm">
        <style:tab-stops/>
      </style:paragraph-properties>
      <style:text-properties fo:color="#00a933" loext:opacity="100%" loext:color-lum-mod="100%" loext:color-lum-off="0%" fo:font-size="8pt" style:font-size-asian="8pt" style:font-size-complex="8pt"/>
    </style:style>
    <style:style style:name="P93" style:family="paragraph">
      <style:paragraph-properties fo:margin-left="0.03cm" fo:margin-right="0cm" fo:text-align="center" fo:text-indent="0cm"/>
      <style:text-properties fo:font-size="8pt" style:font-size-asian="8pt" style:font-size-complex="8pt"/>
    </style:style>
    <style:style style:name="P94" style:family="paragraph">
      <loext:graphic-properties draw:fill="solid" draw:fill-color="#ffffff"/>
      <style:paragraph-properties fo:margin-left="0.03cm" fo:margin-right="0cm" fo:text-indent="0cm"/>
      <style:text-properties fo:color="#00a933" loext:opacity="100%" loext:color-lum-mod="100%" loext:color-lum-off="0%" fo:font-size="8pt" style:font-size-asian="8pt" style:font-size-complex="8pt"/>
    </style:style>
    <style:style style:name="P95" style:family="paragraph">
      <loext:graphic-properties draw:fill="solid" draw:fill-color="#ffffff"/>
      <style:paragraph-properties fo:margin-left="0.03cm" fo:margin-right="0cm" fo:text-align="center" fo:text-indent="0cm"/>
      <style:text-properties fo:color="#00a933" loext:opacity="100%" loext:color-lum-mod="100%" loext:color-lum-off="0%" fo:font-size="8pt" style:font-size-asian="8pt" style:font-size-complex="8pt"/>
    </style:style>
    <style:style style:name="P96" style:family="paragraph">
      <style:paragraph-properties fo:margin-left="0.03cm" fo:margin-right="0cm" fo:text-align="center" fo:text-indent="0cm"/>
    </style:style>
    <style:style style:name="P97" style:family="paragraph">
      <loext:graphic-properties draw:fill="solid" draw:fill-color="#ffffff"/>
      <style:paragraph-properties fo:margin-left="0.03cm" fo:margin-right="0cm" fo:text-align="center" fo:text-indent="0cm"/>
    </style:style>
    <style:style style:name="P98" style:family="paragraph">
      <loext:graphic-properties draw:fill="solid" draw:fill-color="#ffffff"/>
    </style:style>
    <style:style style:name="P99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100" style:family="paragraph">
      <loext:graphic-properties draw:fill="none"/>
      <style:paragraph-properties fo:text-align="start"/>
      <style:text-properties fo:font-size="18pt"/>
    </style:style>
    <style:style style:name="P101" style:family="paragraph">
      <style:paragraph-properties fo:text-align="center"/>
    </style:style>
    <style:style style:name="P102" style:family="paragraph">
      <loext:graphic-properties draw:fill="none"/>
      <style:paragraph-properties fo:text-align="center"/>
    </style:style>
    <style:style style:name="P10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0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Gentium1" fo:font-size="6pt" style:font-size-asian="6pt" style:font-size-complex="6pt" fo:hyphenate="false" loext:hyphenation-no-caps="false"/>
    </style:style>
    <style:style style:name="P105" style:family="paragraph">
      <loext:graphic-properties draw:fill="solid" draw:fill-color="#ffffff"/>
      <style:paragraph-properties fo:text-align="start"/>
      <style:text-properties fo:color="#000000" loext:opacity="100%" loext:color-lum-mod="100%" loext:color-lum-off="0%" fo:font-size="18pt"/>
    </style:style>
    <style:style style:name="P10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0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Gentium1" fo:hyphenate="false" loext:hyphenation-no-caps="false" loext:hyphenation-no-last-word="false"/>
    </style:style>
    <style:style style:name="T1" style:family="text">
      <style:text-properties style:font-name="Gentium2" fo:language="zxx" fo:country="none" fo:font-weight="bold" style:language-asian="zxx" style:country-asian="none" style:font-weight-asian="bold" style:language-complex="zxx" style:country-complex="none"/>
    </style:style>
    <style:style style:name="T2" style:family="text">
      <style:text-properties style:font-name="Gentium2" fo:language="zxx" fo:country="none" fo:font-weight="bold" officeooo:rsid="00717905" style:language-asian="zxx" style:country-asian="none" style:font-weight-asian="bold" style:language-complex="zxx" style:country-complex="none"/>
    </style:style>
    <style:style style:name="T3" style:family="text">
      <style:text-properties style:font-name="Gentium2" fo:language="zxx" fo:country="none" fo:font-weight="bold" style:language-asian="zxx" style:country-asian="none" style:font-weight-asian="bold" style:language-complex="zxx" style:country-complex="none" style:font-weight-complex="normal"/>
    </style:style>
    <style:style style:name="T4" style:family="text">
      <style:text-properties style:font-name="Gentium2" fo:language="zxx" fo:country="none" style:language-asian="zxx" style:country-asian="none" style:language-complex="zxx" style:country-complex="none"/>
    </style:style>
    <style:style style:name="T5" style:family="text">
      <style:text-properties style:font-name="Gentium2" fo:language="zxx" fo:country="none" officeooo:rsid="00757fce" style:language-asian="zxx" style:country-asian="none" style:language-complex="zxx" style:country-complex="none"/>
    </style:style>
    <style:style style:name="T6" style:family="text">
      <style:text-properties style:font-name="Gentium2" fo:font-size="9pt" fo:language="zxx" fo:country="none" style:text-underline-style="solid" style:text-underline-width="auto" style:text-underline-color="font-color" fo:font-weight="bold" style:font-size-asian="9pt" style:language-asian="zxx" style:country-asian="none" style:font-weight-asian="bold" style:font-size-complex="11pt" style:language-complex="zxx" style:country-complex="none"/>
    </style:style>
    <style:style style:name="T7" style:family="text">
      <style:text-properties style:font-name="Gentium2" fo:font-size="9pt" fo:language="zxx" fo:country="none" style:text-underline-style="solid" style:text-underline-width="auto" style:text-underline-color="font-color" style:font-size-asian="9pt" style:language-asian="zxx" style:country-asian="none" style:language-complex="zxx" style:country-complex="none"/>
    </style:style>
    <style:style style:name="T8" style:family="text">
      <style:text-properties style:font-name="Gentium2" fo:font-size="9pt" fo:language="zxx" fo:country="none" style:text-underline-style="solid" style:text-underline-width="auto" style:text-underline-color="font-color" fo:font-weight="normal" officeooo:rsid="00717905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9" style:family="text">
      <style:text-properties style:font-name="Gentium2" fo:font-size="9pt" fo:language="zxx" fo:country="none" fo:font-weight="bold" style:font-size-asian="9pt" style:language-asian="zxx" style:country-asian="none" style:font-weight-asian="bold" style:font-size-complex="11pt" style:language-complex="zxx" style:country-complex="none"/>
    </style:style>
    <style:style style:name="T10" style:family="text">
      <style:text-properties style:font-name="Gentium2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1" style:family="text">
      <style:text-properties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2" style:family="text">
      <style:text-properties style:font-name="Gentium2" fo:font-size="9pt" fo:language="zxx" fo:country="none" fo:font-weight="normal" officeooo:rsid="001b5d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3" style:family="text">
      <style:text-properties style:font-name="Gentium2" fo:font-size="9pt" fo:language="zxx" fo:country="none" fo:font-weight="normal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4" style:family="text">
      <style:text-properties style:font-name="Gentium2" fo:font-size="9pt" fo:language="zxx" fo:country="none" fo:font-weight="normal" officeooo:rsid="003f6f49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5" style:family="text">
      <style:text-properties style:font-name="Gentium2" fo:font-size="9pt" fo:language="zxx" fo:country="none" fo:font-weight="normal" officeooo:rsid="0029d8a0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6" style:family="text">
      <style:text-properties style:font-name="Gentium2" fo:font-size="9pt" fo:language="zxx" fo:country="none" fo:font-weight="normal" officeooo:rsid="005f8057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17" style:family="text">
      <style:text-properties style:font-name="Gentium2" fo:font-size="9pt" fo:language="zxx" fo:country="none" fo:font-weight="normal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8" style:family="text">
      <style:text-properties style:font-name="Gentium2" fo:font-size="9pt" fo:language="zxx" fo:country="none" fo:font-weight="normal" officeooo:rsid="003f6f49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9" style:family="text">
      <style:text-properties style:font-name="Gentium2" fo:font-size="9pt" fo:language="zxx" fo:country="none" fo:font-weight="normal" officeooo:rsid="00400603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0" style:family="text">
      <style:text-properties style:font-name="Gentium2" fo:font-size="9pt" fo:language="zxx" fo:country="none" fo:font-weight="normal" style:letter-kerning="false" fo:background-color="#dee6ef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1" style:family="text">
      <style:text-properties style:font-name="Gentium2" fo:font-size="9pt" fo:language="zxx" fo:country="none" style:font-size-asian="9pt" style:language-asian="zxx" style:country-asian="none" style:font-size-complex="9pt" style:language-complex="zxx" style:country-complex="none"/>
    </style:style>
    <style:style style:name="T22" style:family="text">
      <style:text-properties style:font-name="Gentium2" fo:font-size="9pt" fo:language="zxx" fo:country="none" style:font-size-asian="9pt" style:language-asian="zxx" style:country-asian="none" style:language-complex="zxx" style:country-complex="none"/>
    </style:style>
    <style:style style:name="T23" style:family="text">
      <style:text-properties style:font-name="Gentium2" fo:font-size="9pt" fo:language="zxx" fo:country="none" style:font-size-asian="9pt" style:language-asian="zxx" style:country-asian="none" style:font-size-complex="11pt" style:language-complex="zxx" style:country-complex="none"/>
    </style:style>
    <style:style style:name="T24" style:family="text">
      <style:text-properties style:font-name="Gentium2" fo:font-size="9pt" fo:language="zxx" fo:country="none" style:font-size-asian="9pt" style:language-asian="zxx" style:country-asian="none" style:font-name-complex="Carlito1" style:font-size-complex="9pt" style:language-complex="zxx" style:country-complex="none"/>
    </style:style>
    <style:style style:name="T25" style:family="text">
      <style:text-properties style:font-name="Gentium2" fo:font-size="9pt" fo:language="zxx" fo:country="none" style:letter-kerning="false" style:font-name-asian="Wingdings" style:font-size-asian="9pt" style:language-asian="zxx" style:country-asian="none" style:font-name-complex="Wingdings" style:font-size-complex="10pt" style:language-complex="zxx" style:country-complex="none"/>
    </style:style>
    <style:style style:name="T26" style:family="text">
      <style:text-properties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7" style:family="text">
      <style:text-properties style:font-name="Gentium2" fo:font-size="9pt" fo:language="zxx" fo:country="none" style:text-underline-style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" style:family="text">
      <style:text-properties style:font-name="Gentium2" fo:font-size="9pt" fo:language="zxx" fo:country="none" style:text-underline-style="none" fo:font-weight="normal" officeooo:rsid="008b84d4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" style:family="text">
      <style:text-properties style:font-name="Gentium2" fo:font-size="10pt" fo:language="zxx" fo:country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30" style:family="text">
      <style:text-properties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31" style:family="text">
      <style:text-properties style:font-name="Gentium2" fo:font-size="10pt" fo:language="zxx" fo:country="none" officeooo:rsid="0057e4e6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32" style:family="text">
      <style:text-properties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3" style:family="text">
      <style:text-properties style:font-name="Gentium2" fo:font-size="10pt" fo:language="zxx" fo:country="none" officeooo:rsid="00757fce" style:font-size-asian="10pt" style:language-asian="zxx" style:country-asian="none" style:font-size-complex="10pt" style:language-complex="zxx" style:country-complex="none"/>
    </style:style>
    <style:style style:name="T34" style:family="text">
      <style:text-properties style:font-name="Gentium2" fo:font-size="10pt" fo:language="zxx" fo:country="none" style:font-size-asian="10pt" style:language-asian="zxx" style:country-asian="none" style:language-complex="zxx" style:country-complex="none"/>
    </style:style>
    <style:style style:name="T35" style:family="text">
      <style:text-properties style:font-name="Gentium2" fo:font-size="10pt" fo:language="zxx" fo:country="none" officeooo:rsid="005b9ced" style:font-size-asian="10pt" style:language-asian="zxx" style:country-asian="none" style:language-complex="zxx" style:country-complex="none"/>
    </style:style>
    <style:style style:name="T36" style:family="text">
      <style:text-properties style:font-name="Gentium2" fo:font-size="10pt" fo:language="zxx" fo:country="none" style:font-size-asian="10pt" style:language-asian="zxx" style:country-asian="none" style:font-size-complex="9pt" style:language-complex="zxx" style:country-complex="none"/>
    </style:style>
    <style:style style:name="T37" style:family="text">
      <style:text-properties style:font-name="Gentium2"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38" style:family="text">
      <style:text-properties style:font-name="Gentium2" fo:font-size="10pt" fo:language="zxx" fo:country="none" fo:font-weight="bold" officeooo:rsid="0082ebe6" style:font-size-asian="10pt" style:language-asian="zxx" style:country-asian="none" style:font-weight-asian="bold" style:language-complex="zxx" style:country-complex="none"/>
    </style:style>
    <style:style style:name="T39" style:family="text">
      <style:text-properties style:font-name="Gentium2" fo:font-size="10pt" fo:language="zxx" fo:country="none" fo:font-weight="bold" officeooo:rsid="00757fc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1" style:family="text">
      <style:text-properties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42" style:family="text">
      <style:text-properties style:font-name="Gentium2" fo:font-size="10pt" fo:language="zxx" fo:country="none" fo:font-style="italic" style:font-size-asian="10pt" style:language-asian="zxx" style:country-asian="none" style:font-style-asian="italic" style:language-complex="zxx" style:country-complex="none"/>
    </style:style>
    <style:style style:name="T43" style:family="text">
      <style:text-properties style:font-name="Gentium2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4" style:family="text">
      <style:text-properties style:font-name="Gentium2" fo:font-size="10pt" fo:language="zxx" fo:country="none" style:text-underline-style="solid" style:text-underline-width="auto" style:text-underline-color="font-color" style:font-size-asian="10pt" style:language-asian="zxx" style:country-asian="none" style:language-complex="zxx" style:country-complex="none"/>
    </style:style>
    <style:style style:name="T45" style:family="text">
      <style:text-properties style:font-name="Gentium2" fo:font-size="10pt" fo:language="zxx" fo:country="none" style:text-underline-style="solid" style:text-underline-width="auto" style:text-underline-color="font-color" officeooo:rsid="007326fa" style:font-size-asian="10pt" style:language-asian="zxx" style:country-asian="none" style:font-size-complex="9pt" style:language-complex="zxx" style:country-complex="none"/>
    </style:style>
    <style:style style:name="T46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47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48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78eae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49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50" style:family="text">
      <style:text-properties style:font-name="Gentium2" fo:font-size="7pt" fo:language="zxx" fo:country="none" style:font-size-asian="7pt" style:language-asian="zxx" style:country-asian="none" style:font-size-complex="7pt" style:language-complex="zxx" style:country-complex="none"/>
    </style:style>
    <style:style style:name="T51" style:family="text">
      <style:text-properties style:font-name="Gentium2" fo:font-size="7pt" fo:language="zxx" fo:country="none" style:font-size-asian="7pt" style:language-asian="zxx" style:country-asian="none" style:language-complex="zxx" style:country-complex="none"/>
    </style:style>
    <style:style style:name="T52" style:family="text">
      <style:text-properties style:font-name="Gentium2" fo:font-size="7pt" fo:language="zxx" fo:country="none" style:font-size-asian="7pt" style:language-asian="zxx" style:country-asian="none" style:font-size-complex="11pt" style:language-complex="zxx" style:country-complex="none"/>
    </style:style>
    <style:style style:name="T53" style:family="text">
      <style:text-properties style:font-name="Gentium2" fo:font-size="7pt" fo:language="zxx" fo:country="none" style:font-size-asian="7pt" style:language-asian="zxx" style:country-asian="none" style:font-size-complex="9pt" style:language-complex="zxx" style:country-complex="none"/>
    </style:style>
    <style:style style:name="T54" style:family="text">
      <style:text-properties style:font-name="Gentium2" fo:font-size="7pt" fo:language="zxx" fo:country="none" style:text-underline-style="solid" style:text-underline-width="auto" style:text-underline-color="font-color" style:font-size-asian="7pt" style:language-asian="zxx" style:country-asian="none" style:language-complex="zxx" style:country-complex="none"/>
    </style:style>
    <style:style style:name="T55" style:family="text">
      <style:text-properties style:font-name="Gentium2" fo:font-size="7pt" fo:language="zxx" fo:country="none" style:text-underline-style="none" style:font-size-asian="7pt" style:language-asian="zxx" style:country-asian="none" style:language-complex="zxx" style:country-complex="none"/>
    </style:style>
    <style:style style:name="T56" style:family="text">
      <style:text-properties style:font-name="Gentium2" fo:font-size="7pt" fo:language="zxx" fo:country="none" style:text-underline-style="none" officeooo:rsid="00bb76f5" style:font-size-asian="7pt" style:language-asian="zxx" style:country-asian="none" style:language-complex="zxx" style:country-complex="none"/>
    </style:style>
    <style:style style:name="T57" style:family="text">
      <style:text-properties style:font-name="Gentium2" fo:font-size="7pt" fo:language="zxx" fo:country="none" officeooo:rsid="007685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58" style:family="text">
      <style:text-properties style:font-name="Gentium2" fo:font-size="7pt" fo:language="zxx" fo:country="none" officeooo:rsid="00a65e3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59" style:family="text">
      <style:text-properties style:font-name="Gentium2" fo:font-size="7pt" fo:language="zxx" fo:country="none" officeooo:rsid="00b3154b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60" style:family="text">
      <style:text-properties style:font-name="Gentium2" fo:font-size="7pt" fo:language="zxx" fo:country="none" fo:font-weight="normal" officeooo:rsid="0074a948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61" style:family="text">
      <style:text-properties style:font-name="Gentium2" fo:font-size="7pt" fo:language="zxx" fo:country="none" fo:font-weight="normal" officeooo:rsid="00797d08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62" style:family="text">
      <style:text-properties style:font-name="Gentium2" fo:font-size="8pt" fo:language="zxx" fo:country="none" style:font-size-asian="8pt" style:language-asian="zxx" style:country-asian="none" style:font-size-complex="9pt" style:language-complex="zxx" style:country-complex="none"/>
    </style:style>
    <style:style style:name="T63" style:family="text">
      <style:text-properties style:font-name="Gentium2" fo:font-size="8pt" fo:language="zxx" fo:country="none" style:font-size-asian="8pt" style:language-asian="zxx" style:country-asian="none" style:font-size-complex="8pt" style:language-complex="zxx" style:country-complex="none"/>
    </style:style>
    <style:style style:name="T64" style:family="text">
      <style:text-properties style:font-name="Gentium2" fo:font-size="8pt" fo:language="zxx" fo:country="none" style:font-size-asian="8pt" style:language-asian="zxx" style:country-asian="none" style:font-size-complex="11pt" style:language-complex="zxx" style:country-complex="none"/>
    </style:style>
    <style:style style:name="T65" style:family="text">
      <style:text-properties style:font-name="Gentium2" fo:font-size="8pt" fo:language="zxx" fo:country="none" style:font-size-asian="8pt" style:language-asian="zxx" style:country-asian="none" style:language-complex="zxx" style:country-complex="none"/>
    </style:style>
    <style:style style:name="T66" style:family="text">
      <style:text-properties style:font-name="Gentium2" fo:font-size="8pt" fo:language="zxx" fo:country="none" style:font-size-asian="8pt" style:language-asian="zxx" style:country-asian="none" style:font-size-complex="10pt" style:language-complex="zxx" style:country-complex="none"/>
    </style:style>
    <style:style style:name="T67" style:family="text">
      <style:text-properties style:font-name="Gentium2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T68" style:family="text">
      <style:text-properties style:font-name="Gentium2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69" style:family="text">
      <style:text-properties style:font-name="Gentium2" fo:font-size="11pt" fo:language="zxx" fo:country="none" fo:font-weight="bold" officeooo:rsid="0082ebe6" style:font-size-asian="11pt" style:language-asian="zxx" style:country-asian="none" style:font-weight-asian="bold" style:font-size-complex="11pt" style:language-complex="zxx" style:country-complex="none"/>
    </style:style>
    <style:style style:name="T70" style:family="text">
      <style:text-properties fo:color="#000000" loext:opacity="100%" style:font-name="Gentium2" fo:font-size="9pt" fo:language="zxx" fo:country="none" style:font-size-asian="9pt" style:language-asian="zxx" style:country-asian="none" style:font-name-complex="Carlito1" style:font-size-complex="9pt" style:language-complex="zxx" style:country-complex="none"/>
    </style:style>
    <style:style style:name="T71" style:family="text">
      <style:text-properties fo:color="#000000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72" style:family="text">
      <style:text-properties fo:color="#000000" loext:opacity="10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73" style:family="text">
      <style:text-properties fo:color="#000000" loext:opacity="100%" style:font-name="Gentium2" fo:font-size="7pt" fo:language="zxx" fo:country="non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4" style:family="text">
      <style:text-properties fo:color="#000000" loext:opacity="100%" style:font-name="Gentium2" fo:font-size="7pt" fo:language="zxx" fo:country="none" officeooo:rsid="00757fc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5" style:family="text">
      <style:text-properties fo:color="#000000" loext:opacity="100%" style:font-name="Gentium2" fo:font-size="7pt" fo:language="zxx" fo:country="none" officeooo:rsid="0078eaea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6" style:family="text">
      <style:text-properties fo:color="#000000" loext:opacity="100%" style:font-name="Gentium2" fo:font-size="7pt" fo:language="zxx" fo:country="none" officeooo:rsid="007685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7" style:family="text">
      <style:text-properties fo:color="#000000" loext:opacity="100%" style:font-name="Gentium2" fo:font-size="7pt" fo:language="zxx" fo:country="none" officeooo:rsid="00a184d1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8" style:family="text">
      <style:text-properties fo:color="#000000" loext:opacity="100%" style:font-name="Gentium2" fo:font-size="7pt" style:font-size-asian="7pt" style:font-size-complex="7pt"/>
    </style:style>
    <style:style style:name="T79" style:family="text">
      <style:text-properties fo:color="#000000" loext:opacity="100%" style:font-name="Gentium1" fo:font-size="8pt" style:font-name-asian="Calibri2" style:font-size-asian="8pt" style:font-size-complex="8pt"/>
    </style:style>
    <style:style style:name="T80" style:family="text">
      <style:text-properties fo:color="#000000" loext:opacity="100%" style:font-name="Gentium1" style:font-name-asian="Calibri2"/>
    </style:style>
    <style:style style:name="T81" style:family="text">
      <style:text-properties fo:color="#000000" loext:opacity="100%" style:font-name="Gentium1" fo:font-size="7pt" style:font-size-asian="7pt" style:font-size-complex="7pt"/>
    </style:style>
    <style:style style:name="T82" style:family="text">
      <style:text-properties fo:color="#000000" loext:opacity="100%" fo:language="zxx" fo:country="none" style:font-name-asian="Carlito1" style:language-asian="zxx" style:country-asian="none" style:font-name-complex="Carlito1" style:language-complex="zxx" style:country-complex="none"/>
    </style:style>
    <style:style style:name="T83" style:family="text">
      <style:text-properties fo:color="#000000" loext:opacity="100%" fo:language="zxx" fo:country="none" officeooo:rsid="0085eb2c" style:font-name-asian="Carlito1" style:language-asian="zxx" style:country-asian="none" style:font-name-complex="Carlito1" style:language-complex="zxx" style:country-complex="none"/>
    </style:style>
    <style:style style:name="T84" style:family="text">
      <style:text-properties fo:color="#3465a4" loext:opacity="100%" style:font-name="Gentium2" fo:font-size="9pt" fo:language="zxx" fo:country="none" style:font-size-asian="9pt" style:language-asian="zxx" style:country-asian="none" style:font-size-complex="9pt" style:language-complex="zxx" style:country-complex="none"/>
    </style:style>
    <style:style style:name="T85" style:family="text">
      <style:text-properties fo:color="#3465a4" loext:opacity="100%" style:font-name="Gentium2" fo:font-size="9pt" fo:language="zxx" fo:country="none" style:text-underline-style="solid" style:text-underline-width="auto" style:text-underline-color="font-color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86" style:family="text">
      <style:text-properties fo:color="#3465a4" loext:opacity="100%" style:font-name="Gentium2" fo:font-size="9pt" fo:language="zxx" fo:country="none" style:text-underline-style="solid" style:text-underline-width="auto" style:text-underline-color="font-color" style:letter-kerning="false" style:font-name-asian="Calibri2" style:font-size-asian="9pt" style:language-asian="zxx" style:country-asian="none" style:font-name-complex="Tahoma" style:font-size-complex="11pt" style:language-complex="zxx" style:country-complex="none"/>
    </style:style>
    <style:style style:name="T87" style:family="text">
      <style:text-properties fo:color="#3465a4" loext:opacity="100%" style:font-name="Gentium2" fo:font-size="9pt" fo:language="zxx" fo:country="none" style:text-underline-style="solid" style:text-underline-width="auto" style:text-underline-color="font-color" fo:font-weight="normal" officeooo:rsid="002c1908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88" style:family="text">
      <style:text-properties fo:color="#3465a4" loext:opacity="100%"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89" style:family="text">
      <style:text-properties fo:color="#3465a4" loext:opacity="100%" style:font-name="Gentium2" fo:font-size="9pt" fo:language="zxx" fo:country="none" officeooo:rsid="000ac1d9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0" style:family="text">
      <style:text-properties fo:color="#3465a4" loext:opacity="100%" style:font-name="Gentium2" fo:font-size="9pt" fo:language="zxx" fo:country="none" officeooo:rsid="00137d0d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1" style:family="text">
      <style:text-properties fo:color="#3465a4" loext:opacity="100%" style:font-name="Gentium2" fo:font-size="9pt" fo:language="zxx" fo:country="none" officeooo:rsid="00173f20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2" style:family="text">
      <style:text-properties fo:color="#3465a4" loext:opacity="100%" style:font-name="Gentium2" fo:font-size="9pt" fo:language="zxx" fo:country="none" officeooo:rsid="00240384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3" style:family="text">
      <style:text-properties fo:color="#3465a4" loext:opacity="100%" style:font-name="Gentium2" fo:font-size="9pt" fo:language="zxx" fo:country="none" officeooo:rsid="0024f4e6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4" style:family="text">
      <style:text-properties fo:color="#3465a4" loext:opacity="100%" style:font-name="Gentium2" fo:font-size="9pt" fo:language="zxx" fo:country="none" officeooo:rsid="0041b4d5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5" style:family="text">
      <style:text-properties fo:color="#3465a4" loext:opacity="10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96" style:family="text">
      <style:text-properties fo:color="#3465a4" loext:opacity="100%" style:font-name="Gentium2" fo:font-size="9pt" fo:language="zxx" fo:country="none" fo:font-weight="normal" officeooo:rsid="002ac476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97" style:family="text">
      <style:text-properties fo:color="#3465a4" loext:opacity="100%" style:font-name="Gentium2" fo:font-size="9pt" fo:language="zxx" fo:country="none" fo:font-weight="normal" officeooo:rsid="002c1908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98" style:family="text">
      <style:text-properties fo:color="#3465a4" loext:opacity="100%" style:font-name="Gentium2" fo:font-size="9pt" fo:language="zxx" fo:country="none" fo:font-weight="normal" officeooo:rsid="002d8f4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99" style:family="text">
      <style:text-properties fo:color="#3465a4" loext:opacity="100%" style:font-name="Gentium2" fo:font-size="9pt" fo:language="zxx" fo:country="none" fo:font-weight="normal" officeooo:rsid="0034218a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0" style:family="text">
      <style:text-properties fo:color="#3465a4" loext:opacity="100%" style:font-name="Gentium2" fo:font-size="9pt" fo:language="zxx" fo:country="none" fo:font-weight="normal" officeooo:rsid="003c1075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1" style:family="text">
      <style:text-properties fo:color="#3465a4" loext:opacity="100%" style:font-name="Gentium2" fo:font-size="9pt" fo:language="zxx" fo:country="none" fo:font-weight="normal" officeooo:rsid="004c5dfd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2" style:family="text">
      <style:text-properties fo:color="#3465a4" loext:opacity="100%" style:font-name="Gentium2" fo:font-size="9pt" fo:language="zxx" fo:country="none" fo:font-weight="normal" officeooo:rsid="004eb3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3" style:family="text">
      <style:text-properties fo:color="#3465a4" loext:opacity="100%" style:font-name="Gentium2" fo:font-size="9pt" fo:language="zxx" fo:country="none" fo:font-weight="normal" officeooo:rsid="004efb0c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4" style:family="text">
      <style:text-properties fo:color="#3465a4" loext:opacity="100%" style:font-name="Gentium2" fo:font-size="9pt" fo:language="zxx" fo:country="none" fo:font-weight="normal" officeooo:rsid="008b8607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5" style:family="text">
      <style:text-properties fo:color="#3465a4" loext:opacity="10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7pt" style:language-complex="zxx" style:country-complex="none" style:font-weight-complex="normal"/>
    </style:style>
    <style:style style:name="T106" style:family="text">
      <style:text-properties fo:color="#3465a4" loext:opacity="10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07" style:family="text">
      <style:text-properties fo:color="#3465a4" loext:opacity="100%" style:font-name="Gentium2" fo:font-size="9pt" fo:language="zxx" fo:country="none" fo:font-weight="bold" officeooo:rsid="002c1908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08" style:family="text">
      <style:text-properties fo:color="#3465a4" loext:opacity="100%" style:font-name="Gentium2" fo:font-size="9pt" fo:language="zxx" fo:country="none" fo:font-weight="bold" officeooo:rsid="002d8f42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09" style:family="text">
      <style:text-properties fo:color="#3465a4" loext:opacity="100%" style:font-name="Gentium2" fo:font-size="9pt" fo:language="zxx" fo:country="none" fo:font-weight="bold" officeooo:rsid="002ac476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0" style:family="text">
      <style:text-properties fo:color="#3465a4" loext:opacity="100%" style:font-name="Gentium2" fo:font-size="9pt" fo:language="zxx" fo:country="none" fo:font-weight="bold" officeooo:rsid="008b8607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1" style:family="text">
      <style:text-properties fo:color="#3465a4" loext:opacity="100%" style:font-name="Gentium2" fo:font-size="9pt" fo:language="zxx" fo:country="none" fo:font-style="italic" fo:font-weight="bold" style:letter-kerning="false" style:font-name-asian="Calibri2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12" style:family="text">
      <style:text-properties fo:color="#3465a4" loext:opacity="100%" style:font-name="Gentium2" fo:font-size="9pt" fo:language="zxx" fo:country="none" fo:font-style="normal" fo:font-weight="bold" style:letter-kerning="false" style:font-name-asian="Calibri2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113" style:family="text">
      <style:text-properties fo:color="#3465a4" loext:opacity="100%" style:font-name="Gentium2" fo:font-size="9pt" fo:language="zxx" fo:country="none" fo:font-style="normal" fo:font-weight="normal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114" style:family="text">
      <style:text-properties fo:color="#3465a4" loext:opacity="100%"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fo:color="#3465a4" loext:opacity="100%" style:font-name="Gentium2" fo:font-size="10pt" fo:language="zxx" fo:country="none" officeooo:rsid="00521e27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color="#3465a4" loext:opacity="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color="#3465a4" loext:opacity="100%" style:font-name="Gentium2" fo:font-size="10pt" fo:language="zxx" fo:country="none" style:font-size-asian="10pt" style:language-asian="zxx" style:country-asian="none" style:font-size-complex="9pt" style:language-complex="zxx" style:country-complex="none"/>
    </style:style>
    <style:style style:name="T118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20" style:family="text">
      <style:text-properties fo:color="#3465a4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21" style:family="text">
      <style:text-properties fo:color="#3465a4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2" style:family="text">
      <style:text-properties fo:color="#3465a4" loext:opacity="100%" style:font-name="Gentium2" fo:font-size="8pt" fo:language="zxx" fo:country="none" style:letter-kerning="false" style:font-name-asian="Calibri2" style:font-size-asian="8pt" style:language-asian="zxx" style:country-asian="none" style:font-size-complex="8pt" style:language-complex="zxx" style:country-complex="none"/>
    </style:style>
    <style:style style:name="T123" style:family="text">
      <style:text-properties fo:color="#3465a4" loext:opacity="100%" style:font-name="Gentium2" fo:font-size="8pt" fo:language="zxx" fo:country="none" style:font-size-asian="8pt" style:language-asian="zxx" style:country-asian="none" style:font-size-complex="8pt" style:language-complex="zxx" style:country-complex="none"/>
    </style:style>
    <style:style style:name="T124" style:family="text">
      <style:text-properties fo:color="#3465a4" loext:opacity="100%" style:font-name="Gentium2" fo:font-size="8pt" fo:language="zxx" fo:country="none" style:font-size-asian="8pt" style:language-asian="zxx" style:country-asian="none" style:font-size-complex="10pt" style:language-complex="zxx" style:country-complex="none"/>
    </style:style>
    <style:style style:name="T125" style:family="text">
      <style:text-properties fo:color="#3465a4" loext:opacity="100%" style:font-name="Gentium2" fo:font-size="8pt" fo:language="zxx" fo:country="none" fo:font-weight="bold" style:font-size-asian="8pt" style:language-asian="zxx" style:country-asian="none" style:font-weight-asian="bold" style:font-size-complex="10pt" style:language-complex="zxx" style:country-complex="none" style:font-weight-complex="bold"/>
    </style:style>
    <style:style style:name="T126" style:family="text">
      <style:text-properties fo:color="#3465a4" loext:opacity="100%" style:font-name="Gentium2" fo:font-size="8pt" fo:language="zxx" fo:country="none" fo:font-weight="normal" style:font-size-asian="8pt" style:language-asian="zxx" style:country-asian="none" style:font-weight-asian="normal" style:font-size-complex="10pt" style:language-complex="zxx" style:country-complex="none" style:font-weight-complex="normal"/>
    </style:style>
    <style:style style:name="T127" style:family="text">
      <style:text-properties fo:color="#3465a4" loext:opacity="10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28" style:family="text"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29" style:family="text">
      <style:text-properties style:use-window-font-color="true" loext:opacity="0%" style:font-name="Gentium2" fo:font-size="10pt" fo:language="zxx" fo:country="none" officeooo:rsid="007326fa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30" style:family="text">
      <style:text-properties style:use-window-font-color="true" loext:opacity="0%" style:font-name="Gentium2" fo:font-size="10pt" fo:language="zxx" fo:country="none" officeooo:rsid="0085c9b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31" style:family="text"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name-complex="Tahoma" style:font-size-complex="11pt" style:language-complex="zxx" style:country-complex="none"/>
    </style:style>
    <style:style style:name="T133" style:family="text">
      <style:text-properties style:use-window-font-color="true" loext:opacity="0%" style:font-name="Gentium2" fo:font-size="10pt" fo:language="zxx" fo:country="none" style:letter-kerning="false" style:font-name-asian="Carlito" style:font-size-asian="10pt" style:language-asian="zxx" style:country-asian="none" style:font-name-complex="Carlito" style:font-size-complex="10pt" style:language-complex="zxx" style:country-complex="none"/>
    </style:style>
    <style:style style:name="T134" style:family="text">
      <style:text-properties style:use-window-font-color="true" loext:opacity="0%" style:font-name="Gentium2" fo:font-size="10pt" fo:language="zxx" fo:country="none" officeooo:rsid="0085c9be" style:letter-kerning="false" fo:background-color="#afd095" loext:char-shading-value="0" style:font-name-asian="Calibri2" style:font-size-asian="10pt" style:language-asian="zxx" style:country-asian="none" style:font-size-complex="11pt" style:language-complex="zxx" style:country-complex="none"/>
    </style:style>
    <style:style style:name="T135" style:family="text">
      <style:text-properties style:use-window-font-color="true" loext:opacity="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/>
    </style:style>
    <style:style style:name="T136" style:family="text">
      <style:text-properties style:use-window-font-color="true" loext:opacity="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7" style:family="text">
      <style:text-properties style:use-window-font-color="true" loext:opacity="0%" style:font-name="Gentium2" fo:font-size="10pt" fo:language="zxx" fo:country="none" fo:font-weight="bold" style:letter-kerning="false" style:font-name-asian="Calibri2" style:font-size-asian="10pt" style:language-asian="zxx" style:country-asian="none" style:font-weight-asian="bold" style:font-size-complex="11pt" style:language-complex="zxx" style:country-complex="none" style:font-weight-complex="bold"/>
    </style:style>
    <style:style style:name="T138" style:family="text">
      <style:text-properties style:use-window-font-color="true" loext:opacity="0%" style:font-name="Gentium2" fo:font-size="10pt" fo:language="zxx" fo:country="none" fo:font-weight="bold" style:letter-kerning="false" style:font-name-asian="Calibri2" style:font-size-asian="10pt" style:language-asian="zxx" style:country-asian="none" style:font-weight-asian="bold" style:font-name-complex="Tahoma" style:font-size-complex="11pt" style:language-complex="zxx" style:country-complex="none"/>
    </style:style>
    <style:style style:name="T139" style:family="text">
      <style:text-properties style:use-window-font-color="true" loext:opacity="0%" style:font-name="Gentium2" fo:font-size="10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40" style:family="text">
      <style:text-properties style:use-window-font-color="true" loext:opacity="0%" style:font-name="Gentium2" fo:font-size="10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41" style:family="text">
      <style:text-properties style:use-window-font-color="true" loext:opacity="0%" style:font-name="Gentium2" fo:font-size="10pt" fo:language="zxx" fo:country="none" fo:font-weight="bold" officeooo:rsid="00354079" style:letter-kerning="false" style:font-name-asian="Calibri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style:use-window-font-color="true" loext:opacity="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43" style:family="text">
      <style:text-properties style:use-window-font-color="true" loext:opacity="0%" style:font-name="Gentium2" fo:font-size="10pt" fo:language="zxx" fo:country="none" fo:font-weight="normal" officeooo:rsid="00150197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44" style:family="text">
      <style:text-properties style:use-window-font-color="true" loext:opacity="0%" style:font-name="Gentium2" fo:font-size="10pt" fo:language="zxx" fo:country="none" fo:font-weight="normal" officeooo:rsid="00873472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45" style:family="text">
      <style:text-properties style:use-window-font-color="true" loext:opacity="0%" style:font-name="Gentium2" fo:font-size="10pt" fo:language="zxx" fo:country="none" fo:font-weight="normal" officeooo:rsid="002ac476" style:letter-kerning="false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6" style:family="text">
      <style:text-properties style:use-window-font-color="true" loext:opacity="0%" style:font-name="Gentium2" fo:font-size="10pt" fo:language="zxx" fo:country="none" fo:font-weight="normal" officeooo:rsid="002c1908" style:letter-kerning="false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7" style:family="text">
      <style:text-properties style:use-window-font-color="true" loext:opacity="0%" style:font-name="Gentium2" fo:font-size="10pt" fo:language="zxx" fo:country="none" fo:font-weight="normal" officeooo:rsid="002d8f42" style:letter-kerning="false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8" style:family="text">
      <style:text-properties style:use-window-font-color="true" loext:opacity="0%" style:font-name="Gentium2" fo:font-size="10pt" fo:language="zxx" fo:country="none" fo:font-weight="normal" officeooo:rsid="00717905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49" style:family="text">
      <style:text-properties style:use-window-font-color="true" loext:opacity="0%" style:font-name="Gentium2" fo:font-size="10pt" fo:language="zxx" fo:country="none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50" style:family="text">
      <style:text-properties style:use-window-font-color="true" loext:opacity="0%" style:font-name="Gentium2" fo:font-size="10pt" fo:language="zxx" fo:country="none" fo:font-weight="normal" officeooo:rsid="0078eae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51" style:family="text">
      <style:text-properties style:use-window-font-color="true" loext:opacity="0%" style:font-name="Gentium2" fo:font-size="10pt" fo:language="zxx" fo:country="none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52" style:family="text">
      <style:text-properties style:use-window-font-color="true" loext:opacity="0%" style:font-name="Gentium2" fo:font-size="10pt" fo:language="zxx" fo:country="none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53" style:family="text">
      <style:text-properties style:use-window-font-color="true" loext:opacity="0%" style:font-name="Gentium2" fo:font-size="10pt" fo:language="zxx" fo:country="none" fo:font-weight="normal" officeooo:rsid="00717905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54" style:family="text">
      <style:text-properties style:use-window-font-color="true" loext:opacity="0%" style:font-name="Gentium2" fo:font-size="10pt" fo:language="zxx" fo:country="none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55" style:family="text">
      <style:text-properties style:use-window-font-color="true" loext:opacity="0%" style:font-name="Gentium2" fo:font-size="10pt" fo:language="zxx" fo:country="none" fo:font-weight="normal" style:letter-kerning="false" fo:background-color="#ec9ba4" loext:char-shading-value="0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6" style:family="text">
      <style:text-properties style:use-window-font-color="true" loext:opacity="0%" style:font-name="Gentium2" fo:font-size="10pt" fo:language="zxx" fo:country="none" fo:font-weight="normal" officeooo:rsid="002975d0" style:letter-kerning="false" fo:background-color="#ec9ba4" loext:char-shading-value="0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57" style:family="text">
      <style:text-properties style:use-window-font-color="true" loext:opacity="0%" style:font-name="Gentium2" fo:font-size="10pt" fo:language="zxx" fo:country="none" fo:font-weight="normal" style:letter-kerning="false" fo:background-color="transparent" loext:char-shading-value="0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8" style:family="text">
      <style:text-properties style:use-window-font-color="true" loext:opacity="0%" style:font-name="Gentium2" fo:font-size="10pt" fo:language="zxx" fo:country="none" fo:font-weight="normal" officeooo:rsid="002975d0" style:letter-kerning="false" fo:background-color="transparent" loext:char-shading-value="0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59" style:family="text">
      <style:text-properties style:use-window-font-color="true" loext:opacity="0%"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0" style:family="text">
      <style:text-properties style:use-window-font-color="true" loext:opacity="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61" style:family="text">
      <style:text-properties style:use-window-font-color="true" loext:opacity="0%" style:font-name="Gentium2" fo:font-size="10pt" fo:language="zxx" fo:country="none" style:text-underline-style="solid" style:text-underline-width="auto" style:text-underline-color="font-color" officeooo:rsid="007326fa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62" style:family="text">
      <style:text-properties style:use-window-font-color="true" loext:opacity="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style:use-window-font-color="true" loext:opacity="0%" style:font-name="Gentium2" fo:font-size="10pt" fo:language="zxx" fo:country="none" style:text-underline-style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64" style:family="text">
      <style:text-properties style:use-window-font-color="true" loext:opacity="0%" style:font-name="Gentium2" fo:font-size="10pt" fo:language="zxx" fo:country="none" style:text-underline-style="none" officeooo:rsid="0085c9be" style:letter-kerning="false" fo:background-color="#afd095" loext:char-shading-value="0" style:font-name-asian="Calibri2" style:font-size-asian="10pt" style:language-asian="zxx" style:country-asian="none" style:font-size-complex="11pt" style:language-complex="zxx" style:country-complex="none"/>
    </style:style>
    <style:style style:name="T165" style:family="text">
      <style:text-properties style:use-window-font-color="true" loext:opacity="0%" style:font-name="Gentium2" fo:font-size="10pt" fo:language="zxx" fo:country="none" style:text-underline-style="none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66" style:family="text">
      <style:text-properties style:use-window-font-color="true" loext:opacity="0%" style:font-name="Gentium2" fo:font-size="10pt" fo:language="zxx" fo:country="none" style:text-underline-style="none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67" style:family="text">
      <style:text-properties style:use-window-font-color="true" loext:opacity="0%" style:font-name="Gentium2" fo:font-size="10pt" fo:language="zxx" fo:country="none" style:text-underline-style="solid" style:text-underline-type="double" style:text-underline-width="auto" style:text-underline-color="font-color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68" style:family="text">
      <style:text-properties style:use-window-font-color="true" loext:opacity="0%" style:font-name="Gentium2" fo:font-size="8pt" fo:language="zxx" fo:country="none" style:letter-kerning="false" style:font-name-asian="Calibri2" style:font-size-asian="8pt" style:language-asian="zxx" style:country-asian="none" style:font-size-complex="8pt" style:language-complex="zxx" style:country-complex="none"/>
    </style:style>
    <style:style style:name="T169" style:family="text">
      <style:text-properties style:use-window-font-color="true" loext:opacity="0%" style:font-name="Gentium2" fo:font-size="8pt" fo:language="zxx" fo:country="none" style:letter-kerning="false" style:font-name-asian="Calibri2" style:font-size-asian="8pt" style:language-asian="zxx" style:country-asian="none" style:font-size-complex="10pt" style:language-complex="zxx" style:country-complex="none"/>
    </style:style>
    <style:style style:name="T170" style:family="text">
      <style:text-properties style:use-window-font-color="true" loext:opacity="0%" style:font-name="Gentium2" fo:font-size="8pt" fo:language="zxx" fo:country="none" style:letter-kerning="false" style:font-name-asian="Calibri2" style:font-size-asian="8pt" style:language-asian="zxx" style:country-asian="none" style:font-size-complex="11pt" style:language-complex="zxx" style:country-complex="none"/>
    </style:style>
    <style:style style:name="T171" style:family="text">
      <style:text-properties style:use-window-font-color="true" loext:opacity="0%" style:font-name="Gentium2" fo:font-size="8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style:use-window-font-color="true" loext:opacity="0%" style:font-name="Gentium2" fo:font-size="8pt" fo:language="zxx" fo:country="none" officeooo:rsid="00521e27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style:use-window-font-color="true" loext:opacity="0%" style:font-name="Gentium2" fo:font-size="8pt" fo:language="zxx" fo:country="none" fo:font-weight="normal" style:letter-kerning="false" style:font-name-asian="Calibri2" style:font-size-asian="8pt" style:language-asian="zxx" style:country-asian="none" style:font-weight-asian="normal" style:font-size-complex="11pt" style:language-complex="zxx" style:country-complex="none" style:font-weight-complex="normal"/>
    </style:style>
    <style:style style:name="T174" style:family="text">
      <style:text-properties style:use-window-font-color="true" loext:opacity="0%" style:font-name="Gentium2" fo:font-size="8pt" fo:language="zxx" fo:country="none" fo:font-weight="normal" style:letter-kerning="false" style:font-name-asian="Carlito" style:font-size-asian="8pt" style:language-asian="zxx" style:country-asian="none" style:font-weight-asian="normal" style:font-name-complex="Carlito" style:font-size-complex="11pt" style:language-complex="zxx" style:country-complex="none" style:font-weight-complex="normal"/>
    </style:style>
    <style:style style:name="T175" style:family="text">
      <style:text-properties style:use-window-font-color="true" loext:opacity="0%" style:font-name="Gentium2" fo:font-size="8pt" fo:language="zxx" fo:country="none" style:text-underline-style="solid" style:text-underline-width="auto" style:text-underline-color="font-color" style:letter-kerning="false" style:font-name-asian="Calibri2" style:font-size-asian="8pt" style:language-asian="zxx" style:country-asian="none" style:font-size-complex="8pt" style:language-complex="zxx" style:country-complex="none"/>
    </style:style>
    <style:style style:name="T176" style:family="text">
      <style:text-properties style:use-window-font-color="true" loext:opacity="0%" style:font-name="Gentium2" fo:font-size="8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style:use-window-font-color="true" loext:opacity="0%" style:font-name="Gentium2" fo:font-size="8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78" style:family="text">
      <style:text-properties style:use-window-font-color="true" loext:opacity="0%" style:font-name="Gentium2" fo:font-size="8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79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10pt" style:language-complex="zxx" style:country-complex="none"/>
    </style:style>
    <style:style style:name="T180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11pt" style:language-complex="zxx" style:country-complex="none"/>
    </style:style>
    <style:style style:name="T181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7pt" style:language-complex="zxx" style:country-complex="none"/>
    </style:style>
    <style:style style:name="T182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name-complex="Tahoma" style:font-size-complex="11pt" style:language-complex="zxx" style:country-complex="none"/>
    </style:style>
    <style:style style:name="T183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9pt" style:language-complex="zxx" style:country-complex="none"/>
    </style:style>
    <style:style style:name="T184" style:family="text">
      <style:text-properties style:use-window-font-color="true" loext:opacity="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85" style:family="text">
      <style:text-properties style:use-window-font-color="true" loext:opacity="0%" style:font-name="Gentium2" fo:font-size="7pt" fo:language="zxx" fo:country="none" fo:font-weight="normal" officeooo:rsid="000f1329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86" style:family="text">
      <style:text-properties style:use-window-font-color="true" loext:opacity="0%" style:font-name="Gentium2" fo:font-size="7pt" fo:language="zxx" fo:country="none" fo:font-weight="normal" officeooo:rsid="00132ca7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87" style:family="text">
      <style:text-properties style:use-window-font-color="true" loext:opacity="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11pt" style:language-complex="zxx" style:country-complex="none" style:font-weight-complex="normal"/>
    </style:style>
    <style:style style:name="T188" style:family="text">
      <style:text-properties style:use-window-font-color="true" loext:opacity="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189" style:family="text">
      <style:text-properties style:use-window-font-color="true" loext:opacity="0%" style:font-name="Gentium2" fo:font-size="7pt" fo:language="zxx" fo:country="none" fo:font-weight="normal" officeooo:rsid="002d8f42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190" style:family="text">
      <style:text-properties style:use-window-font-color="true" loext:opacity="0%" style:font-name="Gentium2" fo:font-size="7pt" fo:language="zxx" fo:country="none" fo:font-weight="normal" officeooo:rsid="004eb362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191" style:family="text">
      <style:text-properties style:use-window-font-color="true" loext:opacity="0%" style:font-name="Gentium2" fo:font-size="7pt" fo:language="zxx" fo:country="none" fo:font-weight="normal" officeooo:rsid="00717905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192" style:family="text">
      <style:text-properties style:use-window-font-color="true" loext:opacity="0%" style:font-name="Gentium2" fo:font-size="7pt" fo:language="zxx" fo:country="none" fo:font-weight="normal" officeooo:rsid="0074a948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193" style:family="text">
      <style:text-properties style:use-window-font-color="true" loext:opacity="0%" style:font-name="Gentium2" fo:font-size="7pt" fo:language="zxx" fo:country="none" fo:font-weight="normal" officeooo:rsid="008c316f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194" style:family="text">
      <style:text-properties style:use-window-font-color="true" loext:opacity="0%" style:font-name="Gentium2" fo:font-size="7pt" fo:language="zxx" fo:country="none" fo:font-weight="normal" officeooo:rsid="0063e8bc" style:letter-kerning="false" fo:background-color="transparent" loext:char-shading-value="0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195" style:family="text">
      <style:text-properties style:use-window-font-color="true" loext:opacity="0%" style:font-name="Gentium2" fo:font-size="7pt" fo:language="zxx" fo:country="none" style:text-underline-style="solid" style:text-underline-width="auto" style:text-underline-color="font-color" fo:font-weight="normal" officeooo:rsid="000f1329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96" style:family="text">
      <style:text-properties style:use-window-font-color="true" loext:opacity="0%" style:font-name="Gentium2" fo:font-size="7pt" fo:language="zxx" fo:country="none" fo:font-weight="bold" officeooo:rsid="000f1329" style:letter-kerning="false" style:font-name-asian="Calibri2" style:font-size-asian="7pt" style:language-asian="zxx" style:country-asian="none" style:font-weight-asian="bold" style:font-size-complex="9pt" style:language-complex="zxx" style:country-complex="none" style:font-weight-complex="bold"/>
    </style:style>
    <style:style style:name="T197" style:family="text">
      <style:text-properties style:use-window-font-color="true" loext:opacity="0%" style:font-name="Gentium2" fo:font-size="7pt" fo:language="zxx" fo:country="none" fo:font-weight="bold" officeooo:rsid="008c316f" style:letter-kerning="false" style:font-name-asian="Calibri2" style:font-size-asian="7pt" style:language-asian="zxx" style:country-asian="none" style:font-weight-asian="bold" style:font-name-complex="Tahoma" style:font-size-complex="7pt" style:language-complex="zxx" style:country-complex="none" style:font-weight-complex="bold"/>
    </style:style>
    <style:style style:name="T198" style:family="text">
      <style:text-properties style:use-window-font-color="true" loext:opacity="0%" style:font-name="Gentium2" fo:font-size="7pt" fo:language="zxx" fo:country="none" fo:font-weight="bold" officeooo:rsid="00717905" style:letter-kerning="false" style:font-name-asian="Calibri2" style:font-size-asian="7pt" style:language-asian="zxx" style:country-asian="none" style:font-weight-asian="bold" style:font-name-complex="Tahoma" style:font-size-complex="7pt" style:language-complex="zxx" style:country-complex="none" style:font-weight-complex="bold"/>
    </style:style>
    <style:style style:name="T199" style:family="text">
      <style:text-properties style:use-window-font-color="true" loext:opacity="0%" style:font-name="Gentium2" fo:font-size="7pt" fo:language="zxx" fo:country="none" fo:font-weight="bold" style:letter-kerning="false" style:font-name-asian="Calibri2" style:font-size-asian="7pt" style:language-asian="zxx" style:country-asian="none" style:font-weight-asian="bold" style:font-size-complex="11pt" style:language-complex="zxx" style:country-complex="none" style:font-weight-complex="bold"/>
    </style:style>
    <style:style style:name="T200" style:family="text">
      <style:text-properties style:use-window-font-color="true" loext:opacity="0%" style:font-name="Gentium2" fo:font-size="7pt" fo:language="zxx" fo:country="none" fo:font-weight="bold" officeooo:rsid="002d8f42" style:letter-kerning="false" style:font-name-asian="Calibri2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201" style:family="text">
      <style:text-properties style:use-window-font-color="true" loext:opacity="0%" style:font-name="Gentium2" fo:font-size="7pt" fo:language="zxx" fo:country="none" fo:font-weight="bold" officeooo:rsid="004eb362" style:letter-kerning="false" style:font-name-asian="Calibri2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202" style:family="text">
      <style:text-properties style:use-window-font-color="true" loext:opacity="0%" style:font-name="Gentium2" fo:font-size="7pt" fo:language="zxx" fo:country="none" fo:font-weight="bold" officeooo:rsid="004efb0c" style:letter-kerning="false" style:font-name-asian="Calibri2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203" style:family="text">
      <style:text-properties style:use-window-font-color="true" loext:opacity="0%" style:font-name="Gentium2" fo:font-size="7pt" fo:language="zxx" fo:country="none" fo:font-style="normal" fo:font-weight="normal" officeooo:rsid="00202605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204" style:family="text">
      <style:text-properties style:use-window-font-color="true" loext:opacity="0%" style:font-name="Gentium2" fo:font-size="7pt" fo:language="zxx" fo:country="none" officeooo:rsid="007685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05" style:family="text">
      <style:text-properties style:use-window-font-color="true" loext:opacity="0%" style:font-name="Gentium2" fo:font-size="7pt" fo:language="zxx" fo:country="none" officeooo:rsid="00a65e3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06" style:family="text">
      <style:text-properties style:use-window-font-color="true" loext:opacity="0%" style:font-name="Gentium2" fo:font-size="7pt" fo:language="zxx" fo:country="none" officeooo:rsid="00a7e4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07" style:family="text">
      <style:text-properties style:use-window-font-color="true" loext:opacity="0%" style:font-name="Gentium2" fo:font-size="7pt" fo:language="zxx" fo:country="none" officeooo:rsid="00b3154b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08" style:family="text">
      <style:text-properties style:use-window-font-color="true" loext:opacity="0%" style:font-name="Gentium2" fo:font-size="11pt" fo:language="zxx" fo:country="none" style:letter-kerning="false" style:font-name-asian="Calibri2" style:font-size-asian="11pt" style:language-asian="zxx" style:country-asian="none" style:font-size-complex="11pt" style:language-complex="zxx" style:country-complex="none"/>
    </style:style>
    <style:style style:name="T209" style:family="text">
      <style:text-properties style:use-window-font-color="true" loext:opacity="0%" style:font-name="Gentium2" fo:font-size="11pt" fo:language="zxx" fo:country="none" style:letter-kerning="false" style:font-name-asian="Calibri2" style:font-size-asian="11pt" style:language-asian="zxx" style:country-asian="none" style:font-size-complex="9pt" style:language-complex="zxx" style:country-complex="none"/>
    </style:style>
    <style:style style:name="T210" style:family="text">
      <style:text-properties style:use-window-font-color="true" loext:opacity="0%" style:font-name="Gentium2" fo:font-size="11pt" fo:language="zxx" fo:country="none" officeooo:rsid="00521e27" style:letter-kerning="false" style:font-name-asian="Calibri2" style:font-size-asian="11pt" style:language-asian="zxx" style:country-asian="none" style:font-size-complex="9pt" style:language-complex="zxx" style:country-complex="none"/>
    </style:style>
    <style:style style:name="T211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11pt" style:language-complex="zxx" style:country-complex="none"/>
    </style:style>
    <style:style style:name="T212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13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14" style:family="text">
      <style:text-properties style:use-window-font-color="true" loext:opacity="0%" style:font-name="Gentium2" fo:font-size="11pt" fo:language="zxx" fo:country="none" fo:font-weight="bold" officeooo:rsid="002975d0" style:letter-kerning="false" style:font-name-asian="Calibri2" style:font-size-asian="11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15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9pt" style:language-complex="zxx" style:country-complex="none" style:font-weight-complex="bold"/>
    </style:style>
    <style:style style:name="T216" style:family="text">
      <style:text-properties style:use-window-font-color="true" loext:opacity="0%" style:font-name="Gentium2" fo:font-size="11pt" fo:language="zxx" fo:country="none" fo:font-weight="normal" style:letter-kerning="false" style:font-name-asian="Calibri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7" style:family="text">
      <style:text-properties style:use-window-font-color="true" loext:opacity="0%" style:font-name="Gentium2" fo:font-size="11pt" fo:language="zxx" fo:country="none" fo:font-weight="normal" officeooo:rsid="002d8f42" style:letter-kerning="false" style:font-name-asian="Calibri2" style:font-size-asian="11pt" style:language-asian="zxx" style:country-asian="none" style:font-weight-asian="normal" style:font-size-complex="9pt" style:language-complex="zxx" style:country-complex="none" style:font-weight-complex="normal"/>
    </style:style>
    <style:style style:name="T218" style:family="text">
      <style:text-properties style:use-window-font-color="true" loext:opacity="0%" style:font-name="Gentium2" fo:font-size="11pt" fo:language="zxx" fo:country="none" fo:font-weight="normal" officeooo:rsid="00717905" style:letter-kerning="false" style:font-name-asian="Calibri2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219" style:family="text">
      <style:text-properties style:use-window-font-color="true" loext:opacity="0%" style:font-name="Gentium2" fo:font-size="11pt" fo:language="zxx" fo:country="none" fo:font-weight="normal" officeooo:rsid="008c4f1c" style:letter-kerning="false" style:font-name-asian="Calibri2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220" style:family="text">
      <style:text-properties style:use-window-font-color="true" loext:opacity="0%" style:font-name="Gentium2" fo:font-size="11pt" fo:language="zxx" fo:country="none" style:text-underline-style="none" fo:font-weight="bold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21" style:family="text">
      <style:text-properties style:use-window-font-color="true" loext:opacity="0%"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22" style:family="text">
      <style:text-properties style:use-window-font-color="true" loext:opacity="0%" style:font-name="Gentium2" fo:font-size="9pt" fo:language="zxx" fo:country="none" officeooo:rsid="000ac1d9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23" style:family="text">
      <style:text-properties style:use-window-font-color="true" loext:opacity="0%" style:font-name="Gentium2" fo:font-size="9pt" fo:language="zxx" fo:country="none" officeooo:rsid="000d350c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24" style:family="text">
      <style:text-properties style:use-window-font-color="true" loext:opacity="0%" style:font-name="Gentium2" fo:font-size="9pt" fo:language="zxx" fo:country="none" officeooo:rsid="000e6298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25" style:family="text">
      <style:text-properties style:use-window-font-color="true" loext:opacity="0%" style:font-name="Gentium2" fo:font-size="9pt" fo:language="zxx" fo:country="none" officeooo:rsid="0010ffca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26" style:family="text">
      <style:text-properties style:use-window-font-color="true" loext:opacity="0%" style:font-name="Gentium2" fo:font-size="9pt" fo:language="zxx" fo:country="none" officeooo:rsid="005cf7c6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27" style:family="text">
      <style:text-properties style:use-window-font-color="true" loext:opacity="0%" style:font-name="Gentium2" fo:font-size="9pt" fo:language="zxx" fo:country="none" officeooo:rsid="005df464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28" style:family="text">
      <style:text-properties style:use-window-font-color="true" loext:opacity="0%" style:font-name="Gentium2" fo:font-size="9pt" fo:language="zxx" fo:country="none" style:letter-kerning="false" style:font-name-asian="Calibri2" style:font-size-asian="9pt" style:language-asian="zxx" style:country-asian="none" style:font-name-complex="Tahoma" style:font-size-complex="11pt" style:language-complex="zxx" style:country-complex="none"/>
    </style:style>
    <style:style style:name="T229" style:family="text">
      <style:text-properties style:use-window-font-color="true" loext:opacity="0%" style:font-name="Gentium2" fo:font-size="9pt" fo:language="zxx" fo:country="none" style:letter-kerning="false" style:font-name-asian="Calibri2" style:font-size-asian="9pt" style:language-asian="zxx" style:country-asian="none" style:font-size-complex="11pt" style:language-complex="zxx" style:country-complex="none"/>
    </style:style>
    <style:style style:name="T230" style:family="text">
      <style:text-properties style:use-window-font-color="true" loext:opacity="0%" style:font-name="Gentium2" fo:font-size="9pt" fo:language="zxx" fo:country="none" style:letter-kerning="false" style:font-name-asian="Wingdings" style:font-size-asian="9pt" style:language-asian="zxx" style:country-asian="none" style:font-name-complex="Wingdings" style:font-size-complex="10pt" style:language-complex="zxx" style:country-complex="none"/>
    </style:style>
    <style:style style:name="T231" style:family="text">
      <style:text-properties style:use-window-font-color="true" loext:opacity="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/>
    </style:style>
    <style:style style:name="T232" style:family="text">
      <style:text-properties style:use-window-font-color="true" loext:opacity="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33" style:family="text">
      <style:text-properties style:use-window-font-color="true" loext:opacity="0%" style:font-name="Gentium2" fo:font-size="9pt" fo:language="zxx" fo:country="none" fo:font-weight="bold" officeooo:rsid="002c1908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34" style:family="text">
      <style:text-properties style:use-window-font-color="true" loext:opacity="0%" style:font-name="Gentium2" fo:font-size="9pt" fo:language="zxx" fo:country="none" fo:font-weight="bold" officeooo:rsid="002d8f42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35" style:family="text">
      <style:text-properties style:use-window-font-color="true" loext:opacity="0%" style:font-name="Gentium2" fo:font-size="9pt" fo:language="zxx" fo:country="none" fo:font-weight="bold" officeooo:rsid="008aa188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36" style:family="text">
      <style:text-properties style:use-window-font-color="true" loext:opacity="0%" style:font-name="Gentium2" fo:font-size="9pt" fo:language="zxx" fo:country="none" fo:font-weight="bold" officeooo:rsid="008b84d4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37" style:family="text">
      <style:text-properties style:use-window-font-color="true" loext:opacity="0%" style:font-name="Gentium2" fo:font-size="9pt" fo:language="zxx" fo:country="none" fo:font-weight="bold" officeooo:rsid="008c4f1c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38" style:family="text">
      <style:text-properties style:use-window-font-color="true" loext:opacity="0%" style:font-name="Gentium2" fo:font-size="9pt" fo:language="zxx" fo:country="none" fo:font-weight="bold" style:letter-kerning="false" fo:background-color="#dee6ef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39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dee6ef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0" style:family="text">
      <style:text-properties style:use-window-font-color="true" loext:opacity="0%" style:font-name="Gentium2" fo:font-size="9pt" fo:language="zxx" fo:country="none" fo:font-weight="bold" officeooo:rsid="002975d0" style:letter-kerning="false" fo:background-color="#dee6ef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41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dee6ef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42" style:family="text">
      <style:text-properties style:use-window-font-color="true" loext:opacity="0%" style:font-name="Gentium2" fo:font-size="9pt" fo:language="zxx" fo:country="none" fo:font-weight="bold" officeooo:rsid="0069df21" style:letter-kerning="false" fo:background-color="#dee6ef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43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ec9ba4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4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ec9ba4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45" style:family="text">
      <style:text-properties style:use-window-font-color="true" loext:opacity="0%" style:font-name="Gentium2" fo:font-size="9pt" fo:language="zxx" fo:country="none" fo:font-weight="bold" style:letter-kerning="false" fo:background-color="#f7d1d5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6" style:family="text">
      <style:text-properties style:use-window-font-color="true" loext:opacity="0%" style:font-name="Gentium2" fo:font-size="9pt" fo:language="zxx" fo:country="none" fo:font-weight="bold" officeooo:rsid="003f6f49" style:letter-kerning="false" fo:background-color="#f7d1d5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7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f7d1d5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8" style:family="text">
      <style:text-properties style:use-window-font-color="true" loext:opacity="0%" style:font-name="Gentium2" fo:font-size="9pt" fo:language="zxx" fo:country="none" fo:font-weight="bold" officeooo:rsid="003f6f49" style:letter-kerning="false" fo:background-color="#f7d1d5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49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f7d1d5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50" style:family="text">
      <style:text-properties style:use-window-font-color="true" loext:opacity="0%" style:font-name="Gentium2" fo:font-size="9pt" fo:language="zxx" fo:country="none" fo:font-weight="bold" style:font-size-asian="9pt" style:language-asian="zxx" style:country-asian="none" style:font-weight-asian="bold" style:font-name-complex="Carlito1" style:font-size-complex="9pt" style:language-complex="zxx" style:country-complex="none" style:font-weight-complex="bold"/>
    </style:style>
    <style:style style:name="T251" style:family="text">
      <style:text-properties style:use-window-font-color="true" loext:opacity="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11pt" style:language-complex="zxx" style:country-complex="none" style:font-weight-complex="normal"/>
    </style:style>
    <style:style style:name="T252" style:family="text">
      <style:text-properties style:use-window-font-color="true" loext:opacity="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53" style:family="text">
      <style:text-properties style:use-window-font-color="true" loext:opacity="0%" style:font-name="Gentium2" fo:font-size="9pt" fo:language="zxx" fo:country="none" fo:font-weight="normal" officeooo:rsid="001b5d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54" style:family="text">
      <style:text-properties style:use-window-font-color="true" loext:opacity="0%" style:font-name="Gentium2" fo:font-size="9pt" fo:language="zxx" fo:country="none" fo:font-weight="normal" officeooo:rsid="001f8243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55" style:family="text">
      <style:text-properties style:use-window-font-color="true" loext:opacity="0%" style:font-name="Gentium2" fo:font-size="9pt" fo:language="zxx" fo:country="none" fo:font-weight="normal" officeooo:rsid="002ac476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56" style:family="text">
      <style:text-properties style:use-window-font-color="true" loext:opacity="0%" style:font-name="Gentium2" fo:font-size="9pt" fo:language="zxx" fo:country="none" fo:font-weight="normal" officeooo:rsid="002c1908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57" style:family="text">
      <style:text-properties style:use-window-font-color="true" loext:opacity="0%" style:font-name="Gentium2" fo:font-size="9pt" fo:language="zxx" fo:country="none" fo:font-weight="normal" officeooo:rsid="002d8f4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58" style:family="text">
      <style:text-properties style:use-window-font-color="true" loext:opacity="0%" style:font-name="Gentium2" fo:font-size="9pt" fo:language="zxx" fo:country="none" fo:font-weight="normal" officeooo:rsid="004eb3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59" style:family="text">
      <style:text-properties style:use-window-font-color="true" loext:opacity="0%" style:font-name="Gentium2" fo:font-size="9pt" fo:language="zxx" fo:country="none" fo:font-weight="normal" officeooo:rsid="008b84d4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0" style:family="text">
      <style:text-properties style:use-window-font-color="true" loext:opacity="0%" style:font-name="Gentium2" fo:font-size="9pt" fo:language="zxx" fo:country="none" fo:font-weight="normal" officeooo:rsid="008b8607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1" style:family="text">
      <style:text-properties style:use-window-font-color="true" loext:opacity="0%" style:font-name="Gentium2" fo:font-size="9pt" fo:language="zxx" fo:country="none" fo:font-weight="normal" officeooo:rsid="00a4f79e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2" style:family="text">
      <style:text-properties style:use-window-font-color="true" loext:opacity="0%" style:font-name="Gentium2" fo:font-size="9pt" fo:language="zxx" fo:country="none" fo:font-weight="normal" officeooo:rsid="00717905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63" style:family="text">
      <style:text-properties style:use-window-font-color="true" loext:opacity="0%" style:font-name="Gentium2" fo:font-size="9pt" fo:language="zxx" fo:country="none" fo:font-weight="normal" officeooo:rsid="008c4f1c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64" style:family="text">
      <style:text-properties style:use-window-font-color="true" loext:opacity="0%" style:font-name="Gentium2" fo:font-size="9pt" fo:language="zxx" fo:country="none" fo:font-weight="normal" style:letter-kerning="false" fo:background-color="#dee6ef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5" style:family="text">
      <style:text-properties style:use-window-font-color="true" loext:opacity="0%" style:font-name="Gentium2" fo:font-size="9pt" fo:language="zxx" fo:country="none" fo:font-weight="normal" officeooo:rsid="002975d0" style:letter-kerning="false" fo:background-color="#dee6ef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66" style:family="text">
      <style:text-properties style:use-window-font-color="true" loext:opacity="0%" style:font-name="Gentium2" fo:font-size="9pt" fo:language="zxx" fo:country="none" fo:font-weight="normal" officeooo:rsid="005f6444" style:letter-kerning="false" fo:background-color="#dee6ef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67" style:family="text">
      <style:text-properties style:use-window-font-color="true" loext:opacity="0%" style:font-name="Gentium2" fo:font-size="9pt" fo:language="zxx" fo:country="none" fo:font-weight="normal" officeooo:rsid="0069df21" style:letter-kerning="false" fo:background-color="#dee6ef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68" style:family="text">
      <style:text-properties style:use-window-font-color="true" loext:opacity="0%" style:font-name="Gentium2" fo:font-size="9pt" fo:language="zxx" fo:country="none" fo:font-weight="normal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9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0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1" style:family="text">
      <style:text-properties style:use-window-font-color="true" loext:opacity="0%" style:font-name="Gentium2" fo:font-size="9pt" fo:language="zxx" fo:country="none" fo:font-weight="normal" officeooo:rsid="006d31e1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2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3" style:family="text">
      <style:text-properties style:use-window-font-color="true" loext:opacity="0%" style:font-name="Gentium2" fo:font-size="9pt" fo:language="zxx" fo:country="none" fo:font-weight="normal" officeooo:rsid="005f6444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4" style:family="text">
      <style:text-properties style:use-window-font-color="true" loext:opacity="0%" style:font-name="Gentium2" fo:font-size="9pt" fo:language="zxx" fo:country="none" fo:font-weight="normal" officeooo:rsid="005f8057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5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6" style:family="text">
      <style:text-properties style:use-window-font-color="true" loext:opacity="0%" style:font-name="Gentium2" fo:font-size="9pt" fo:language="zxx" fo:country="none" fo:font-weight="normal" style:letter-kerning="false" fo:background-color="#ffdbb6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7" style:family="text">
      <style:text-properties style:use-window-font-color="true" loext:opacity="0%" style:font-name="Gentium2" fo:font-size="9pt" fo:language="zxx" fo:country="none" fo:font-weight="normal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8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9" style:family="text">
      <style:text-properties style:use-window-font-color="true" loext:opacity="0%" style:font-name="Gentium2" fo:font-size="9pt" fo:language="zxx" fo:country="none" fo:font-weight="normal" officeooo:rsid="00400603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0" style:family="text">
      <style:text-properties style:use-window-font-color="true" loext:opacity="0%" style:font-name="Gentium2" fo:font-size="9pt" fo:language="zxx" fo:country="none" fo:font-weight="normal" officeooo:rsid="006d31e1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1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f7d1d5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2" style:family="text">
      <style:text-properties style:use-window-font-color="true" loext:opacity="0%" style:font-name="Gentium2" fo:font-size="9pt" fo:language="zxx" fo:country="none" fo:font-weight="normal" officeooo:rsid="0063e8bc" style:letter-kerning="false" fo:background-color="#f7d1d5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3" style:family="text">
      <style:text-properties style:use-window-font-color="true" loext:opacity="0%" style:font-name="Gentium2" fo:font-size="9pt" fo:language="zxx" fo:country="none" fo:font-weight="normal" style:letter-kerning="false" fo:background-color="transparent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4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transparent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5" style:family="text">
      <style:text-properties style:use-window-font-color="true" loext:opacity="0%" style:font-name="Gentium2" fo:font-size="9pt" fo:language="zxx" fo:country="none" fo:font-weight="normal" officeooo:rsid="002975d0" style:letter-kerning="false" fo:background-color="transparent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6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transparent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7" style:family="text">
      <style:text-properties style:use-window-font-color="true" loext:opacity="0%" style:font-name="Gentium2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8" style:family="text">
      <style:text-properties style:use-window-font-color="true" loext:opacity="0%" style:font-name="Gentium2" fo:font-size="9pt" fo:language="zxx" fo:country="none" fo:font-weight="normal" officeooo:rsid="000ac1d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9" style:family="text">
      <style:text-properties style:use-window-font-color="true" loext:opacity="0%" style:font-name="Gentium2" fo:font-size="9pt" fo:language="zxx" fo:country="none" style:text-underline-style="solid" style:text-underline-width="auto" style:text-underline-color="font-color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90" style:family="text">
      <style:text-properties style:use-window-font-color="true" loext:opacity="0%" style:font-name="Gentium2" fo:font-size="9pt" fo:language="zxx" fo:country="none" style:text-underline-style="solid" style:text-underline-width="auto" style:text-underline-color="font-color" officeooo:rsid="0010ffca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91" style:family="text">
      <style:text-properties style:use-window-font-color="true" loext:opacity="0%" style:font-name="Gentium2" fo:font-size="9pt" fo:language="zxx" fo:country="none" style:text-underline-style="solid" style:text-underline-width="auto" style:text-underline-color="font-color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92" style:family="text">
      <style:text-properties style:use-window-font-color="true" loext:opacity="0%" style:font-name="Gentium2" fo:font-size="9pt" fo:language="zxx" fo:country="none" fo:font-style="italic" fo:font-weight="normal" style:letter-kerning="false" style:font-name-asian="Calibri2" style:font-size-asian="9pt" style:language-asian="zxx" style:country-asian="none" style:font-style-asian="italic" style:font-weight-asian="normal" style:font-size-complex="9pt" style:language-complex="zxx" style:country-complex="none" style:font-style-complex="italic" style:font-weight-complex="normal"/>
    </style:style>
    <style:style style:name="T293" style:family="text">
      <style:text-properties style:use-window-font-color="true" loext:opacity="0%" style:font-name="Gentium2" fo:font-size="9pt" fo:language="zxx" fo:country="none" fo:font-style="normal" fo:font-weight="bold" style:letter-kerning="false" style:font-name-asian="Calibri2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294" style:family="text">
      <style:text-properties style:use-window-font-color="true" loext:opacity="0%" style:font-name="Gentium2" fo:font-size="9pt" fo:language="zxx" fo:country="none" fo:font-style="normal" fo:font-weight="bold" officeooo:rsid="00202605" style:letter-kerning="false" style:font-name-asian="Calibri2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295" style:family="text">
      <style:text-properties style:use-window-font-color="true" loext:opacity="0%" style:font-name="Gentium2" fo:font-size="9pt" fo:language="zxx" fo:country="none" fo:font-style="normal" fo:font-weight="normal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296" style:family="text">
      <style:text-properties style:use-window-font-color="true" loext:opacity="0%" style:font-name="Gentium2" fo:font-size="9pt" fo:language="zxx" fo:country="none" fo:font-style="normal" fo:font-weight="normal" officeooo:rsid="00202605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297" style:family="text">
      <style:text-properties style:use-window-font-color="true" loext:opacity="0%" style:font-name="Gentium2" fo:font-size="9pt" fo:language="zxx" fo:country="none" style:text-underline-style="none" officeooo:rsid="0010ffca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98" style:family="text">
      <style:text-properties style:use-window-font-color="true" loext:opacity="0%" style:font-name="Gentium2" fo:font-size="9pt" fo:language="zxx" fo:country="none" style:text-underline-style="none" officeooo:rsid="005df464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99" style:family="text">
      <style:text-properties style:use-window-font-color="true" loext:opacity="0%" style:font-name="Gentium2" fo:font-size="9pt" fo:language="zxx" fo:country="none" style:text-underline-style="none" fo:font-weight="normal" officeooo:rsid="00717905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300" style:family="text">
      <style:text-properties style:use-window-font-color="true" loext:opacity="0%" style:text-position="super 58%"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301" style:family="text">
      <style:text-properties style:use-window-font-color="true" loext:opacity="0%" style:text-position="super 58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/>
    </style:style>
    <style:style style:name="T302" style:family="text">
      <style:text-properties style:use-window-font-color="true" loext:opacity="0%" style:text-position="super 58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03" style:family="text">
      <style:text-properties style:use-window-font-color="true" loext:opacity="0%" style:text-position="super 58%" style:font-name="Gentium2" fo:font-size="11pt" fo:language="zxx" fo:country="none" style:letter-kerning="false" style:font-name-asian="Calibri2" style:font-size-asian="11pt" style:language-asian="zxx" style:country-asian="none" style:font-size-complex="11pt" style:language-complex="zxx" style:country-complex="none"/>
    </style:style>
    <style:style style:name="T304" style:family="text">
      <style:text-properties style:use-window-font-color="true" loext:opacity="0%" style:text-position="super 58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05" style:family="text">
      <style:text-properties style:use-window-font-color="true" loext:opacity="0%" style:text-position="super 58%" style:font-name="Gentium2" fo:font-size="8pt" fo:language="zxx" fo:country="none" style:letter-kerning="false" style:font-name-asian="Calibri2" style:font-size-asian="8pt" style:language-asian="zxx" style:country-asian="none" style:font-size-complex="11pt" style:language-complex="zxx" style:country-complex="none"/>
    </style:style>
    <style:style style:name="T306" style:family="text">
      <style:text-properties style:use-window-font-color="true" loext:opacity="0%" style:text-position="super 58%"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07" style:family="text">
      <style:text-properties style:use-window-font-color="true" loext:opacity="0%" style:text-position="super 58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08" style:family="text">
      <style:text-properties style:use-window-font-color="true" loext:opacity="0%" style:text-position="super 58%" style:font-name="Gentium2" fo:font-size="9pt" fo:language="zxx" fo:country="none" fo:font-weight="normal" officeooo:rsid="001b5d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09" style:family="text">
      <style:text-properties style:use-window-font-color="true" loext:opacity="0%" style:text-position="sub 58%" style:font-name="Gentium2" fo:font-size="10pt" fo:language="zxx" fo:country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310" style:family="text">
      <style:text-properties style:use-window-font-color="true" loext:opacity="0%" style:text-position="sub 58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11" style:family="text">
      <style:text-properties style:use-window-font-color="true" loext:opacity="0%" style:text-position="0% 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12" style:family="text">
      <style:text-properties style:use-window-font-color="true" loext:opacity="0%" style:font-name="Gentium" fo:font-size="9pt" fo:language="zxx" fo:country="none" officeooo:rsid="000d350c" style:letter-kerning="false" style:font-name-asian="Calibri2" style:font-size-asian="9pt" style:language-asian="zxx" style:country-asian="none" style:font-name-complex="Tahoma" style:font-size-complex="9pt" style:language-complex="zxx" style:country-complex="none"/>
    </style:style>
    <style:style style:name="T313" style:family="text">
      <style:text-properties style:use-window-font-color="true" loext:opacity="0%" style:font-name="Gentium" fo:font-size="9pt" fo:language="zxx" fo:country="none" fo:font-weight="normal" officeooo:rsid="004bb842" style:letter-kerning="false" style:font-name-asian="Gentium" style:font-size-asian="9pt" style:language-asian="zxx" style:country-asian="none" style:font-weight-asian="normal" style:font-name-complex="Gentium" style:font-size-complex="9pt" style:language-complex="zxx" style:country-complex="none" style:font-weight-complex="normal"/>
    </style:style>
    <style:style style:name="T314" style:family="text">
      <style:text-properties style:text-position="super 58%" style:font-name="Gentium2" fo:language="zxx" fo:country="none" style:language-asian="zxx" style:country-asian="none" style:language-complex="zxx" style:country-complex="none"/>
    </style:style>
    <style:style style:name="T315" style:family="text">
      <style:text-properties style:text-position="super 58%"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16" style:family="text">
      <style:text-properties style:text-position="super 58%" style:font-name="Gentium2" fo:font-size="10pt" fo:language="zxx" fo:country="none" style:font-size-asian="10pt" style:language-asian="zxx" style:country-asian="none" style:language-complex="zxx" style:country-complex="none"/>
    </style:style>
    <style:style style:name="T317" style:family="text">
      <style:text-properties style:text-position="super 58%" style:font-name="Gentium2" fo:font-size="8pt" fo:language="zxx" fo:country="none" style:font-size-asian="8pt" style:language-asian="zxx" style:country-asian="none" style:font-size-complex="11pt" style:language-complex="zxx" style:country-complex="none"/>
    </style:style>
    <style:style style:name="T318" style:family="text">
      <style:text-properties style:text-position="0% 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19" style:family="text">
      <style:text-properties style:text-position="0% 100%" style:font-name="Gentium2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320" style:family="text">
      <style:text-properties fo:color="#c9211e" loext:opacity="100%" style:font-name="Gentium2" fo:font-size="10pt" fo:language="zxx" fo:country="none" fo:font-weight="normal" style:font-size-asian="10pt" style:language-asian="zxx" style:country-asian="none" style:font-weight-asian="normal" style:language-complex="zxx" style:country-complex="none" style:font-weight-complex="normal"/>
    </style:style>
    <style:style style:name="T321" style:family="text">
      <style:text-properties fo:color="#c9211e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22" style:family="text">
      <style:text-properties fo:color="#c9211e" loext:opacity="100%" style:font-name="Gentium2" fo:font-size="10pt" fo:language="zxx" fo:country="none" style:text-underline-style="solid" style:text-underline-width="auto" style:text-underline-color="font-color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23" style:family="text">
      <style:text-properties fo:color="#c9211e" loext:opacity="100%" style:font-name="Gentium2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24" style:family="text">
      <style:text-properties fo:color="#c9211e" loext:opacity="10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25" style:family="text">
      <style:text-properties fo:color="#c9211e" loext:opacity="100%" style:font-name="Gentium2" fo:font-size="9pt" fo:language="zxx" fo:country="none" fo:font-weight="normal" style:letter-kerning="false" fo:background-color="#dee6ef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26" style:family="text">
      <style:text-properties style:text-position="sub 58%" style:font-name="Gentium2" fo:language="zxx" fo:country="none" style:language-asian="zxx" style:country-asian="none" style:language-complex="zxx" style:country-complex="none"/>
    </style:style>
    <style:style style:name="T327" style:family="text">
      <style:text-properties style:text-position="sub 58%" style:font-name="Gentium2" fo:font-size="9pt" fo:language="zxx" fo:country="none" style:font-size-asian="9pt" style:language-asian="zxx" style:country-asian="none" style:font-size-complex="11pt" style:language-complex="zxx" style:country-complex="none"/>
    </style:style>
    <style:style style:name="T328" style:family="text">
      <style:text-properties fo:color="#ff0000" loext:opacity="100%" style:font-name="Gentium2"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329" style:family="text">
      <style:text-properties fo:color="#ff0000" loext:opacity="100%" style:font-name="Gentium2" fo:font-size="9pt" fo:language="zxx" fo:country="none" style:font-size-asian="9pt" style:language-asian="zxx" style:country-asian="none" style:language-complex="zxx" style:country-complex="none"/>
    </style:style>
    <style:style style:name="T330" style:family="text">
      <style:text-properties fo:color="#ff0000" loext:opacity="100%" style:font-name="Gentium2" fo:font-size="8pt" fo:language="zxx" fo:country="none" style:font-size-asian="8pt" style:language-asian="zxx" style:country-asian="none" style:language-complex="zxx" style:country-complex="none"/>
    </style:style>
    <style:style style:name="T331" style:family="text">
      <style:text-properties fo:color="#666666" loext:opacity="100%" style:font-name="Gentium2" fo:font-size="8pt" fo:language="zxx" fo:country="none" style:letter-kerning="false" style:font-name-asian="Calibri2" style:font-size-asian="8pt" style:language-asian="zxx" style:country-asian="none" style:font-size-complex="11pt" style:language-complex="zxx" style:country-complex="none"/>
    </style:style>
    <style:style style:name="T332" style:family="text">
      <style:text-properties fo:color="#808080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33" style:family="text">
      <style:text-properties fo:color="#808080" loext:opacity="100%"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34" style:family="text">
      <style:text-properties fo:color="#808080" loext:opacity="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3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6dd7a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6f314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8752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ac47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38e29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9d8a0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31f741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612763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6c779e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834719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87347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87abc5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c4a6e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6c779e" style:letter-kerning="false" fo:background-color="transparent" loext:char-shading-value="0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acbfea" style:letter-kerning="false" fo:background-color="transparent" loext:char-shading-value="0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acbfea" style:letter-kerning="false" fo:background-color="transparent" loext:char-shading-value="0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287526" style:letter-kerning="false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c4a6e7" style:letter-kerning="false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solid" style:text-underline-width="auto" style:text-underline-color="font-color" fo:font-weight="normal" officeooo:rsid="0087347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solid" style:text-underline-width="auto" style:text-underline-color="font-color" fo:font-weight="normal" officeooo:rsid="00c4a6e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10pt" fo:letter-spacing="normal" fo:language="en" fo:country="US" fo:font-style="normal" fo:text-shadow="none" style:text-underline-style="none" fo:font-weight="normal" style:letter-kerning="false" style:font-name-asian="Calibri2" style:font-size-asian="10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style>
    <style:style style:name="T357" style:family="text">
      <style:text-properties fo:font-variant="normal" fo:text-transform="none" style:use-window-font-color="true" loext:opacity="0%" style:font-name="Gentium2" fo:font-size="8pt" fo:language="zxx" fo:country="none" style:font-size-asian="8pt" style:language-asian="zxx" style:country-asian="none" style:font-size-complex="10pt" style:language-complex="zxx" style:country-complex="none"/>
    </style:style>
    <style:style style:name="T358" style:family="text">
      <style:text-properties fo:font-variant="normal" fo:text-transform="none" style:use-window-font-color="true" loext:opacity="0%" style:font-name="Gentium2" fo:font-size="8pt" fo:language="zxx" fo:country="none" fo:font-weight="bold" style:font-size-asian="8pt" style:language-asian="zxx" style:country-asian="none" style:font-weight-asian="bold" style:font-size-complex="10pt" style:language-complex="zxx" style:country-complex="none" style:font-weight-complex="bold"/>
    </style:style>
    <style:style style:name="T359" style:family="text">
      <style:text-properties fo:font-variant="normal" fo:text-transform="none" style:use-window-font-color="true" loext:opacity="0%" style:font-name="Gentium2" fo:font-size="8pt" fo:language="zxx" fo:country="none" fo:font-weight="normal" style:font-size-asian="8pt" style:language-asian="zxx" style:country-asian="none" style:font-weight-asian="normal" style:font-size-complex="10pt" style:language-complex="zxx" style:country-complex="none" style:font-weight-complex="normal"/>
    </style:style>
    <style:style style:name="T360" style:family="text">
      <style:text-properties fo:font-variant="normal" fo:text-transform="none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ac47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1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31f741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2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4bb84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3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ac47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4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acbfea" style:letter-kerning="false" fo:background-color="transparent" loext:char-shading-value="0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4bb84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c0ee55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c3614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8" style:family="text">
      <style:text-properties style:text-line-through-style="solid" style:text-line-through-type="single" style:font-name="Gentium2" fo:font-size="10pt" fo:language="zxx" fo:country="none" style:font-size-asian="10pt" style:language-asian="zxx" style:country-asian="none" style:language-complex="zxx" style:country-complex="none"/>
    </style:style>
    <style:style style:name="T369" style:family="text">
      <style:text-properties style:text-line-through-style="none" style:text-line-through-type="none" style:font-name="Gentium2" fo:font-size="10pt" fo:language="zxx" fo:country="none" style:font-size-asian="10pt" style:language-asian="zxx" style:country-asian="none" style:language-complex="zxx" style:country-complex="none"/>
    </style:style>
    <style:style style:name="T370" style:family="text">
      <style:text-properties fo:font-variant="small-caps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71" style:family="text">
      <style:text-properties fo:font-variant="small-caps" style:font-name="Gentium2" fo:font-size="10pt" fo:language="zxx" fo:country="none" style:letter-kerning="false" style:font-name-asian="Calibri2" style:font-size-asian="10pt" style:language-asian="zxx" style:country-asian="none" style:font-name-complex="Tahoma" style:font-size-complex="10pt" style:language-complex="zxx" style:country-complex="none"/>
    </style:style>
    <style:style style:name="T372" style:family="text">
      <style:text-properties fo:color="#127622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73" style:family="text">
      <style:text-properties fo:color="#127622" loext:opacity="100%" style:font-name="Gentium2" fo:font-size="8pt" fo:language="zxx" fo:country="none" fo:font-weight="normal" style:font-size-asian="8pt" style:language-asian="zxx" style:country-asian="none" style:font-weight-asian="normal" style:font-size-complex="10pt" style:language-complex="zxx" style:country-complex="none" style:font-weight-complex="normal"/>
    </style:style>
    <style:style style:name="T374" style:family="text">
      <style:text-properties officeooo:rsid="007c02b8"/>
    </style:style>
    <style:style style:name="T375" style:family="text">
      <style:text-properties fo:color="#729fcf" loext:opacity="10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376" style:family="text">
      <style:text-properties fo:color="#729fcf" loext:opacity="100%" style:font-name="Gentium2" fo:font-size="9pt" fo:language="zxx" fo:country="none" fo:font-weight="bold" officeooo:rsid="008b8607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377" style:family="text">
      <style:text-properties fo:color="#2a6099" loext:opacity="100%" style:font-name="Gentium2" fo:font-size="9pt" fo:language="zxx" fo:country="none" style:font-size-asian="9pt" style:language-asian="zxx" style:country-asian="none" style:language-complex="zxx" style:country-complex="none"/>
    </style:style>
    <style:style style:name="T378" style:family="text">
      <style:text-properties fo:color="#2a6099" loext:opacity="100%" style:font-name="Gentium2" fo:font-size="9pt" fo:language="zxx" fo:country="none" officeooo:rsid="00ba2bf0" style:font-size-asian="9pt" style:language-asian="zxx" style:country-asian="none" style:language-complex="zxx" style:country-complex="none"/>
    </style:style>
    <style:style style:name="T379" style:family="text">
      <style:text-properties fo:font-size="8pt" style:font-size-asian="8pt" style:font-size-complex="8pt"/>
    </style:style>
    <style:style style:name="T380" style:family="text">
      <style:text-properties fo:font-size="8pt" style:font-size-asian="8pt" style:font-size-complex="10pt"/>
    </style:style>
    <style:style style:name="T38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6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6pt" style:language-asian="zxx" style:country-asian="none" style:font-style-asian="normal" style:font-weight-asian="normal" style:font-name-complex="Tahoma" style:font-size-complex="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2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1" fo:font-size="6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6pt" style:language-asian="zxx" style:country-asian="none" style:font-style-asian="normal" style:font-weight-asian="normal" style:font-name-complex="Tahoma" style:font-size-complex="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3" style:family="text"/>
    <style:style style:name="T38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1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0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8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0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6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1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0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width="0.019cm" svg:stroke-color="#00a933" draw:marker-start-width="0.381cm" draw:marker-end-width="0.381cm" draw:fill="solid" draw:fill-color="#ffffff" fo:min-height="0.3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019cm" svg:stroke-color="#00a933" draw:marker-start-width="0.381cm" draw:marker-end-width="0.381cm" draw:fill="solid" draw:fill-color="#ffffff" fo:min-height="0.2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width="0.019cm" svg:stroke-color="#00a933" draw:marker-start-width="0.381cm" draw:marker-end-width="0.381cm" draw:fill="solid" draw:fill-color="#ffffff" fo:min-height="0.0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width="0.019cm" svg:stroke-color="#00a933" draw:marker-start-width="0.381cm" draw:marker-end-width="0.381cm" draw:fill="solid" draw:fill-color="#ffffff" fo:min-height="0.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solid" svg:stroke-width="0.019cm" svg:stroke-color="#00a933" draw:marker-start-width="0.381cm" draw:marker-end-width="0.381cm" draw:fill="solid" draw:fill-color="#ffffff" fo:min-height="0.3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solid" svg:stroke-width="0.019cm" svg:stroke-color="#00a933" draw:marker-start-width="0.381cm" draw:marker-end-width="0.381cm" draw:fill="solid" draw:fill-color="#ffffff" fo:min-height="0.3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solid" svg:stroke-width="0.019cm" svg:stroke-color="#00a933" draw:marker-start-width="0.381cm" draw:marker-end-width="0.381cm" draw:fill="solid" draw:fill-color="#ffffff" fo:min-height="0.0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solid" svg:stroke-width="0.019cm" svg:stroke-color="#00a933" draw:marker-start-width="0.381cm" draw:marker-end-width="0.381cm" draw:fill="solid" draw:fill-color="#ffffff" fo:min-height="0.2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solid" svg:stroke-width="0.019cm" svg:stroke-color="#00a933" draw:marker-start-width="0.381cm" draw:marker-end-width="0.381cm" draw:fill="solid" draw:fill-color="#ffffff" fo:min-height="0.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solid" svg:stroke-width="0.019cm" svg:stroke-color="#00a933" draw:marker-start-width="0.381cm" draw:marker-end-width="0.381cm" draw:fill="solid" draw:fill-color="#ffffff" fo:min-height="0.3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solid" svg:stroke-width="0.019cm" svg:stroke-color="#00a933" draw:marker-start-width="0.381cm" draw:marker-end-width="0.381cm" draw:fill="solid" draw:fill-color="#ffffff" fo:min-height="0.2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solid" svg:stroke-width="0.019cm" svg:stroke-color="#00a933" draw:marker-start-width="0.381cm" draw:marker-end-width="0.381cm" draw:fill="solid" draw:fill-color="#ffffff" fo:min-height="0.1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solid" svg:stroke-width="0.019cm" svg:stroke-color="#00a933" draw:marker-start-width="0.381cm" draw:marker-end-width="0.381cm" draw:fill="solid" draw:fill-color="#ffffff" fo:min-height="0.1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solid" svg:stroke-width="0.019cm" svg:stroke-color="#00a933" draw:marker-start-width="0.381cm" draw:marker-end-width="0.381cm" draw:fill="solid" draw:fill-color="#ffffff" fo:min-height="0.1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solid" svg:stroke-width="0.019cm" svg:stroke-color="#00a933" draw:marker-start-width="0.381cm" draw:marker-end-width="0.381cm" draw:fill="solid" draw:fill-color="#ffffff" fo:min-height="0.2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solid" svg:stroke-width="0.019cm" svg:stroke-color="#00a933" draw:marker-start-width="0.381cm" draw:marker-end-width="0.381cm" draw:fill="solid" draw:fill-color="#ffffff" fo:min-height="0.2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stroke="solid" svg:stroke-width="0.019cm" svg:stroke-color="#00a933" draw:marker-start-width="0.381cm" draw:marker-end-width="0.381cm" draw:fill="solid" draw:fill-color="#ffffff" fo:min-height="0.15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 style:parent-style-name="Frame">
      <style:graphic-properties draw:stroke="none" svg:stroke-width="0cm" draw:fill="none" draw:textarea-vertical-align="top" draw:auto-grow-height="false" fo:min-height="0.27cm" fo:min-width="2.379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0.984cm" fo:min-width="0cm" fo:padding-top="0.12cm" fo:padding-bottom="0.12cm" fo:padding-left="0.245cm" fo:padding-right="0.245cm" fo:wrap-option="wrap" fo:margin-left="0.016cm" fo:margin-right="0.018cm" fo:margin-top="0.018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19cm" svg:stroke-color="#c9211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11cm" fo:margin-right="0.011cm" fo:margin-top="0.011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19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11cm" fo:margin-right="0.011cm" fo:margin-top="0.011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cm" draw:fill="none" draw:textarea-vertical-align="top" draw:auto-grow-height="false" fo:min-height="0.268cm" fo:min-width="1.81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019cm" draw:marker-start-width="0.381cm" draw:marker-end-width="0.381cm" draw:fill="none" draw:textarea-vertical-align="middle" draw:auto-grow-height="false" fo:min-height="0.616cm" fo:min-width="0.069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color="#000000" draw:fill="none" draw:fill-color="#ffffff" fo:min-height="0.2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 style:parent-style-name="Frame">
      <style:graphic-properties draw:stroke="none" svg:stroke-width="0cm" draw:fill="solid" draw:fill-color="#ffffff" draw:textarea-vertical-align="top" draw:auto-grow-height="false" fo:min-height="2.069cm" fo:min-width="2.4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 style:parent-style-name="Frame">
      <style:graphic-properties draw:stroke="none" svg:stroke-width="0cm" draw:fill="none" draw:textarea-vertical-align="top" draw:auto-grow-height="false" fo:min-height="0.284cm" fo:min-width="1.702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width="0.019cm" draw:marker-start-width="0.383cm" draw:marker-end-width="0.383cm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width="0.019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011cm" fo:margin-right="0.012cm" fo:margin-top="0.011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 style:parent-style-name="Frame">
      <style:graphic-properties draw:stroke="none" svg:stroke-width="0cm" draw:fill="none" draw:textarea-vertical-align="top" draw:auto-grow-height="false" fo:min-height="0.303cm" fo:min-width="2.18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 style:parent-style-name="Frame">
      <style:graphic-properties draw:stroke="none" svg:stroke-width="0cm" draw:fill="none" draw:textarea-vertical-align="top" draw:auto-grow-height="false" fo:min-height="0.282cm" fo:min-width="11.93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 style:parent-style-name="Frame">
      <style:graphic-properties draw:stroke="none" svg:stroke-width="0cm" draw:fill="none" draw:textarea-vertical-align="top" draw:auto-grow-height="false" fo:min-height="1.245cm" fo:min-width="1.378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 style:parent-style-name="Frame">
      <style:graphic-properties draw:stroke="none" svg:stroke-width="0cm" draw:fill="none" draw:textarea-vertical-align="top" draw:auto-grow-height="false" fo:min-height="0.266cm" fo:min-width="3.13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 style:parent-style-name="Frame">
      <style:graphic-properties draw:stroke="none" svg:stroke-width="0cm" draw:fill="solid" draw:fill-color="#ffffff" draw:textarea-vertical-align="top" draw:auto-grow-height="false" fo:min-height="2.48cm" fo:min-width="2.4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 style:parent-style-name="Frame">
      <style:graphic-properties draw:stroke="none" svg:stroke-width="0cm" draw:fill="none" draw:textarea-vertical-align="top" draw:auto-grow-height="false" fo:min-height="0.27cm" fo:min-width="3.041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 style:parent-style-name="Frame">
      <style:graphic-properties draw:stroke="none" svg:stroke-width="0cm" draw:fill="none" draw:textarea-vertical-align="top" draw:auto-grow-height="false" fo:min-height="0.27cm" fo:min-width="2.919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 style:parent-style-name="Frame">
      <style:graphic-properties draw:stroke="none" svg:stroke-width="0cm" draw:fill="none" draw:textarea-vertical-align="middle" draw:auto-grow-height="false" fo:min-height="1.02cm" fo:min-width="1.30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 style:parent-style-name="Frame">
      <style:graphic-properties draw:stroke="none" svg:stroke-width="0cm" draw:fill="none" draw:textarea-vertical-align="middle" draw:auto-grow-height="false" fo:min-height="0.603cm" fo:min-width="1.30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 style:parent-style-name="Frame">
      <style:graphic-properties draw:stroke="none" svg:stroke-width="0cm" draw:fill="none" draw:textarea-vertical-align="top" draw:auto-grow-height="false" fo:min-height="0.303cm" fo:min-width="4.14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 style:parent-style-name="Frame">
      <style:graphic-properties draw:stroke="none" svg:stroke-width="0cm" draw:fill="none" draw:textarea-vertical-align="top" draw:auto-grow-height="false" fo:min-height="0.303cm" fo:min-width="4.6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 style:parent-style-name="Frame">
      <style:graphic-properties draw:stroke="none" svg:stroke-width="0cm" draw:fill="none" draw:textarea-vertical-align="top" draw:auto-grow-height="false" fo:min-height="0.284cm" fo:min-width="0.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 style:parent-style-name="Frame">
      <style:graphic-properties draw:stroke="none" svg:stroke-width="0cm" draw:fill="none" draw:textarea-vertical-align="top" draw:auto-grow-height="false" fo:min-height="0.303cm" fo:min-width="3.84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solid" svg:stroke-width="0.019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011cm" fo:margin-right="0.011cm" fo:margin-top="0.011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solid" svg:stroke-width="0.019cm" svg:stroke-color="#3465a4" draw:marker-start-width="0.337cm" draw:marker-end-width="0.337cm" draw:stroke-linejoin="round" draw:fill="none" draw:textarea-horizontal-align="center" draw:textarea-vertical-align="top" draw:auto-grow-height="false" fo:padding-top="0.12cm" fo:padding-bottom="0.12cm" fo:padding-left="0.245cm" fo:padding-right="0.245cm" fo:wrap-option="wrap" fo:margin-left="0.016cm" fo:margin-right="0.016cm" fo:margin-top="0.016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 style:parent-style-name="Frame">
      <style:graphic-properties draw:stroke="none" svg:stroke-width="0cm" draw:fill="solid" draw:fill-color="#ffffff" draw:textarea-vertical-align="top" draw:auto-grow-height="false" fo:min-height="1.619cm" fo:min-width="4.68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 style:parent-style-name="Frame">
      <style:graphic-properties draw:stroke="none" svg:stroke-width="0cm" draw:fill="none" draw:textarea-vertical-align="top" draw:auto-grow-height="false" fo:min-height="0.303cm" fo:min-width="3.9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svg:stroke-width="0.019cm" draw:marker-start-width="0.381cm" draw:marker-end="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solid" svg:stroke-width="0.019cm" svg:stroke-color="#3465a4" draw:stroke-linejoin="round" draw:fill="none" draw:textarea-vertical-align="top" draw:auto-grow-height="false" fo:min-height="0cm" fo:min-width="3.81cm" fo:padding-top="0.125cm" fo:padding-bottom="0.125cm" fo:padding-left="0.25cm" fo:padding-right="0.25cm" fo:wrap-option="wrap" fo:margin-left="0.012cm" fo:margin-right="0.011cm" fo:margin-top="0.012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solid" svg:stroke-width="0.019cm" svg:stroke-color="#3465a4" draw:marker-end="msArrowEnd_20_5" draw:marker-end-width="0.21cm" draw:marker-end-center="false" draw:stroke-linejoin="round" draw:fill="none" draw:textarea-vertical-align="top" draw:auto-grow-height="false" fo:min-height="0.093cm" fo:min-width="7.195cm" fo:padding-top="0.125cm" fo:padding-bottom="0.125cm" fo:padding-left="0.25cm" fo:padding-right="0.25cm" fo:wrap-option="wrap" fo:margin-left="0.011cm" fo:margin-right="0.002cm" fo:margin-top="0.037cm" fo:margin-bottom="0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2.907cm" fo:min-width="0cm" fo:padding-top="0.12cm" fo:padding-bottom="0.12cm" fo:padding-left="0.245cm" fo:padding-right="0.245cm" fo:wrap-option="wrap" fo:margin-left="0.016cm" fo:margin-right="0.014cm" fo:margin-top="0.018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1.376cm" fo:min-width="0cm" fo:padding-top="0.12cm" fo:padding-bottom="0.12cm" fo:padding-left="0.245cm" fo:padding-right="0.245cm" fo:wrap-option="wrap" fo:margin-left="0.016cm" fo:margin-right="0.018cm" fo:margin-top="0.016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 style:parent-style-name="Frame">
      <style:graphic-properties draw:stroke="none" svg:stroke-width="0cm" svg:stroke-color="#ffffff" draw:marker-start-width="0.349cm" draw:marker-end-width="0.349cm" svg:stroke-opacity="0%" draw:fill="none" draw:textarea-vertical-align="top" draw:auto-grow-height="true" fo:min-height="0cm" fo:min-width="0cm" fo:padding-top="0.049cm" fo:padding-bottom="0.049cm" fo:padding-left="0.049cm" fo:padding-right="0.049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 style:parent-style-name="Frame">
      <style:graphic-properties draw:stroke="none" svg:stroke-width="0cm" draw:fill="solid" draw:fill-color="#ffffff" draw:textarea-vertical-align="top" draw:auto-grow-height="false" fo:min-height="3.175cm" fo:min-width="5.412cm" fo:padding-top="0cm" fo:padding-bottom="0cm" fo:padding-left="0cm" fo:padding-right="0cm" fo:wrap-option="wrap" fo:margin-left="0.198cm" fo:margin-right="0.203cm" fo:margin-top="0.198cm" fo:margin-bottom="0.20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.002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stroke="solid" svg:stroke-color="#808080" draw:fill="none" draw:fill-color="#ffffff" fo:min-height="1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8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2.808cm" fo:min-width="0cm" fo:padding-top="0.12cm" fo:padding-bottom="0.12cm" fo:padding-left="0.245cm" fo:padding-right="0.245cm" fo:wrap-option="wrap" fo:margin-left="0.016cm" fo:margin-right="0.014cm" fo:margin-top="0.016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solid" svg:stroke-width="0.019cm" svg:stroke-color="#3465a4" draw:stroke-linejoin="round" draw:fill="none" draw:textarea-vertical-align="top" draw:auto-grow-height="false" fo:min-height="0cm" fo:min-width="3.792cm" fo:padding-top="0.125cm" fo:padding-bottom="0.125cm" fo:padding-left="0.25cm" fo:padding-right="0.25cm" fo:wrap-option="wrap" fo:margin-left="0.012cm" fo:margin-right="0.009cm" fo:margin-top="0.012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 style:parent-style-name="Frame">
      <style:graphic-properties draw:stroke="none" svg:stroke-width="0cm" draw:fill="none" draw:textarea-vertical-align="top" draw:auto-grow-height="false" fo:min-height="0.63cm" fo:min-width="2.51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 style:parent-style-name="Frame">
      <style:graphic-properties draw:stroke="none" svg:stroke-width="0cm" draw:fill="none" draw:textarea-vertical-align="top" draw:auto-grow-height="false" fo:min-height="0.302cm" fo:min-width="7.8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path text:anchor-type="paragraph" draw:z-index="2" draw:name="Bézier curve 9" draw:style-name="gr20" draw:text-style-name="P101" svg:width="0.203cm" svg:height="0.344cm" draw:transform="skewX (-0.123743843966398) rotate (-0.582416371390508) translate (7.65878122624174cm 0.280458332948275cm)" svg:viewBox="0 0 204 345" svg:d="M0 0c361 2 133 345 133 345"><text:p/></draw:path><draw:custom-shape text:anchor-type="char" draw:z-index="5" draw:name="Text Frame 14" draw:style-name="gr60" draw:text-style-name="P99" svg:width="2.513cm" svg:height="0.629cm" svg:x="6.258cm" svg:y="-0.141cm"><text:p text:style-name="P60"><text:span text:style-name="T83">same as </text:span><text:span text:style-name="T82">dative present</text:span></text:p><text:p text:style-name="P46">participle</text:p><text:p text:style-name="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ω-</text:span><text:span text:style-name="T1">Verbs:<text:tab/></text:span><text:span text:style-name="T6">Singular</text:span><text:span text:style-name="T9"><text:tab/><text:tab/></text:span><text:span text:style-name="T6">Plural</text:span><text:span text:style-name="T9"><text:tab/><text:tab/><text:tab/></text:span><text:span text:style-name="T6">Meaning</text:span></text:p>
      <text:p text:style-name="P15"><draw:frame text:anchor-type="paragraph" draw:z-index="86" draw:name="Text Frame 46" draw:style-name="gr6" draw:text-style-name="P94" svg:width="0.512cm" svg:height="0.346cm" svg:x="16.849cm" svg:y="0.041cm"><draw:text-box><text:p text:style-name="P93"><text:span text:style-name="T379">c</text:span><text:span text:style-name="T379">h</text:span><text:span text:style-name="T379">3</text:span></text:p></draw:text-box></draw:frame><draw:frame text:anchor-type="paragraph" draw:z-index="88" draw:name="Text Frame 48" draw:style-name="gr4" draw:text-style-name="P94" svg:width="0.53cm" svg:height="0.346cm" svg:x="16.849cm" svg:y="0.517cm"><draw:text-box><text:p text:style-name="P93"><text:span text:style-name="T379">ch7</text:span></text:p></draw:text-box></draw:frame><text:span text:style-name="T4">P</text:span><draw:custom-shape text:anchor-type="char" draw:z-index="7" draw:name="Shape1" draw:style-name="gr58" draw:text-style-name="P100" svg:width="0.479cm" svg:height="3.058cm" svg:x="-0.49cm" svg:y="0.016cm"><text:p/><draw:enhanced-geometry draw:mirror-horizontal="false" draw:mirror-vertical="false" svg:viewBox="0 0 0 0" drawooo:sub-view-size="270 1769" draw:text-areas="0 0 ?f0 ?f1" draw:type="ooxml-non-primitive" draw:enhanced-path="M 269 0 C 201 0 134 73 134 147 L 134 736 C 134 810 67 884 0 884 67 884 134 957 134 1031 L 134 1620 C 134 1694 201 1768 269 1768 N"><draw:equation draw:name="f0" draw:formula="logwidth"/><draw:equation draw:name="f1" draw:formula="logheight"/></draw:enhanced-geometry></draw:custom-shape><text:span text:style-name="T4">resent: <text:tab/></text:span><text:span text:style-name="T161">λυ</text:span><text:span text:style-name="T129">ω</text:span><text:span text:style-name="T128"> <text:s/>εις <text:s/>ει<text:tab/>ομεν <text:s/>ετε <text:s/></text:span><text:span text:style-name="Red"><text:span text:style-name="T29">ουσι(ν)</text:span></text:span><text:span text:style-name="T128"><text:tab/><text:tab/></text:span><text:span text:style-name="T130">add σ+suffix to active/middle to get </text:span><text:span text:style-name="T164">Future</text:span><text:span text:style-name="T134"> A&amp;M</text:span><text:span text:style-name="T4"><text:line-break/>Imperf/2</text:span><text:span text:style-name="T314">nd</text:span><text:span text:style-name="T4"> A:<text:tab/></text:span><text:span text:style-name="T163">ἐ</text:span><text:span text:style-name="T160">βαλ</text:span><text:span text:style-name="T128">ον <text:s/>ες <text:s/>ε(ν)<text:tab/>ομεν <text:s/>ετε <text:s/>ον</text:span><text:span text:style-name="T4"><text:tab/><text:tab/></text:span><text:span text:style-name="T114">-i</text:span><text:span text:style-name="T116">ng</text:span><text:span text:style-name="T32">: (clues </text:span><text:span text:style-name="Red"><text:span text:style-name="T32">o</text:span></text:span><text:span text:style-name="T32">ν-ς-ν <text:s/>μεν-τε-</text:span><text:span text:style-name="Red"><text:span text:style-name="T32">o</text:span></text:span><text:span text:style-name="T32">ν — </text:span><text:span text:style-name="Red"><text:span text:style-name="T32">note overlap</text:span></text:span><text:span text:style-name="T32">)</text:span><text:span text:style-name="T4">1</text:span><text:span text:style-name="T314">st</text:span></text:p>
      <text:p text:style-name="P16"><draw:custom-shape text:anchor-type="char" draw:z-index="9" draw:name="Shape2" draw:style-name="gr56" draw:text-style-name="P99" svg:width="1.158cm" svg:height="0.447cm" svg:x="-1.647cm" svg:y="0.402cm"><text:p text:style-name="P81"><text:span text:style-name="T80">Ac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Aorist:<text:tab/></text:span><text:span text:style-name="T34">ἔ</text:span><text:span text:style-name="T44">λυ</text:span><text:span text:style-name="T34">σα <text:s/>σας <text:s/>σ</text:span><text:span text:style-name="Red"><text:span text:style-name="T34">ε</text:span></text:span><text:span text:style-name="T34">(ν)<text:tab/>σαμεν <text:s/>σατε <text:s/>σαν</text:span><text:span text:style-name="T4"><text:tab/><text:tab/><text:tab/></text:span><text:span text:style-name="T114">-ed</text:span><text:span text:style-name="T131">: </text:span><text:span text:style-name="T32">(clues σα + </text:span><text:span text:style-name="T318">~</text:span><text:span text:style-name="T32">-ς-ς</text:span><text:span text:style-name="Red"><text:span text:style-name="T32">ε</text:span></text:span><text:span text:style-name="T32">ν <text:s/>μεν-τε-ν — </text:span><text:span text:style-name="Red"><text:span text:style-name="T32">note ε exception</text:span></text:span><text:span text:style-name="T32">)</text:span></text:p>
      <text:p text:style-name="P17"><draw:frame text:anchor-type="paragraph" draw:z-index="87" draw:name="Text Frame 47" draw:style-name="gr5" draw:text-style-name="P94" svg:width="0.6cm" svg:height="0.389cm" svg:x="16.849cm" svg:y="0.049cm"><draw:text-box><text:p text:style-name="P93"><text:span text:style-name="T379">ch10</text:span></text:p></draw:text-box></draw:frame><text:span text:style-name="T4">Perfect:<text:tab/><text:tab/></text:span><text:span text:style-name="T34">λε</text:span><text:span text:style-name="T44">λὐ</text:span><text:span text:style-name="T34">κα κας κε(ν)<text:tab/>καμεν κατε κασι(ν)</text:span><text:span text:style-name="T4"><text:tab/></text:span><text:span text:style-name="T118">have</text:span><text:span text:style-name="T114"> loosed</text:span><text:span text:style-name="T131">: front redup; without κ for 2</text:span><text:span text:style-name="T300">nd</text:span><text:span text:style-name="T131"> perfect<text:line-break/> <text:s text:c="3"/></text:span><text:span text:style-name="T168">οἷδα present </text:span><text:span text:style-name="T179">(dep):</text:span><text:span text:style-name="T131"><text:tab/></text:span><text:span text:style-name="T175">οἷδ</text:span><text:span text:style-name="T168">α οἷδας οἷδε(ν)<text:tab/>οἴδαμεν οἴδατε οἴδασι(ν)<text:tab/></text:span><text:span text:style-name="T122">I know</text:span><text:span text:style-name="T168"> (perfect form; present translation)</text:span></text:p>
      <text:p text:style-name="P18"><text:span text:style-name="T4">Pluperfect:<text:tab/></text:span><text:span text:style-name="T50">(ἐ)</text:span><text:span text:style-name="T21">λ</text:span><text:span text:style-name="T22">ε</text:span><text:span text:style-name="T7">λύ</text:span><text:span text:style-name="T22">κ</text:span><text:span text:style-name="Red"><text:span text:style-name="T22">ειν</text:span></text:span><text:span text:style-name="T22"> κεις κει</text:span><text:span text:style-name="T34"><text:tab/>κειμεν κειτε κεισ</text:span><text:span text:style-name="Red"><text:span text:style-name="T34">αν</text:span></text:span><text:span text:style-name="T4"><text:tab/></text:span><text:span text:style-name="T118">had</text:span><text:span text:style-name="T114"> loosed</text:span><text:span text:style-name="T131">: ἐ(usually) + reduplication</text:span><text:span text:style-name="T4"><text:line-break/></text:span><draw:custom-shape text:anchor-type="char" draw:z-index="11" draw:name="Shape2_ 3" draw:style-name="gr54" draw:text-style-name="P99" svg:width="1.46cm" svg:height="0.752cm" svg:x="-1.949cm" svg:y="0.831cm"><text:p text:style-name="P85"><text:span text:style-name="T79">When accusa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6"> <text:s text:c="11"/></text:span><text:span text:style-name="T168">οἷδα i</text:span><text:span text:style-name="T62">mperf:<text:tab/></text:span><text:span text:style-name="T67">ᾔδ</text:span><text:span text:style-name="T63">ειν ᾔδεις ᾔδει<text:tab/>ᾔδειμεν ᾔδειτε ᾔδεισαν<text:tab/></text:span><text:span text:style-name="T123">I knew</text:span><text:span text:style-name="T63"> (pluperfect form; imperfect translation)</text:span></text:p>
      <text:p text:style-name="P15"><draw:frame text:anchor-type="paragraph" draw:z-index="89" draw:name="Text Frame 49" draw:style-name="gr3" draw:text-style-name="P94" svg:width="0.653cm" svg:height="0.346cm" svg:x="16.849cm" svg:y="0.522cm"><draw:text-box><text:p text:style-name="P93"><text:span text:style-name="T379">c</text:span><text:span text:style-name="T379">h</text:span><text:span text:style-name="T379">1</text:span><text:span text:style-name="T379">4</text:span></text:p></draw:text-box></draw:frame><draw:frame text:anchor-type="paragraph" draw:z-index="84" draw:name="Text Frame 44" draw:style-name="gr2" draw:text-style-name="P94" svg:width="0.653cm" svg:height="0.346cm" svg:x="16.849cm" svg:y="0.046cm"><draw:text-box><text:p text:style-name="P93"><text:span text:style-name="T379">c</text:span><text:span text:style-name="T379">h</text:span><text:span text:style-name="T379">1</text:span><text:span text:style-name="T379">2</text:span></text:p></draw:text-box></draw:frame><draw:custom-shape text:anchor-type="char" draw:z-index="13" draw:name="Shape1_0" draw:style-name="gr52" draw:text-style-name="P100" svg:width="0.479cm" svg:height="3.156cm" svg:x="-0.49cm" svg:y="0.009cm"><text:p/><draw:enhanced-geometry draw:mirror-horizontal="false" draw:mirror-vertical="false" svg:viewBox="0 0 0 0" drawooo:sub-view-size="270 1127" draw:text-areas="0 0 ?f0 ?f1" draw:type="ooxml-non-primitive" draw:enhanced-path="M 269 0 C 201 0 134 46 134 93 L 134 469 C 134 516 67 563 0 563 67 563 134 609 134 656 L 134 1032 C 134 1079 201 1126 269 1126 N"><draw:equation draw:name="f0" draw:formula="logwidth"/><draw:equation draw:name="f1" draw:formula="logheight"/></draw:enhanced-geometry></draw:custom-shape><text:span text:style-name="T208">Present:</text:span><text:span text:style-name="T36"><text:tab/></text:span><text:span text:style-name="T45">ἐρχ</text:span><text:span text:style-name="T36">ομαι <text:s/>ῃ <text:s/>εται<text:tab/>ομεθα <text:s/>εσθε <text:s/>ονται<text:tab/></text:span><text:span text:style-name="T168">P: </text:span><text:span text:style-name="T117">I am being loosed</text:span><text:span text:style-name="T36">: agency ‘by’: </text:span><text:span text:style-name="T21">ὑπό(G), διά(G), (ἐν)(D)<text:line-break/></text:span><draw:line text:anchor-type="char" draw:z-index="15" draw:name="Line 7" draw:style-name="gr46" draw:text-style-name="P100" svg:x1="-1.299cm" svg:y1="0.626cm" svg:x2="-1.428cm" svg:y2="1.263cm"><text:p/></draw:line><text:span text:style-name="T208">Imperf/2</text:span><text:span text:style-name="T303">nd</text:span><text:span text:style-name="T208"> A:<text:tab/></text:span><text:span text:style-name="T131">ἐ</text:span><text:span text:style-name="T162">λυ</text:span><text:span text:style-name="T131">όμην ου ετο<text:tab/>όμεθα εσθε οντο<text:tab/><text:tab/></text:span><text:span text:style-name="T168">M:</text:span><text:span text:style-name="T131"> </text:span><text:span text:style-name="T114">I was loosing (self)</text:span><text:span text:style-name="T131">; </text:span><text:span text:style-name="T168">P:</text:span><text:span text:style-name="T131"> </text:span><text:span text:style-name="T114">I was being loosed</text:span></text:p>
      <text:p text:style-name="P16"><draw:custom-shape text:anchor-type="char" draw:z-index="17" draw:name="Shape2_0" draw:style-name="gr43" draw:text-style-name="P99" svg:width="1.46cm" svg:height="0.897cm" svg:x="-1.963cm" svg:y="0.233cm"><text:p text:style-name="P45">Middle</text:p><text:p text:style-name="P81"><text:span text:style-name="T80">/ Pass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8">1</text:span><text:span text:style-name="T303">st</text:span><text:span text:style-name="T208"> Aorist M:</text:span><text:span text:style-name="T131"> <text:s text:c="2"/>ἐ</text:span><text:span text:style-name="T162">λυ</text:span><text:span text:style-name="T131">σάμην σω σατο<text:tab/>σάμεθα σασθε σαντο<text:tab/></text:span><text:span text:style-name="T114">I loosed (self)</text:span></text:p>
      <text:p text:style-name="P17"><draw:frame text:anchor-type="paragraph" draw:z-index="90" draw:name="Text Frame 50" draw:style-name="gr2" draw:text-style-name="P92" svg:width="0.6cm" svg:height="0.346cm" svg:x="16.849cm" svg:y="0.055cm"><draw:text-box><text:p text:style-name="P91"><text:span text:style-name="T379">ch13</text:span></text:p></draw:text-box></draw:frame><text:span text:style-name="T208">Perfect:<text:tab/></text:span><text:span text:style-name="T131"><text:tab/>λέ</text:span><text:span text:style-name="T162">λυ</text:span><text:span text:style-name="T131">μαι σαι ται<text:tab/>μεθα σθε νται</text:span><text:span text:style-name="T221"><text:tab/><text:tab/></text:span><text:span text:style-name="T168">M:</text:span><text:span text:style-name="T131"> </text:span><text:span text:style-name="T114">I have loosed (self)</text:span><text:span text:style-name="T131">; </text:span><text:span text:style-name="T169">P:</text:span><text:span text:style-name="T131"> </text:span><text:span text:style-name="T114">I have been loosed</text:span></text:p>
      <text:p text:style-name="P18"><draw:custom-shape text:anchor-type="char" draw:z-index="23" draw:name="Text Frame 2" draw:style-name="gr47" draw:text-style-name="P105" svg:width="4.68cm" svg:height="1.618cm" svg:x="12.042cm" svg:y="0.439cm"><text:p text:style-name="P3"><text:span text:style-name="T250">Liquids</text:span><text:span text:style-name="T70">: <text:s/>αναβαινω/καταβαινω<text:line-break/> <text:s/>α</text:span><text:span text:style-name="Red"><text:span text:style-name="T24">ι</text:span></text:span><text:span text:style-name="T70">ρω/εγε</text:span><text:span text:style-name="Red"><text:span text:style-name="T24">ι</text:span></text:span><text:span text:style-name="T70">ρω/σπε</text:span><text:span text:style-name="Red"><text:span text:style-name="T24">ι</text:span></text:span><text:span text:style-name="T70">ρω<text:line-break/> <text:s/>αγγελ</text:span><text:span text:style-name="Red"><text:span text:style-name="T24">λ</text:span></text:span><text:span text:style-name="T70">ω/αποστε</text:span><text:span text:style-name="Red"><text:span text:style-name="T24">λ</text:span></text:span><text:span text:style-name="T70">λω/αποκτεινω<text:line-break/> <text:s/>θελω/μενω/κρινω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26" draw:name="Line 1" draw:style-name="gr46" draw:text-style-name="P100" svg:x1="-1.201cm" svg:y1="0.834cm" svg:x2="-1.503cm" svg:y2="0.13cm"><text:p/></draw:line><text:span text:style-name="T208">Pluperfect:</text:span><text:span text:style-name="T131"><text:tab/>ἐλε</text:span><text:span text:style-name="T162">λύ</text:span><text:span text:style-name="T131">μην σο το<text:tab/>μεθα σθε ντο<text:tab/><text:tab/></text:span><text:span text:style-name="T168">M:</text:span><text:span text:style-name="T131"> </text:span><text:span text:style-name="T114">I had loosed (self)</text:span><text:span text:style-name="T131">; </text:span><text:span text:style-name="T169">P:</text:span><text:span text:style-name="T131"> </text:span><text:span text:style-name="T114">I had been loosed</text:span><text:span text:style-name="T131"> </text:span><text:span text:style-name="T221">(only 7 in NT)</text:span></text:p>
      <text:p text:style-name="P13"><draw:line text:anchor-type="paragraph" draw:z-index="29" draw:name="Line 10" draw:style-name="gr29" draw:text-style-name="P101" svg:x1="12.18cm" svg:y1="0.443cm" svg:x2="11.827cm" svg:y2="1.149cm"><text:p/></draw:line><draw:frame text:anchor-type="paragraph" draw:z-index="91" draw:name="Text Frame 51" draw:style-name="gr1" draw:text-style-name="P90" svg:width="0.565cm" svg:height="0.346cm" svg:x="11.21cm" svg:y="0.062cm"><draw:text-box><text:p text:style-name="P89"><text:span text:style-name="T379">ch15</text:span></text:p></draw:text-box></draw:frame><draw:custom-shape text:anchor-type="char" draw:z-index="32" draw:name="Shape2_ 2" draw:style-name="gr43" draw:text-style-name="P99" svg:width="0.849cm" svg:height="0.653cm" svg:x="-1.423cm" svg:y="0.385cm"><text:p text:style-name="P85"><text:span text:style-name="T79">When agen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9">Aorist Passive:<text:tab/></text:span><text:span text:style-name="T131">ἐ</text:span><text:span text:style-name="T162">λυ</text:span><text:span text:style-name="T131">θην θης θη<text:tab/>θημεν θητε θησαν<text:tab/></text:span><text:span text:style-name="T114">I was loosed</text:span></text:p>
      <text:p text:style-name="P14"><text:span text:style-name="T210">Future </text:span><text:span text:style-name="T209">P</text:span><text:span text:style-name="T210">sve</text:span><text:span text:style-name="T209">: <text:s/></text:span><text:span text:style-name="T176">λυ</text:span><text:span text:style-name="T171">θη</text:span><text:span text:style-name="T172">σομαι</text:span><text:span text:style-name="T171"> θης</text:span><text:span text:style-name="T172">ῃ </text:span><text:span text:style-name="T171">θη</text:span><text:span text:style-name="T172">σεται<text:tab/></text:span><text:span text:style-name="T171">θη</text:span><text:span text:style-name="T172">σομεθα</text:span><text:span text:style-name="T171"> θη</text:span><text:span text:style-name="T172">σεσθε</text:span><text:span text:style-name="T171"> θησ</text:span><text:span text:style-name="T172">ονται</text:span><text:span text:style-name="T131"><text:tab/></text:span><text:span text:style-name="T114">I </text:span><text:span text:style-name="T115">will be </text:span><text:span text:style-name="T114">loosed</text:span></text:p>
      <text:p text:style-name="P62"><draw:line text:anchor-type="paragraph" draw:z-index="37" draw:name="Line 8" draw:style-name="gr29" draw:text-style-name="P101" svg:x1="11.562cm" svg:y1="0.778cm" svg:x2="14.495cm" svg:y2="1.374cm"><text:p/></draw:line><draw:frame text:anchor-type="paragraph" draw:z-index="85" draw:name="Text Frame 45" draw:style-name="gr7" draw:text-style-name="P95" svg:width="0.653cm" svg:height="0.346cm" svg:x="-0.808cm" svg:y="0.138cm"><draw:text-box><text:p text:style-name="P93"><text:span text:style-name="T379">ch1</text:span><text:span text:style-name="T379">9</text:span></text:p></draw:text-box></draw:frame><draw:custom-shape text:anchor-type="char" draw:z-index="39" draw:name="Frame 1" draw:style-name="gr35" draw:text-style-name="P105" svg:width="2.438cm" svg:height="2.479cm" svg:x="14.284cm" svg:y="0.707cm"><loext:table table:name="Table1" table:style-name="Table1"><loext:table-column table:style-name="Table1.A"/><loext:table-column table:style-name="Table1.B"/><loext:table-column table:style-name="Table1.C"/><loext:table-row table:style-name="Table1.1"><loext:table-cell table:style-name="Table1.A1" table:number-columns-spanned="3" office:value-type="string"><text:p text:style-name="P37"><draw:custom-shape text:anchor-type="char" draw:z-index="41" draw:name="Frame 3" draw:style-name="gr35" draw:text-style-name="P105" svg:width="2.438cm" svg:height="2.479cm" svg:x="14.284cm" svg:y="0.707cm"><loext:table table:name="Table6" table:style-name="Table6"><loext:table-column table:style-name="Table6.A"/><loext:table-column table:style-name="Table6.B"/><loext:table-column table:style-name="Table6.C"/><loext:table-row table:style-name="Table6.1"><loext:table-cell table:style-name="Table6.A1" table:number-columns-spanned="3" office:value-type="string"><text:p text:style-name="P37">Contract Verbs</text:p></loext:table-cell><loext:covered-table-cell/><loext:covered-table-cell/></loext:table-row><loext:table-row table:style-name="Table6.1"><loext:table-cell table:style-name="Table6.A2" office:value-type="string"><text:p text:style-name="P36"/></loext:table-cell><loext:table-cell table:style-name="Table6.A2" office:value-type="string"><text:p text:style-name="P37">+ε</text:p></loext:table-cell><loext:table-cell table:style-name="Table6.C2" office:value-type="string"><text:p text:style-name="P28">+ο</text:p></loext:table-cell></loext:table-row><loext:table-row table:style-name="Table6.1"><loext:table-cell table:style-name="Table6.A2" office:value-type="string"><text:p text:style-name="P37">α</text:p></loext:table-cell><loext:table-cell table:style-name="Table6.B3" office:value-type="string"><text:p text:style-name="P44">ᾶ (ᾷ*)</text:p></loext:table-cell><loext:table-cell table:style-name="Table6.C3" office:value-type="string"><text:p text:style-name="P44">ω</text:p></loext:table-cell></loext:table-row><loext:table-row table:style-name="Table6.1"><loext:table-cell table:style-name="Table6.A2" office:value-type="string"><text:p text:style-name="P37">ε</text:p></loext:table-cell><loext:table-cell table:style-name="Table6.B4" office:value-type="string"><text:p text:style-name="P44">εῖ</text:p></loext:table-cell><loext:table-cell table:style-name="Table6.C4" office:value-type="string"><text:p text:style-name="P44">ου</text:p></loext:table-cell></loext:table-row><loext:table-row table:style-name="Table6.1"><loext:table-cell table:style-name="Table6.A2" office:value-type="string"><text:p text:style-name="P37">ο</text:p></loext:table-cell><loext:table-cell table:style-name="Table6.B5" office:value-type="string"><text:p text:style-name="P44">οῦ (οῖ*)</text:p></loext:table-cell><loext:table-cell table:style-name="Table6.C5" office:value-type="string"><text:p text:style-name="P44">ου</text:p></loext:table-cell></loext:table-row><loext:table-row table:style-name="Table6.1"><loext:table-cell table:style-name="Table6.A6" table:number-columns-spanned="3" office:value-type="string"><text:p text:style-name="P36">* for εις/ει/η </text:p></loext:table-cell><loext:covered-table-cell/><loext:covered-table-cell/></loext:table-row></loext:table><text:p text:style-name="P4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ontract<text:span text:style-name="T374">ions</text:span></text:p></loext:table-cell><loext:covered-table-cell/><loext:covered-table-cell/></loext:table-row><loext:table-row table:style-name="Table1.1"><loext:table-cell table:style-name="Table1.A2" office:value-type="string"><text:p text:style-name="P36"/></loext:table-cell><loext:table-cell table:style-name="Table1.A2" office:value-type="string"><text:p text:style-name="P37">+ε</text:p></loext:table-cell><loext:table-cell table:style-name="Table1.C2" office:value-type="string"><text:p text:style-name="P28">+ο</text:p></loext:table-cell></loext:table-row><loext:table-row table:style-name="Table1.1"><loext:table-cell table:style-name="Table1.A2" office:value-type="string"><text:p text:style-name="P37">α</text:p></loext:table-cell><loext:table-cell table:style-name="Table1.B3" office:value-type="string"><text:p text:style-name="P44">ᾶ (ᾷ*)</text:p></loext:table-cell><loext:table-cell table:style-name="Table1.C3" office:value-type="string"><text:p text:style-name="P44">ω</text:p></loext:table-cell></loext:table-row><loext:table-row table:style-name="Table1.1"><loext:table-cell table:style-name="Table1.A2" office:value-type="string"><text:p text:style-name="P37">ε</text:p></loext:table-cell><loext:table-cell table:style-name="Table1.B4" office:value-type="string"><text:p text:style-name="P44">εῖ</text:p></loext:table-cell><loext:table-cell table:style-name="Table1.C4" office:value-type="string"><text:p text:style-name="P44">ου</text:p></loext:table-cell></loext:table-row><loext:table-row table:style-name="Table1.1"><loext:table-cell table:style-name="Table1.A2" office:value-type="string"><text:p text:style-name="P37">ο</text:p></loext:table-cell><loext:table-cell table:style-name="Table1.B5" office:value-type="string"><text:p text:style-name="P44">οῦ (οῖ*) </text:p></loext:table-cell><loext:table-cell table:style-name="Table1.C5" office:value-type="string"><text:p text:style-name="P44">ου</text:p></loext:table-cell></loext:table-row><loext:table-row table:style-name="Table1.1"><loext:table-cell table:style-name="Table1.A6" table:number-columns-spanned="3" office:value-type="string"><text:p text:style-name="P36">* for εις/ει/η </text:p></loext:table-cell><loext:covered-table-cell/><loext:covered-table-cell/></loext:table-row></loext:table><text:p text:style-name="P4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8">Liquid </text:span><text:span text:style-name="T86">λμνρ</text:span><text:span text:style-name="T228"> verbs:</text:span><text:span text:style-name="T131"><text:tab/></text:span><text:span text:style-name="Red"><text:span text:style-name="T30">fut</text:span></text:span><text:span text:style-name="T131">: σ</text:span><text:span text:style-name="T133">→</text:span><text:span text:style-name="T230">ε then amalgamated <text:s text:c="2"/></text:span><text:span text:style-name="Red"><text:span text:style-name="T25">aorist</text:span></text:span><text:span text:style-name="T230">: σ</text:span><text:span text:style-name="T133">→lengthend final stem vowel</text:span><text:span text:style-name="T221"><text:line-break/>Contract </text:span><text:span text:style-name="T85">αεο</text:span><text:span text:style-name="T221"> verbs:</text:span><text:span text:style-name="T131"><text:tab/></text:span><text:span text:style-name="Red"><text:span text:style-name="T30">act</text:span></text:span><text:span text:style-name="Red"><text:span text:style-name="T31">+</text:span></text:span><text:span text:style-name="Red"><text:span text:style-name="T30">imperf only</text:span></text:span><text:span text:style-name="T131">; in other tenses, lengthened final stem vowel</text:span><draw:custom-shape text:anchor-type="char" draw:z-index="42" draw:name="Text Frame 6" draw:style-name="gr34" draw:text-style-name="P99" svg:width="3.133cm" svg:height="0.265cm" svg:x="7.317cm" svg:y="0.9cm"><text:p text:style-name="P6"><text:span text:style-name="T78">pres stem end: λ</text:span><text:span text:style-name="T73">→λλ; ρ→ι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4"><draw:frame text:anchor-type="paragraph" draw:z-index="81" draw:name="Text Frame 40" draw:style-name="gr9" draw:text-style-name="P95" svg:width="0.636cm" svg:height="0.371cm" svg:x="-0.79cm" svg:y="0.162cm"><draw:text-box><text:p text:style-name="P93"><text:span text:style-name="T379">c</text:span><text:span text:style-name="T379">h</text:span><text:span text:style-name="T379">2</text:span><text:span text:style-name="T379">5</text:span></text:p></draw:text-box></draw:frame><draw:custom-shape text:anchor-type="char" draw:z-index="45" draw:name="Text Frame 13" draw:style-name="gr32" draw:text-style-name="P99" svg:width="11.935cm" svg:height="0.281cm" svg:x="1.914cm" svg:y="0.474cm"><text:p text:style-name="P4"><text:span text:style-name="T74">other mood/tense </text:span><text:span text:style-name="T77">endings</text:span><text:span text:style-name="T74"> </text:span><text:span text:style-name="T75">match </text:span><text:span text:style-name="T74">ω-Verbs </text:span><text:span text:style-name="T76">except </text:span><text:span text:style-name="Red"><text:span text:style-name="T57">aorist</text:span></text:span><text:span text:style-name="T76"> </text:span><text:span text:style-name="Red"><text:span text:style-name="T57">σ-&gt;κ</text:span></text:span><text:span text:style-name="Red"><text:span text:style-name="T204"> </text:span></text:span><text:span text:style-name="Red"><text:span text:style-name="T206">(usually)</text:span></text:span><text:span text:style-name="Red"><text:span text:style-name="T204">; </text:span></text:span><text:span text:style-name="Red"><text:span text:style-name="T205">aorist act. </text:span></text:span><text:span text:style-name="Red"><text:span text:style-name="T207">inf. </text:span></text:span><text:span text:style-name="Red"><text:span text:style-name="T58">σαι-&gt;ναι</text:span></text:span><text:span text:style-name="Red"><text:span text:style-name="T205">; </text:span></text:span><text:span text:style-name="Red"><text:span text:style-name="T207">ptc: </text:span></text:span><text:span text:style-name="Red"><text:span text:style-name="T59">δους δοντος ...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μι-Verbs:</text:p>
      <text:p text:style-name="P80"><draw:line text:anchor-type="paragraph" draw:z-index="48" draw:name="Line 2" draw:style-name="gr29" draw:text-style-name="P101" svg:x1="1.851cm" svg:y1="-0.019cm" svg:x2="1.392cm" svg:y2="0.595cm"><text:p/></draw:line><draw:line text:anchor-type="paragraph" draw:z-index="50" draw:name="Line 12" draw:style-name="gr27" draw:text-style-name="P101" svg:x1="2.29cm" svg:y1="1.192cm" svg:x2="1.893cm" svg:y2="0.598cm"><text:p/></draw:line><draw:line text:anchor-type="paragraph" draw:z-index="1" draw:name="Line 9" draw:style-name="gr29" draw:text-style-name="P101" svg:x1="14.072cm" svg:y1="1.065cm" svg:x2="14.384cm" svg:y2="1.935cm"><text:p/></draw:line><draw:line text:anchor-type="paragraph" draw:z-index="51" draw:name="Line 14" draw:style-name="gr20" draw:text-style-name="P101" svg:x1="13.868cm" svg:y1="1.065cm" svg:x2="14.073cm" svg:y2="4.011cm"><text:p/></draw:line><text:span text:style-name="T218">Present: <text:tab/></text:span><text:span text:style-name="T237">A:</text:span><text:span text:style-name="T219"> </text:span><text:span text:style-name="T262">δ</text:span><text:span text:style-name="T263">ί</text:span><text:span text:style-name="Red"><text:span text:style-name="T8">δω</text:span></text:span><text:span text:style-name="Red"><text:span text:style-name="T299">-</text:span></text:span><text:span text:style-name="T262">μι -ς -σι(ν)<text:tab/></text:span><text:span text:style-name="T148"> <text:s/></text:span><text:span text:style-name="T150">δ</text:span><text:span text:style-name="T151">ί</text:span><text:span text:style-name="Red"><text:span text:style-name="T48">δο</text:span></text:span><text:span text:style-name="Red"><text:span text:style-name="T150">-</text:span></text:span><text:span text:style-name="T148">μεν </text:span><text:span text:style-name="Red"><text:span text:style-name="T150">-</text:span></text:span><text:span text:style-name="T148">τε </text:span><text:span text:style-name="Red"><text:span text:style-name="T150">-</text:span></text:span><text:span text:style-name="Red"><text:span text:style-name="T148">ασι(ν)</text:span></text:span><text:span text:style-name="T148"><text:tab/></text:span><text:span text:style-name="T178">M/P</text:span><text:span text:style-name="T139">:</text:span><text:span text:style-name="T151"> δί</text:span><text:span text:style-name="Red"><text:span text:style-name="T47">δο</text:span></text:span><text:span text:style-name="T151">-μαι σαι ται <text:s text:c="2"/>μεθα σθε νται</text:span><text:span text:style-name="T218"><text:line-break/></text:span><draw:custom-shape text:anchor-type="char" draw:z-index="4" draw:name="Text Frame 19" draw:style-name="gr61" draw:text-style-name="P99" svg:width="7.889cm" svg:height="0.301cm" svg:x="2.358cm" svg:y="1.071cm"><text:p text:style-name="P25"><text:span text:style-name="Red"><text:span text:style-name="T197">pres</text:span></text:span><text:span text:style-name="Red"><text:span text:style-name="T198">:</text:span></text:span><text:span text:style-name="Red"><text:span text:style-name="T191"> lengthen </text:span></text:span><text:span text:style-name="Red"><text:span text:style-name="T61">ο-&gt;ω | ε/α-&gt;η</text:span></text:span><text:span text:style-name="Red"><text:span text:style-name="T191"> in </text:span></text:span><text:span text:style-name="Red"><text:span text:style-name="T192">sg; <text:s text:c="2"/></text:span></text:span><text:span text:style-name="Red"><text:span text:style-name="T197">imperf:</text:span></text:span><text:span text:style-name="Red"><text:span text:style-name="T193"> lengthen</text:span></text:span><text:span text:style-name="Red"><text:span text:style-name="T192"> </text:span></text:span><text:span text:style-name="Red"><text:span text:style-name="T60">ω-&gt;ου | ε/α-&gt;ει/η</text:span></text:span><text:span text:style-name="Red"><text:span text:style-name="T192"> </text:span></text:span><text:span text:style-name="Red"><text:span text:style-name="T193">in</text:span></text:span><text:span text:style-name="Red"><text:span text:style-name="T192"> sg.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8">Imperf:<text:tab/><text:tab/></text:span><text:span text:style-name="T237">A:</text:span><text:span text:style-name="T219"> </text:span><text:span text:style-name="T148">ἐ</text:span><text:span text:style-name="T165">δ</text:span><text:span text:style-name="T166">ί</text:span><text:span text:style-name="Red"><text:span text:style-name="T46">δου</text:span></text:span><text:span text:style-name="Red"><text:span text:style-name="T165">-</text:span></text:span><text:span text:style-name="T149">ν -</text:span><text:span text:style-name="T148">ς -</text:span><text:span text:style-name="T150"> <text:s text:c="2"/><text:tab/> <text:s/></text:span><text:span text:style-name="T148">ἐ</text:span><text:span text:style-name="T151">δί</text:span><text:span text:style-name="Red"><text:span text:style-name="T47">δο</text:span></text:span><text:span text:style-name="T148">-μεν -τε -</text:span><text:span text:style-name="T149">σα(</text:span><text:span text:style-name="T152">ν)</text:span><text:span text:style-name="T153"><text:tab/></text:span><text:span text:style-name="T177">M/P</text:span><text:span text:style-name="T140">:</text:span><text:span text:style-name="T154"> ἐδι</text:span><text:span text:style-name="Red"><text:span text:style-name="T49">δό</text:span></text:span><text:span text:style-name="T154">-μην σο το <text:s text:c="2"/>μεθα σθε ντο</text:span></text:p>
      <text:p text:style-name="P52"><draw:frame text:anchor-type="paragraph" draw:z-index="80" draw:name="Text Frame 39" draw:style-name="gr10" draw:text-style-name="P94" svg:width="0.53cm" svg:height="0.354cm" svg:x="-0.684cm" svg:y="0.012cm"><draw:text-box><text:p text:style-name="P93"><text:span text:style-name="T379">ch3</text:span></text:p></draw:text-box></draw:frame><draw:custom-shape text:anchor-type="char" draw:z-index="52" draw:name="Frame 4" draw:style-name="gr26" draw:text-style-name="P105" svg:width="2.438cm" svg:height="2.068cm" svg:x="14.284cm" svg:y="0.326cm"><loext:table table:name="Table7" table:style-name="Table7"><loext:table-column table:style-name="Table7.A"/><loext:table-column table:style-name="Table7.B"/><loext:table-row table:style-name="Table7.1"><loext:table-cell table:style-name="Table7.A1" table:number-columns-spanned="2" office:value-type="string"><text:p text:style-name="P57">μι-Verbs</text:p></loext:table-cell><loext:covered-table-cell/></loext:table-row><loext:table-row table:style-name="Table7.2"><loext:table-cell table:style-name="Table7.A2" office:value-type="string"><text:p text:style-name="P59">lexical</text:p></loext:table-cell><loext:table-cell table:style-name="Table7.B2" office:value-type="string"><text:p text:style-name="P59">root</text:p></loext:table-cell></loext:table-row><loext:table-row table:style-name="Table7.3"><loext:table-cell table:style-name="Table7.A3" office:value-type="string"><text:p text:style-name="P58">διδωμι</text:p></loext:table-cell><loext:table-cell table:style-name="Table7.B3" office:value-type="string"><text:p text:style-name="P58"><text:span text:style-name="Red">δο</text:span></text:p></loext:table-cell></loext:table-row><loext:table-row table:style-name="Table7.4"><loext:table-cell table:style-name="Table7.A4" office:value-type="string"><text:p text:style-name="P58">τιθημι</text:p></loext:table-cell><loext:table-cell table:style-name="Table7.B4" office:value-type="string"><text:p text:style-name="P58"><text:span text:style-name="Red">θε</text:span></text:p></loext:table-cell></loext:table-row><loext:table-row table:style-name="Table7.5"><loext:table-cell table:style-name="Table7.A5" office:value-type="string"><text:p text:style-name="P58">ἱστημι</text:p></loext:table-cell><loext:table-cell table:style-name="Table7.B5" office:value-type="string"><text:p text:style-name="P58"><text:span text:style-name="Red">στα</text:span></text:p></loext:table-cell></loext:table-row></loext:table><text:p text:style-name="P6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9">ειμι</text:span><text:span text:style-name="T33"> (to be) pres:</text:span><text:span text:style-name="T32"> </text:span><text:span text:style-name="T4"><text:tab/></text:span><text:span text:style-name="T251">εἰμι <text:s/></text:span><text:span text:style-name="T229">εἶ <text:s/>ἐστι(ν)<text:tab/>ἐσμεν <text:s/>ἐστε <text:s/>εἰσι(ν)</text:span><text:span text:style-name="T4"><text:tab/><text:tab/></text:span><text:span text:style-name="T114">I am</text:span><text:span text:style-name="T131">: present</text:span><text:span text:style-name="T4"><text:line-break/> <text:s/></text:span><text:span text:style-name="T5">imperf</text:span><text:span text:style-name="T32">:<text:tab/></text:span><text:span text:style-name="T229">ἤμην <text:s/>ἦς <text:s/>ἦν<text:tab/>ἦμεν <text:s/>ἦτε <text:s/>ἦσαν</text:span><text:span text:style-name="T4"><text:tab/><text:tab/></text:span><text:span text:style-name="T114">I was</text:span><text:span text:style-name="T131">: imperfect indicative of εἰμι</text:span><text:span text:style-name="T4"><text:line-break/> <text:s/></text:span><text:span text:style-name="T5">future</text:span><text:span text:style-name="T32">:<text:tab/></text:span><text:span text:style-name="T4"><text:tab/></text:span><text:span text:style-name="T22">ἔσομαι ἔσῃ </text:span><text:span text:style-name="Red"><text:span text:style-name="T22">ἔσται</text:span></text:span><text:span text:style-name="T4"><text:tab/></text:span><text:span text:style-name="T22">ἐσόμεθα ἔσεσθε ἔσονται<text:tab/></text:span><text:span text:style-name="T114">I will be</text:span><text:span text:style-name="T131">: future indicative of εἰμι</text:span></text:p>
      <text:p text:style-name="P54"><draw:frame text:anchor-type="paragraph" draw:z-index="8" draw:name="Text Frame 21" draw:style-name="gr57" draw:text-style-name="P107" svg:width="4.051cm" svg:height="1.225cm" svg:x="12.668cm" svg:y="1.05cm"><draw:text-box><text:p text:style-name="P106"><text:span text:style-name="T384">O</text:span><text:span text:style-name="T384">p</text:span><text:span text:style-name="T384">t</text:span><text:span text:style-name="T384">a</text:span><text:span text:style-name="T384">t</text:span><text:span text:style-name="T384">i</text:span><text:span text:style-name="T384">v</text:span><text:span text:style-name="T384">e</text:span><text:span text:style-name="T384">:</text:span><text:span text:style-name="T385"> </text:span><text:span text:style-name="T386">w</text:span><text:span text:style-name="T386">i</text:span><text:span text:style-name="T386">s</text:span><text:span text:style-name="T386">h</text:span><text:span text:style-name="T385"> </text:span><text:span text:style-name="T385">(</text:span><text:span text:style-name="T385">μ</text:span><text:span text:style-name="T385">ι</text:span><text:span text:style-name="T385">-</text:span><text:span text:style-name="T385">e</text:span><text:span text:style-name="T385">n</text:span><text:span text:style-name="T385">d</text:span><text:span text:style-name="T385">i</text:span><text:span text:style-name="T385">n</text:span><text:span text:style-name="T385">g</text:span><text:span text:style-name="T385">s</text:span><text:span text:style-name="T385">)</text:span><text:span text:style-name="T385"><text:line-break/></text:span><text:span text:style-name="T385">c</text:span><text:span text:style-name="T385">o</text:span><text:span text:style-name="T385">n</text:span><text:span text:style-name="T385">n</text:span><text:span text:style-name="T385">.</text:span><text:span text:style-name="T385"> </text:span><text:span text:style-name="T385">v</text:span><text:span text:style-name="T385">o</text:span><text:span text:style-name="T385">w</text:span><text:span text:style-name="T385">e</text:span><text:span text:style-name="T385">l</text:span><text:span text:style-name="T385"> </text:span><text:span text:style-name="T385">=</text:span><text:span text:style-name="T385"> </text:span><text:span text:style-name="T385">ο</text:span><text:span text:style-name="T385">ι</text:span><text:span text:style-name="T385">,</text:span><text:span text:style-name="T385"> </text:span><text:span text:style-name="T385">α</text:span><text:span text:style-name="T385">ι</text:span><text:span text:style-name="T385">,</text:span><text:span text:style-name="T385"> </text:span><text:span text:style-name="T385">θ</text:span><text:span text:style-name="T385">ε</text:span><text:span text:style-name="T385">ι</text:span><text:span text:style-name="T385"><text:line-break/></text:span><text:span text:style-name="T385">ε</text:span><text:span text:style-name="T385">ἰ</text:span><text:span text:style-name="T385">μ</text:span><text:span text:style-name="T385">ί</text:span><text:span text:style-name="T385"> </text:span><text:span text:style-name="T385">=</text:span><text:span text:style-name="T385"> </text:span><text:span text:style-name="T385">ε</text:span><text:span text:style-name="T385">ἴ</text:span><text:span text:style-name="T385">ν</text:span></text:p></draw:text-box></draw:frame><draw:line text:anchor-type="paragraph" draw:z-index="53" draw:name="Line 15" draw:style-name="gr20" draw:text-style-name="P101" svg:x1="11.487cm" svg:y1="2.78cm" svg:x2="8.719cm" svg:y2="2.251cm"><text:p/></draw:line><draw:frame text:anchor-type="paragraph" draw:z-index="83" draw:name="Text Frame 42" draw:style-name="gr8" draw:text-style-name="P94" svg:width="0.512cm" svg:height="0.346cm" svg:x="-0.667cm" svg:y="0.582cm"><draw:text-box><text:p text:style-name="P93"><text:span text:style-name="T379">c</text:span><text:span text:style-name="T379">h</text:span><text:span text:style-name="T379">4</text:span></text:p></draw:text-box></draw:frame><draw:frame text:anchor-type="paragraph" draw:z-index="82" draw:name="Text Frame 41" draw:style-name="gr2" draw:text-style-name="P94" svg:width="0.512cm" svg:height="0.346cm" svg:x="-0.667cm" svg:y="1.058cm"><draw:text-box><text:p text:style-name="P93"><text:span text:style-name="T379">c</text:span><text:span text:style-name="T379">h</text:span><text:span text:style-name="T379">5</text:span></text:p></draw:text-box></draw:frame><draw:custom-shape text:anchor-type="char" draw:z-index="10" draw:name="Frame 2" draw:style-name="gr55" draw:text-style-name="P105" svg:width="5.411cm" svg:height="3.174cm" svg:x="11.317cm" svg:y="2.501cm"><loext:table table:name="Table2" table:style-name="Table2"><loext:table-column table:style-name="Table2.A"/><loext:table-column table:style-name="Table2.B"/><loext:table-column table:style-name="Table2.C"/><loext:table-row table:style-name="Table2.1"><loext:table-cell table:style-name="Table2.A1" table:number-columns-spanned="3" office:value-type="string"><text:p text:style-name="P1"><text:span text:style-name="T135">1</text:span><text:span text:style-name="T301">st</text:span><text:span text:style-name="T135"> decln. Case clues (memorise)</text:span></text:p></loext:table-cell><loext:covered-table-cell/><loext:covered-table-cell/></loext:table-row><loext:table-row table:style-name="Table2.1"><loext:table-cell table:style-name="Table2.A2" office:value-type="string"><text:p text:style-name="P38">Case</text:p></loext:table-cell><loext:table-cell table:style-name="Table2.A2" office:value-type="string"><text:p text:style-name="P39">Singular</text:p></loext:table-cell><loext:table-cell table:style-name="Table2.C2" office:value-type="string"><text:p text:style-name="P33">Plural</text:p></loext:table-cell></loext:table-row><loext:table-row table:style-name="Table2.1"><loext:table-cell table:style-name="Table2.A2" office:value-type="string"><text:p text:style-name="P35">N.</text:p></loext:table-cell><loext:table-cell table:style-name="Table2.B3" office:value-type="string"><text:p text:style-name="P1"><text:span text:style-name="T64">M: </text:span><text:span text:style-name="T320">ας/ης</text:span><text:span text:style-name="T328"> <text:s text:c="4"/></text:span><text:span text:style-name="T64">F: </text:span><text:span text:style-name="T320">α</text:span><text:span text:style-name="T34">/η</text:span></text:p></loext:table-cell><loext:table-cell table:style-name="Table2.C3" office:value-type="string"><text:p text:style-name="P31"><text:s text:c="3"/>οι/αι</text:p></loext:table-cell></loext:table-row><loext:table-row table:style-name="Table2.1"><loext:table-cell table:style-name="Table2.A2" office:value-type="string"><text:p text:style-name="P35">G.</text:p></loext:table-cell><loext:table-cell table:style-name="Table2.B3" office:value-type="string"><text:p text:style-name="P1"><text:span text:style-name="T64">M:</text:span><text:span text:style-name="T34"> ου <text:s text:c="6"/></text:span><text:span text:style-name="T64">F: </text:span><text:span text:style-name="T320">ας/ης </text:span></text:p></loext:table-cell><loext:table-cell table:style-name="Table2.C3" office:value-type="string"><text:p text:style-name="P35"><text:s text:c="4"/>ων</text:p></loext:table-cell></loext:table-row><loext:table-row table:style-name="Table2.1"><loext:table-cell table:style-name="Table2.A2" office:value-type="string"><text:p text:style-name="P35">D.</text:p></loext:table-cell><loext:table-cell table:style-name="Table2.B3" office:value-type="string"><text:p text:style-name="P48">ι</text:p></loext:table-cell><loext:table-cell table:style-name="Table2.C3" office:value-type="string"><text:p text:style-name="P32">οις/αις</text:p></loext:table-cell></loext:table-row><loext:table-row table:style-name="Table2.1"><loext:table-cell table:style-name="Table2.A2" office:value-type="string"><text:p text:style-name="P35">A.</text:p></loext:table-cell><loext:table-cell table:style-name="Table2.B3" office:value-type="string"><text:p text:style-name="P35">ν</text:p></loext:table-cell><loext:table-cell table:style-name="Table2.C3" office:value-type="string"><text:p text:style-name="P35">ους/ας</text:p></loext:table-cell></loext:table-row><loext:table-row table:style-name="Table2.7"><loext:table-cell table:style-name="Table2.A2" office:value-type="string"><text:p text:style-name="P49"/></loext:table-cell><loext:table-cell table:style-name="Table2.C3" table:number-columns-spanned="2" office:value-type="string"><text:p text:style-name="P1"><text:span text:style-name="T287">Beware overlaps </text:span><text:span text:style-name="T288">in</text:span><text:span text:style-name="T287"> </text:span><text:span text:style-name="T323">(red)</text:span></text:p></loext:table-cell><loext:covered-table-cell/></loext:table-row></loext:table><text:p text:style-name="P4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Nouns:</text:span><text:span text:style-name="T4"><text:tab/><text:tab/></text:span><text:span text:style-name="T128">(Remember: neuter plural nouns take singular verbs)</text:span><text:span text:style-name="T1"><text:line-break/></text:span><text:span text:style-name="T4">2</text:span><text:span text:style-name="T314">nd</text:span><text:span text:style-name="T4"> declension:<text:tab/></text:span><text:span text:style-name="T51">M/F: </text:span><text:span text:style-name="T128">ος ου ῳ ον </text:span><text:span text:style-name="Red"><text:span text:style-name="T29">ε</text:span></text:span><text:span text:style-name="T128"><text:tab/>ιο ων ιος ους</text:span><text:span text:style-name="T4"><text:tab/></text:span><text:span text:style-name="T51">N:</text:span><text:span text:style-name="T314"> Sg:</text:span><text:span text:style-name="T128">ον--ον</text:span><text:span text:style-name="T4"> </text:span><text:span text:style-name="T314">Pl:</text:span><text:span text:style-name="T128">α--α<text:tab/> <text:s text:c="3"/></text:span><text:span text:style-name="T199">Fem. eg:</text:span><text:span text:style-name="T180"> </text:span><text:span text:style-name="T128">ἐρημος ὀδος</text:span><text:span text:style-name="T4"><text:line-break/>1</text:span><text:span text:style-name="T314">st</text:span><text:span text:style-name="T4"> declension:<text:tab/></text:span><text:span text:style-name="T23">Sg. memory clue – <text:s text:c="3"/></text:span><text:span text:style-name="T51">M ‘souin’: </text:span><text:span text:style-name="T128">ς ου</text:span><text:span text:style-name="T4"> </text:span><text:span text:style-name="T326">ι </text:span><text:span text:style-name="T4">ν</text:span><text:span text:style-name="T23"> <text:s text:c="3"/></text:span><text:span text:style-name="T52">F ‘sin’:</text:span><text:span text:style-name="T23"> </text:span><text:span text:style-name="T319">~</text:span><text:span text:style-name="T327"> </text:span><text:span text:style-name="T128">ς </text:span><text:span text:style-name="T309">ι </text:span><text:span text:style-name="T128">ν <text:s text:c="2"/></text:span><text:span text:style-name="T23">as follows:</text:span><text:span text:style-name="T128"><text:line-break/> <text:s text:c="3"/>M </text:span><text:span text:style-name="T119">ης</text:span><text:span text:style-name="T128">-stem<text:tab/>ης ου ῃ ην</text:span><text:span text:style-name="T181"> <text:s/>Voc: </text:span><text:span text:style-name="Red"><text:span text:style-name="T29">α</text:span></text:span><text:span text:style-name="T128"><text:tab/>αι ων αις ας<text:line-break/> <text:s text:c="3"/>M </text:span><text:span text:style-name="T119">ας</text:span><text:span text:style-name="T128">-stem<text:tab/>ας ου ᾳ αν</text:span><text:span text:style-name="T181"> <text:s/>Voc: </text:span><text:span text:style-name="Red"><text:span text:style-name="T29">α</text:span></text:span><text:span text:style-name="T128"><text:tab/>αι ων αις ας<text:line-break/> <text:s text:c="3"/>F </text:span><text:span text:style-name="T119">ειρ</text:span><text:span text:style-name="T128">-stem:<text:tab/>α ας ᾳ αν<text:tab/>αι ων αις ας<text:line-break/> <text:s text:c="3"/>F </text:span><text:span text:style-name="T119">σζξψ</text:span><text:span text:style-name="T128">-stem:<text:tab/>α ης ῃ αν<text:tab/>αι ων αις ας<text:line-break/> <text:s text:c="3"/>F others:<text:tab/>η ης ῃ ην<text:tab/>αι ων αις ας</text:span></text:p>
      <text:p text:style-name="P53"><text:span text:style-name="T128">Article<text:tab/>M:<text:tab/>ὁ του τῳ τον<text:tab/>οἱ των τοις τους<text:tab/></text:span><text:span text:style-name="T170">(follows 2</text:span><text:span text:style-name="T305">nd</text:span><text:span text:style-name="T170"> decln)</text:span><text:span text:style-name="T128"><text:line-break/><text:tab/>F:<text:tab/>ἡ της τῃ την<text:tab/>αἱ των ταις τας<text:tab/></text:span><text:span text:style-name="T170">(follows 1</text:span><text:span text:style-name="T305">st</text:span><text:span text:style-name="T170"> decln)</text:span><text:span text:style-name="T128"><text:line-break/><text:tab/>N:<text:tab/>το </text:span><text:span text:style-name="T331">=Μ =Μ</text:span><text:span text:style-name="T128"> το<text:tab/>τα <text:s/></text:span><text:span text:style-name="T331">=Μ <text:s text:c="3"/>=Μ</text:span><text:span text:style-name="T128"> <text:s text:c="3"/>τα</text:span></text:p>
      <text:p text:style-name="P56"><draw:frame text:anchor-type="paragraph" draw:z-index="77" draw:name="Text Frame 36" draw:style-name="gr4" draw:text-style-name="P95" svg:width="0.653cm" svg:height="0.346cm" svg:x="-0.79cm" svg:y="0.552cm"><draw:text-box><text:p text:style-name="P93"><text:span text:style-name="T379">c</text:span><text:span text:style-name="T379">h</text:span><text:span text:style-name="T379">1</text:span><text:span text:style-name="T379">1</text:span></text:p></draw:text-box></draw:frame><text:span text:style-name="T211">Pronouns:<text:line-break/></text:span><text:span text:style-name="T251"> <text:s/>D</text:span><text:span text:style-name="T22">em. <text:s/></text:span><text:span text:style-name="T378">t</text:span><text:span text:style-name="T377">his/</text:span><text:span text:style-name="T378">these</text:span><text:span text:style-name="T22">:</text:span><text:span text:style-name="T4"><text:tab/></text:span><text:span text:style-name="T50">M: </text:span><text:span text:style-name="T22">οὗτο</text:span><text:span text:style-name="T329">ς</text:span><text:span text:style-name="T22"> τούτου... οὖτοι... <text:s text:c="2"/></text:span><text:span text:style-name="T50">F: </text:span><text:span text:style-name="T65">αὕτη ταύτης… αὗται τ</text:span><text:span text:style-name="T330">ο</text:span><text:span text:style-name="T65">ύτων ταύταις… <text:s text:c="2"/></text:span><text:span text:style-name="T50">N:</text:span><text:span text:style-name="T4"> </text:span><text:span text:style-name="T22">τοῦτο τούτου... <text:s/>τ</text:span><text:span text:style-name="T329">α</text:span><text:span text:style-name="T22">ύτα -ων -οις τ</text:span><text:span text:style-name="T329">α</text:span><text:span text:style-name="T22">ύτα<text:line-break/> <text:s text:c="12"/></text:span><text:span text:style-name="T378">t</text:span><text:span text:style-name="T377">hat/</text:span><text:span text:style-name="T378">those</text:span><text:span text:style-name="T22">:<text:tab/>ἐκεἶνος ... then follows the a</text:span><text:span text:style-name="T229">rti</text:span><text:span text:style-name="T22">cle for M &amp; F &amp; N<text:tab/> <text:s/><text:tab/></text:span><text:span text:style-name="T182">Note: i</text:span><text:span text:style-name="T51">f modifying noun, agree in </text:span><text:span text:style-name="T54">gender&amp;num&amp;case</text:span><text:span text:style-name="T55"><text:line-break/><text:tab/><text:tab/><text:tab/><text:tab/><text:tab/><text:tab/><text:tab/><text:tab/></text:span><text:span text:style-name="T54">and</text:span><text:span text:style-name="T55"> </text:span><text:span text:style-name="T56">in </text:span><text:span text:style-name="T55">predicative pos. </text:span><text:span text:style-name="T54">and</text:span><text:span text:style-name="T55"> noun </text:span><text:span text:style-name="T56">has </text:span><text:span text:style-name="T55">article; <text:s/>else substantive</text:span></text:p>
      <text:p text:style-name="P24"><draw:frame text:anchor-type="paragraph" draw:z-index="78" draw:name="Text Frame 37" draw:style-name="gr6" draw:text-style-name="P95" svg:width="0.512cm" svg:height="0.346cm" svg:x="-0.649cm" svg:y="0.005cm"><draw:text-box><text:p text:style-name="P93"><text:span text:style-name="T379">ch9</text:span></text:p></draw:text-box></draw:frame><text:span text:style-name="T27"><text:s text:c="2"/></text:span><text:span text:style-name="T10">Personal:<text:tab/>memory clue – </text:span><text:span text:style-name="T34">μου μοι με<text:tab/>εις ων ιν ας</text:span></text:p>
      <text:p text:style-name="P55"><text:span text:style-name="T40"><text:s text:c="3"/>1</text:span><text:span text:style-name="T315">st</text:span><text:span text:style-name="T40">:<text:tab/></text:span><text:span text:style-name="T32"><text:tab/>ἐγω</text:span><text:span text:style-name="T34"> <text:s/>(ἐ)μου <text:s/>(ἐ)μοι <text:s/>(ἐ)με<text:tab/>ἡμεις <text:s/>ἡμων <text:s/>ἡμιν <text:s/>ἡμας<text:tab/>(I/we – ἐ for special emphasis)<text:line-break/> <text:s text:c="2"/>2</text:span><text:span text:style-name="T316">nd</text:span><text:span text:style-name="T34">:<text:tab/><text:tab/>συ <text:s/>σου <text:s/>σοι <text:s/>σε<text:tab/><text:tab/>ὑμεις <text:s/>ὑμων <text:s/>ὑμιν <text:s/>ὑμας<text:tab/>(you/yous)<text:line-break/> <text:s text:c="2"/>3</text:span><text:span text:style-name="T316">rd </text:span><text:span text:style-name="T34">M:<text:tab/><text:tab/></text:span><text:span text:style-name="T42">αὐτ <text:s/>+</text:span><text:span text:style-name="T34"> <text:s/>ος ου ῳ ον<text:tab/><text:tab/>ο</text:span><text:span text:style-name="T35">ι</text:span><text:span text:style-name="T34"> ων οις ους<text:tab/><text:tab/></text:span><text:span text:style-name="T64">(follows 2</text:span><text:span text:style-name="T317">nd</text:span><text:span text:style-name="T64"> decln)</text:span><text:span text:style-name="T34"><text:line-break/> <text:s text:c="2"/>3</text:span><text:span text:style-name="T316">rd</text:span><text:span text:style-name="T34"> F:<text:tab/><text:tab/></text:span><text:span text:style-name="T42">αὐτ <text:s/>+</text:span><text:span text:style-name="T34"> <text:s/>η ης ῃ ην<text:tab/><text:tab/>αι ων αις ας<text:tab/><text:tab/></text:span><text:span text:style-name="T64">(follows 1</text:span><text:span text:style-name="T317">st</text:span><text:span text:style-name="T64"> decln)</text:span><text:span text:style-name="T34"><text:line-break/> <text:s text:c="2"/>3</text:span><text:span text:style-name="T316">rd</text:span><text:span text:style-name="T34"> N:<text:tab/><text:tab/></text:span><text:span text:style-name="T42">αὐτ <text:s/>+</text:span><text:span text:style-name="T34"> <text:s/>ο ου ῳ ο<text:tab/><text:tab/>α ων οις α<text:tab/><text:tab/></text:span><text:span text:style-name="T64">(follows article)<text:line-break/></text:span><text:span text:style-name="T23"> <text:s text:c="5"/></text:span><text:span text:style-name="T21"><text:s text:c="2"/>Normal αυτ*:<text:tab/></text:span><text:span text:style-name="T221">as </text:span><text:span text:style-name="T231">pronoun</text:span><text:span text:style-name="T221"> agrees in </text:span><text:span text:style-name="T289">gender&amp;num</text:span><text:span text:style-name="T221"> with the </text:span><text:span text:style-name="T289">antecedent<text:line-break/></text:span><text:span text:style-name="T21"> <text:s text:c="11"/>(notes p80)<text:tab/></text:span><text:span text:style-name="T221">next to </text:span><text:span text:style-name="T231">pronoun</text:span><text:span text:style-name="T221">, intensifier, agrees </text:span><text:span text:style-name="T289">num&amp;case</text:span><text:span text:style-name="T221">:<text:tab/>ἐγω αὐτος λεγω = I myself speak<text:line-break/></text:span><text:span text:style-name="T21"><text:tab/><text:tab/></text:span><text:span text:style-name="T221">next to </text:span><text:span text:style-name="T231">verb</text:span><text:span text:style-name="T221">, agrees in </text:span><text:span text:style-name="T289">number</text:span><text:span text:style-name="T221">; always nom.<text:tab/>functions as intensifier ‘self’<text:line-break/></text:span><text:span text:style-name="T21"> <text:s text:c="7"/>Special αυτ*:<text:tab/></text:span><text:span text:style-name="T221">with </text:span><text:span text:style-name="T231">noun</text:span><text:span text:style-name="T252"> agrees </text:span><text:span text:style-name="T221">in </text:span><text:span text:style-name="T289">gender&amp;number&amp;case</text:span><text:span text:style-name="T221"><text:tab/></text:span><text:span text:style-name="T232">attributive</text:span><text:span text:style-name="T221">=</text:span><text:span text:style-name="T88">‘same’</text:span><text:span text:style-name="T221">; </text:span><text:span text:style-name="T232">predicative</text:span><text:span text:style-name="T221">=self</text:span></text:p>
      <text:p text:style-name="P51"><draw:frame text:anchor-type="paragraph" draw:z-index="54" draw:name="Text Frame 9" draw:style-name="gr25" draw:text-style-name="P104" svg:width="11.138cm" svg:height="0.269cm" svg:x="1.087cm" svg:y="-0.187cm"><draw:text-box><text:p text:style-name="P103"><text:span text:style-name="T381">Combine =&gt; “indefinite relative” (mostly </text:span><text:span text:style-name="T381">nom): ὅστις, ἥτις, ὅτι <text:s text:c="2"/>οἵτινες, αἵτινες, ἅτινα: </text:span><text:span text:style-name="T382">‘who/whoever’, ‘what/whatever’</text:span></text:p></draw:text-box></draw:frame><draw:custom-shape text:anchor-type="paragraph" draw:z-index="55" draw:name="Shape 4" draw:style-name="gr24" draw:text-style-name="P102" svg:width="0.19cm" svg:height="0.648cm" svg:x="-0.104cm" svg:y="0.549cm"><text:p/>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path text:anchor-type="paragraph" draw:z-index="56" draw:name="Bézier curve 6" draw:style-name="gr20" draw:text-style-name="P101" svg:width="0.487cm" svg:height="1.324cm" draw:transform="rotate (2.17886903818972) translate (-0.0864305560145821cm 0.740833333652835cm)" svg:viewBox="0 0 488 1325" svg:d="M0 0c1047 0 85 1325 85 1325l20-27"><text:p/></draw:path><draw:frame text:anchor-type="paragraph" draw:z-index="64" draw:name="Text Frame 11" draw:style-name="gr8" draw:text-style-name="P95" svg:width="0.512cm" svg:height="0.346cm" svg:x="-0.649cm" svg:y="2.947cm"><draw:text-box><text:p text:style-name="P93"><text:span text:style-name="T379">c</text:span><text:span text:style-name="T379">h</text:span><text:span text:style-name="T379">6</text:span></text:p></draw:text-box></draw:frame><draw:frame text:anchor-type="paragraph" draw:z-index="76" draw:name="Text Frame 35" draw:style-name="gr3" draw:text-style-name="P95" svg:width="0.671cm" svg:height="0.346cm" svg:x="-0.808cm" svg:y="0.002cm"><draw:text-box><text:p text:style-name="P93"><text:span text:style-name="T379">c</text:span><text:span text:style-name="T379">h</text:span><text:span text:style-name="T379">2</text:span><text:span text:style-name="T379">2</text:span></text:p></draw:text-box></draw:frame><text:span text:style-name="T221"><text:s text:c="2"/>Interrog</text:span><text:span text:style-name="T222">ative</text:span><text:span text:style-name="T221">:<text:tab/></text:span><text:span text:style-name="T183">M/F (</text:span><text:span text:style-name="T95">who</text:span><text:span text:style-name="T183">):</text:span><text:span text:style-name="T221"> τίς τίνος τίνι τίνα <text:s/><text:tab/>τίνες τίνων τίσι(ν) τίνας <text:s text:c="5"/></text:span><text:span text:style-name="T181">N (</text:span><text:span text:style-name="T105">what/why</text:span><text:span text:style-name="T181">):</text:span><text:span text:style-name="T221"> τί--τί <text:s text:c="2"/>τίνα--τίνα <text:s text:c="3"/>(follows 3</text:span><text:span text:style-name="T306">rd</text:span><text:span text:style-name="T221"> decln)<text:line-break/> <text:s/></text:span><text:span text:style-name="T222">Indefinite</text:span><text:span text:style-name="T221">:<text:tab/> <text:s/></text:span><text:span text:style-name="T223">no </text:span><text:span text:style-name="T312">´ </text:span><text:span text:style-name="T183">:<text:tab/> </text:span><text:span text:style-name="T221">τ</text:span><text:span text:style-name="T222">ι</text:span><text:span text:style-name="T221">ς τ</text:span><text:span text:style-name="T222">ι</text:span><text:span text:style-name="T221">νος τ</text:span><text:span text:style-name="T222">ι</text:span><text:span text:style-name="T221">νι τ</text:span><text:span text:style-name="T222">ι</text:span><text:span text:style-name="T221">να <text:s/><text:tab/>τ</text:span><text:span text:style-name="T222">ι</text:span><text:span text:style-name="T221">νες ... <text:tab/> <text:s text:c="4"/><text:tab/><text:tab/> <text:s text:c="16"/></text:span><text:span text:style-name="T89">some/</text:span><text:span text:style-name="T94">certain/several/any <text:s/>one/thing(s)</text:span><text:span text:style-name="T170"><text:line-break/></text:span><text:span text:style-name="T221"> <text:s/>Relative </text:span><text:span text:style-name="T181">(all rough)</text:span><text:span text:style-name="T221">:<text:tab/></text:span><text:span text:style-name="T183">M:</text:span><text:span text:style-name="T221"> </text:span><text:span text:style-name="Red"><text:span text:style-name="T221">ὃς</text:span></text:span><text:span text:style-name="T221"> οὗ ᾧ ὃν <text:s text:c="2"/>οἳ ὧν οἷς οὓς<text:tab/></text:span><text:span text:style-name="T183">F:</text:span><text:span text:style-name="T221"> ἣ ἧς ᾗ ἣν <text:s text:c="2"/>αἳ ὧν αἷς ἃς <text:s text:c="5"/></text:span><text:span text:style-name="T183">N:</text:span><text:span text:style-name="T221"> </text:span><text:span text:style-name="Red"><text:span text:style-name="T221">ὃ</text:span></text:span><text:span text:style-name="T221">--</text:span><text:span text:style-name="Red"><text:span text:style-name="T221">ὃ</text:span></text:span><text:span text:style-name="T221"> <text:s text:c="2"/></text:span><text:span text:style-name="Red"><text:span text:style-name="T221">ἃ--ἃ </text:span></text:span><text:span text:style-name="T221"><text:s text:c="3"/></text:span><text:span text:style-name="T88">w</text:span><text:span text:style-name="T90">ho/</text:span><text:span text:style-name="T88">whom/</text:span><text:span text:style-name="T91">which </text:span><text:span text:style-name="T221">(</text:span><text:span text:style-name="T227">like</text:span><text:span text:style-name="T226"> </text:span><text:span text:style-name="T225">αυτ</text:span><text:span text:style-name="T290">ος</text:span><text:span text:style-name="T297"> </text:span><text:span text:style-name="T298">decln</text:span><text:span text:style-name="T221">)<text:line-break/> <text:s/>Reciprocal:<text:tab/>ἀλληλων: </text:span><text:span text:style-name="T88">of one another<text:tab/></text:span><text:span text:style-name="T221">ἀλληλοις: </text:span><text:span text:style-name="T88">to one another <text:s text:c="4"/></text:span><text:span text:style-name="T221">ἀλληλους: </text:span><text:span text:style-name="T88">one another</text:span><text:span text:style-name="T221"> <text:s text:c="8"/>(from ἀλλος ‘another’)<text:line-break/> <text:s/>Reflexive:<text:tab/></text:span><text:span text:style-name="T291">Sg:</text:span><text:span text:style-name="T221"> <text:tab/> <text:s text:c="2"/>1</text:span><text:span text:style-name="T306">st</text:span><text:span text:style-name="T221">p: ἐμ</text:span><text:span text:style-name="T232">*</text:span><text:span text:style-name="T221"> <text:s text:c="3"/>2</text:span><text:span text:style-name="T306">nd</text:span><text:span text:style-name="T221">p: σε</text:span><text:span text:style-name="T232">*</text:span><text:span text:style-name="T221"> <text:s text:c="2"/>3</text:span><text:span text:style-name="T306">rd</text:span><text:span text:style-name="T221">p: </text:span><text:span text:style-name="Red"><text:span text:style-name="T26">ἑ</text:span></text:span><text:span text:style-name="T232">*</text:span><text:span text:style-name="T221"> <text:s text:c="11"/></text:span><text:span text:style-name="T291">Pl</text:span><text:span text:style-name="T232">: </text:span><text:span text:style-name="Red"><text:span text:style-name="T26">ἑ</text:span></text:span><text:span text:style-name="T232">* <text:s text:c="4"/></text:span><text:span text:style-name="T92">myself, yourself, him/her/itself</text:span><text:span text:style-name="T93">(s)</text:span><text:span text:style-name="T92"> <text:s text:c="3"/></text:span><text:span text:style-name="T221">(</text:span><text:span text:style-name="T232">*</text:span><text:span text:style-name="T221">=</text:span><text:span text:style-name="T225">all </text:span><text:span text:style-name="T221">αυτος </text:span><text:span text:style-name="T224">forms</text:span><text:span text:style-name="T221">)<text:line-break/> <text:s/>Posessive:<text:tab/></text:span><text:span text:style-name="T291">Sg. p’ssor:</text:span><text:span text:style-name="T221"> <text:s text:c="2"/>1</text:span><text:span text:style-name="T306">st</text:span><text:span text:style-name="T221">p: ἐμ</text:span><text:span text:style-name="T232">+</text:span><text:span text:style-name="T221"> <text:s text:c="3"/>2</text:span><text:span text:style-name="T306">nd</text:span><text:span text:style-name="T221">p: σ</text:span><text:span text:style-name="T232">+</text:span><text:span text:style-name="T221"> <text:s text:c="4"/>3</text:span><text:span text:style-name="T306">rd</text:span><text:span text:style-name="T221">p: ἰδι</text:span><text:span text:style-name="T232">+</text:span><text:span text:style-name="T221"> <text:s text:c="8"/></text:span><text:span text:style-name="T291">Pl. p’ssor</text:span><text:span text:style-name="T232">: <text:s text:c="2"/></text:span><text:span text:style-name="T252">1</text:span><text:span text:style-name="T307">st</text:span><text:span text:style-name="T252">p: ἡμετερ</text:span><text:span text:style-name="T232">+</text:span><text:span text:style-name="T252"> <text:s text:c="2"/>2</text:span><text:span text:style-name="T307">nd</text:span><text:span text:style-name="T252">p: ὑμετερ</text:span><text:span text:style-name="T232">+</text:span><text:span text:style-name="T252"> <text:s text:c="4"/>(</text:span><text:span text:style-name="T232">+</text:span><text:span text:style-name="T252">=</text:span><text:span text:style-name="Red"><text:span text:style-name="T253">2</text:span></text:span><text:span text:style-name="Red"><text:span text:style-name="T308">nd </text:span></text:span><text:span text:style-name="Red"><text:span text:style-name="T253">decln: </text:span></text:span><text:span text:style-name="Red"><text:span text:style-name="T12">N=ον--ον</text:span></text:span><text:span text:style-name="T252">)<text:line-break/></text:span><text:span text:style-name="T184"><text:tab/><text:tab/><text:tab/> <text:s text:c="2"/></text:span><text:span text:style-name="T127"><text:s text:c="7"/>(my)<text:tab/> <text:s text:c="7"/>(your) <text:s text:c="7"/>(his/her/its)<text:tab/><text:tab/> <text:s text:c="4"/>(our)<text:tab/> <text:s text:c="10"/>(your ) <text:s text:c="2"/></text:span><text:span text:style-name="T185">(</text:span><text:span text:style-name="T196">+</text:span><text:span text:style-name="T186">matches</text:span><text:span text:style-name="T185"> gen</text:span><text:span text:style-name="T186">/no./</text:span><text:span text:style-name="T185">case of </text:span><text:span text:style-name="T195">posessed</text:span><text:span text:style-name="T185">)</text:span><text:span text:style-name="T184"><text:line-break/></text:span><text:span text:style-name="T68">Adjectives:</text:span><text:span text:style-name="T21"><text:tab/>art + adj → attributive<text:tab/>adj first or last → predicative: </text:span><text:span text:style-name="T84">‘is’</text:span><text:span text:style-name="T21"><text:tab/>no noun → substantive: </text:span><text:span text:style-name="T84">‘people’</text:span><text:span text:style-name="T21"><text:line-break/> <text:s text:c="2"/>M (F if ἀ-prefix):<text:tab/>ος ου ῳ ον ε<text:tab/><text:tab/>ιο ων ιος ους<text:tab/>N: ον--ον <text:s text:c="2"/>α--α<text:tab/>(2nd decln)<text:line-break/> <text:s text:c="2"/>F:<text:tab/><text:tab/>η ης ῃ ην <text:s text:c="2"/><text:tab/><text:tab/>αι ων αις ας<text:tab/><text:tab/><text:tab/>(1st decln)<text:line-break/><text:tab/><text:tab/>^α <text:s/>if stem ends ε/ι/ρ<text:tab/><text:tab/><text:tab/></text:span><text:span text:style-name="T53">Note: Adjectives must agree with the noun in gender&amp;num&amp;case</text:span></text:p>
      <text:p text:style-name="P50"><draw:frame text:anchor-type="paragraph" draw:z-index="79" draw:name="Text Frame 38" draw:style-name="gr11" draw:text-style-name="P97" svg:width="0.653cm" svg:height="0.346cm" svg:x="-0.79cm" svg:y="0.042cm"><draw:text-box><text:p text:style-name="P96"><text:span text:style-name="T380">c</text:span><text:span text:style-name="T380">h</text:span><text:span text:style-name="T380">1</text:span><text:span text:style-name="T380">7</text:span></text:p></draw:text-box></draw:frame><draw:custom-shape text:anchor-type="char" draw:z-index="14" draw:name="Bézier curve 1" draw:style-name="gr51" draw:text-style-name="P100" svg:width="7.695cm" svg:height="0.343cm" svg:x="4.078cm" svg:y="-0.178cm"><text:p/><draw:enhanced-geometry draw:mirror-horizontal="false" draw:mirror-vertical="false" svg:viewBox="0 0 0 0" drawooo:sub-view-size="7694 429" draw:text-areas="0 0 ?f0 ?f1" draw:type="ooxml-non-primitive" draw:enhanced-path="M 0 326 C 976 -464 7695 428 7695 428 F N"><draw:equation draw:name="f0" draw:formula="logwidth"/><draw:equation draw:name="f1" draw:formula="logheight"/></draw:enhanced-geometry></draw:custom-shape><draw:custom-shape text:anchor-type="char" draw:z-index="57" draw:name="Text Frame 4" draw:style-name="gr23" draw:text-style-name="P99" svg:width="1.812cm" svg:height="0.267cm" svg:x="9.675cm" svg:y="-0.342cm"><text:p text:style-name="P86"><text:span text:style-name="T81">(for adjectives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21" draw:name="Line 3" draw:style-name="gr22" draw:text-style-name="P100" svg:x1="11.284cm" svg:y1="1.619cm" svg:x2="10.647cm" svg:y2="2.503cm"><text:p/></draw:line><draw:line text:anchor-type="char" draw:z-index="58" draw:name="Horizontal line 1" draw:style-name="gr22" draw:text-style-name="P100" svg:x1="10.49cm" svg:y1="1.619cm" svg:x2="11.284cm" svg:y2="1.621cm"><text:p/></draw:line><draw:line text:anchor-type="char" draw:z-index="22" draw:name="Line 4" draw:style-name="gr22" draw:text-style-name="P100" svg:x1="10.49cm" svg:y1="3.552cm" svg:x2="11.284cm" svg:y2="1.619cm"><text:p/></draw:line><draw:line text:anchor-type="char" draw:z-index="0" draw:name="Line 5" draw:style-name="gr21" draw:text-style-name="P100" svg:x1="11.283cm" svg:y1="2.596cm" svg:x2="10.156cm" svg:y2="2.597cm"><text:p/></draw:line><draw:line text:anchor-type="char" draw:z-index="59" draw:name="Line 6" draw:style-name="gr21" draw:text-style-name="P100" svg:x1="10.061cm" svg:y1="1.595cm" svg:x2="11.283cm" svg:y2="2.597cm"><text:p/></draw:line><text:span text:style-name="T212">3</text:span><text:span text:style-name="T304">rd</text:span><text:span text:style-name="T212"> declension</text:span><text:span text:style-name="T216">:</text:span><text:span text:style-name="T142"><text:tab/></text:span><text:span text:style-name="T187">M/F:</text:span><text:span text:style-name="T142"> ς ος ι </text:span><text:span text:style-name="T321">α</text:span><text:span text:style-name="T142"> <text:tab/> <text:s/>ες ων σι(ν) ας<text:tab/><text:tab/><text:tab/></text:span><text:span text:style-name="T187">N:</text:span><text:span text:style-name="T142"> </text:span><text:span text:style-name="T311">~</text:span><text:span text:style-name="T142"> ος ι </text:span><text:span text:style-name="T311">~</text:span><text:span text:style-name="T310"> <text:s text:c="4"/></text:span><text:span text:style-name="T321">α</text:span><text:span text:style-name="T142"> ων σι(ν) </text:span><text:span text:style-name="T321">α</text:span><text:span text:style-name="T142"><text:line-break/> <text:s/>Noun genitive:<text:tab/></text:span><text:span text:style-name="T188">M:</text:span><text:span text:style-name="T142"> -ων/ηρ -ευς </text:span><text:span text:style-name="T252">→</text:span><text:span text:style-name="T142"> -ος <text:s/>-εως <text:s text:c="5"/></text:span><text:span text:style-name="T188">F:</text:span><text:span text:style-name="T142"> -ξ <text:s/>-ις </text:span><text:span text:style-name="T252">→</text:span><text:span text:style-name="T142"> -ος <text:s/>-εως<text:tab/></text:span><text:span text:style-name="T188">N:</text:span><text:span text:style-name="T142"> -μα/-ρ <text:s/>-ος </text:span><text:span text:style-name="T252">→</text:span><text:span text:style-name="T142"> -ματος <text:s/>-ους<text:line-break/> <text:s text:c="3"/>αρχ</text:span><text:span text:style-name="T321">ων</text:span><text:span text:style-name="T142">, ὁ:<text:tab/>-ων -οντος -οντι -οντα<text:tab/>-οντες -οντων -</text:span><text:span text:style-name="T321">ου</text:span><text:span text:style-name="T142">σι(ν) -οντας<text:tab/> <text:s text:c="4"/>(</text:span><text:span text:style-name="T143">+ </text:span><text:span text:style-name="T322">ἡ</text:span><text:span text:style-name="T142"> γυνή/θυγάτηρ/μήτηρ)<text:line-break/> <text:s text:c="3"/>βασιλ</text:span><text:span text:style-name="T321">ευς</text:span><text:span text:style-name="T142">, ὁ:<text:tab/>-ευς -εως -ει -εα<text:tab/><text:tab/>-</text:span><text:span text:style-name="T321">εις</text:span><text:span text:style-name="T142"> -εων -</text:span><text:span text:style-name="T321">ευ</text:span><text:span text:style-name="T142">σι(ν) -</text:span><text:span text:style-name="T321">εις</text:span><text:span text:style-name="T142"><text:tab/><text:tab/>D. has ε prefix in 3 hard forms<text:line-break/> <text:s text:c="3"/>σαρ</text:span><text:span text:style-name="T321">ξ</text:span><text:span text:style-name="T142">, ἡ:<text:tab/>ξ -κος -κι -κα<text:tab/><text:tab/>-κες -κων -ξι(ν) -κας<text:tab/><text:tab/><text:tab/>(incl. έλπὶς, χάρις, χείρ)<text:line-break/> <text:s text:c="3"/>πολ</text:span><text:span text:style-name="T321">ις</text:span><text:span text:style-name="T142">, ἡ:<text:tab/>-ις -εως -ει -</text:span><text:span text:style-name="T321">ιν</text:span><text:span text:style-name="T142"><text:tab/><text:tab/>-</text:span><text:span text:style-name="T321">εις</text:span><text:span text:style-name="T142"> -εων -εσι(ν) -</text:span><text:span text:style-name="T321">εις</text:span><text:span text:style-name="T142"><text:tab/><text:tab/>N.Sg ις/ευς </text:span><text:span text:style-name="T252">→ εις in Pl N./A.</text:span><text:span text:style-name="T142"><text:line-break/> <text:s text:c="3"/>σω</text:span><text:span text:style-name="T321">μα</text:span><text:span text:style-name="T142">, το:<text:tab/>-μα -ματος -ματι -μα<text:tab/>-</text:span><text:span text:style-name="T321">ματα</text:span><text:span text:style-name="T142"> -ματων -μασι(ν) -</text:span><text:span text:style-name="T321">ματα</text:span><text:span text:style-name="T142"><text:tab/><text:tab/> <text:s text:c="2"/>(incl. πῦρ, ὕδωρ φῶς)<text:line-break/> <text:s text:c="3"/>γεν</text:span><text:span text:style-name="T321">ος</text:span><text:span text:style-name="T142">, το:<text:tab/>-ος -ους -ει -ος<text:tab/><text:tab/>-</text:span><text:span text:style-name="T321">η</text:span><text:span text:style-name="T142"> -ων -εσι(ν) -</text:span><text:span text:style-name="T321">η</text:span><text:span text:style-name="T142"><text:tab/><text:tab/><text:tab/>N.Sg ος </text:span><text:span text:style-name="T252">→ η in Pl</text:span></text:p>
      <text:p text:style-name="P27"><draw:frame text:anchor-type="paragraph" draw:z-index="65" draw:name="Text Frame 22" draw:style-name="gr4" draw:text-style-name="P97" svg:width="0.653cm" svg:height="0.346cm" svg:x="-0.79cm" svg:y="0cm"><draw:text-box><text:p text:style-name="P96"><text:span text:style-name="T380">c</text:span><text:span text:style-name="T380">h</text:span><text:span text:style-name="T380">1</text:span><text:span text:style-name="T380">8</text:span></text:p></draw:text-box></draw:frame><text:span text:style-name="T137">Adjs:</text:span><text:span text:style-name="T142"> εἷς (3-1-3):<text:tab/></text:span><text:span text:style-name="T188">M:</text:span><text:span text:style-name="T142"> εἷς </text:span><text:span text:style-name="T321">ἑν</text:span><text:span text:style-name="T142">ός ἑνί ἕνα<text:tab/></text:span><text:span text:style-name="T188">F:</text:span><text:span text:style-name="T142"> </text:span><text:span text:style-name="T321">μία </text:span><text:span text:style-name="T142">μιᾶς μιᾷ μίαν<text:tab/></text:span><text:span text:style-name="T188">N:</text:span><text:span text:style-name="T142"> ἕν ἑνός ἐνι ἕν <text:tab/> <text:s text:c="5"/>(sg. only)<text:tab/> <text:s/>(</text:span><text:span text:style-name="T120">one</text:span><text:span text:style-name="T142">)<text:line-break/> <text:s/></text:span><text:span text:style-name="T321">ἀληθής</text:span><text:span text:style-name="T142"> (3-3):<text:tab/></text:span><text:span text:style-name="T188">M/F:</text:span><text:span text:style-name="T142"> </text:span><text:span text:style-name="T71">ἀληθ</text:span><text:span text:style-name="T321">ής</text:span><text:span text:style-name="T71">, ἁληθ</text:span><text:span text:style-name="T321">οῦς</text:span><text:span text:style-name="T142"> -</text:span><text:span text:style-name="T321">εῖ</text:span><text:span text:style-name="T142"> -</text:span><text:span text:style-name="T321">ῆ</text:span><text:span text:style-name="T71"> <text:s text:c="2"/>-</text:span><text:span text:style-name="T321">εῖς</text:span><text:span text:style-name="T71"> -ῶν -</text:span><text:span text:style-name="T321">έ</text:span><text:span text:style-name="T71">σιν -</text:span><text:span text:style-name="T321">εῖς</text:span><text:span text:style-name="T142"> <text:s text:c="2"/></text:span><text:span text:style-name="T188">N:</text:span><text:span text:style-name="T142"> ἀληθ</text:span><text:span text:style-name="T321">ές</text:span><text:span text:style-name="T142">, -οῦς -εῖ -ές <text:s text:c="2"/>-</text:span><text:span text:style-name="T321">η</text:span><text:span text:style-name="T142"> -ῶν -έσιν -η<text:tab/> <text:s/>(</text:span><text:span text:style-name="T120">true</text:span><text:span text:style-name="T142">)<text:line-break/> <text:s/>(ἅ)πᾶς (3-1-3):<text:tab/></text:span><text:span text:style-name="T188">M:</text:span><text:span text:style-name="T142"> πᾶ</text:span><text:span text:style-name="T321">ς</text:span><text:span text:style-name="T142"> πα</text:span><text:span text:style-name="T321">ν</text:span><text:span text:style-name="T142">τός παντί πάντα<text:tab/><text:tab/>πάντες πάντων πᾶσι(ν) πάντας<text:tab/><text:tab/>(</text:span><text:span text:style-name="T120">whole, each, all</text:span><text:span text:style-name="T142">)<text:line-break/><text:tab/><text:tab/></text:span><text:span text:style-name="T188">F:</text:span><text:span text:style-name="T142"> <text:s/>πᾶ</text:span><text:span text:style-name="T321">σ</text:span><text:span text:style-name="T142">α πά</text:span><text:span text:style-name="T321">σ</text:span><text:span text:style-name="T142">ης πά</text:span><text:span text:style-name="T321">σ</text:span><text:span text:style-name="T142">ῃ πᾶ</text:span><text:span text:style-name="T321">σ</text:span><text:span text:style-name="T142">αν<text:tab/><text:tab/>πᾶ</text:span><text:span text:style-name="T321">σ</text:span><text:span text:style-name="T142">αι πα</text:span><text:span text:style-name="T321">σ</text:span><text:span text:style-name="T142">ῶν πά</text:span><text:span text:style-name="T321">σ</text:span><text:span text:style-name="T142">αις πά</text:span><text:span text:style-name="T321">σ</text:span><text:span text:style-name="T142">ας<text:line-break/><text:tab/><text:tab/></text:span><text:span text:style-name="T188">N:</text:span><text:span text:style-name="T142"> <text:s/>πᾶ</text:span><text:span text:style-name="T321">ν</text:span><text:span text:style-name="T142"> παντός παντί πᾶν<text:tab/><text:tab/>πάντα πάντων πᾶσι(ν) πάντα<text:line-break/><text:tab/></text:span><text:span text:style-name="T137">attributive</text:span><text:span text:style-name="T142">: whole (</text:span><text:span text:style-name="T137">anarthrous</text:span><text:span text:style-name="T142">: each) <text:s text:c="3"/></text:span><text:span text:style-name="T137">predicate</text:span><text:span text:style-name="T142">: </text:span><text:span text:style-name="T321">all</text:span><text:span text:style-name="T142"> (usual)<text:tab/></text:span><text:span text:style-name="T137">substantive</text:span><text:span text:style-name="T142">: each/every/all person/thing<text:line-break/> <text:s/>πολύς (2-1-2):<text:tab/></text:span><text:span text:style-name="T188">M:</text:span><text:span text:style-name="T142"> πο</text:span><text:span text:style-name="T321">λύ</text:span><text:span text:style-name="T142">ς πολλοῦ πολλῷ πο</text:span><text:span text:style-name="T321">λύ</text:span><text:span text:style-name="T142">ν ... <text:s text:c="2"/><text:tab/></text:span><text:span text:style-name="T188">F:</text:span><text:span text:style-name="T142"> πολλή -ης ...<text:tab/></text:span><text:span text:style-name="T188">N:</text:span><text:span text:style-name="T142"> πο</text:span><text:span text:style-name="T321">λ</text:span><text:span text:style-name="T142">ύ -λλοῦ -λλῷ πο</text:span><text:span text:style-name="T321">λ</text:span><text:span text:style-name="T142">ύ <text:s text:c="2"/>πο</text:span><text:span text:style-name="T321">λλά</text:span><text:span text:style-name="T142"> ...<text:tab/>(</text:span><text:span text:style-name="T120">many</text:span><text:span text:style-name="T142">)<text:line-break/> <text:s/>μέγας (2-1-2):<text:tab/></text:span><text:span text:style-name="T188">M:</text:span><text:span text:style-name="T142"> μέ</text:span><text:span text:style-name="T321">γα</text:span><text:span text:style-name="T142">ς μεγάλου μεγάλῳ μέ</text:span><text:span text:style-name="T321">γα</text:span><text:span text:style-name="T142">ν </text:span><text:span text:style-name="T252">...</text:span><text:span text:style-name="T142"><text:tab/></text:span><text:span text:style-name="T188">F:</text:span><text:span text:style-name="T142"> </text:span><text:span text:style-name="T167">μεγάλη</text:span><text:span text:style-name="T142"> -ης ...<text:tab/></text:span><text:span text:style-name="T188">N:</text:span><text:span text:style-name="T142"> μέγα - - μέγα <text:s/>μεγά</text:span><text:span text:style-name="T321">λά</text:span><text:span text:style-name="T142"> ...<text:tab/><text:tab/>(</text:span><text:span text:style-name="T120">great</text:span><text:span text:style-name="T142">)<text:line-break/> <text:s text:c="4"/>[μείζων (3-3):<text:tab/></text:span><text:span text:style-name="T188">M: </text:span><text:span text:style-name="T142">μείζων -ο</text:span><text:span text:style-name="T321">νος</text:span><text:span text:style-name="T142"> -ονι -ονα <text:s text:c="2"/>-ονες -ονων -οσιν -ονας<text:tab/></text:span><text:span text:style-name="T188">N: </text:span><text:span text:style-name="T142">-ον - - ον <text:s text:c="2"/>-ονα <text:s/>- <text:s/>- <text:s/>-ονα</text:span><text:span text:style-name="T71"> <text:s text:c="5"/></text:span><text:span text:style-name="T72">(same as πλειων)]</text:span></text:p>
      <text:p text:style-name="P27"><text:span text:style-name="T142"><text:s text:c="2"/>comparative:<text:tab/></text:span><text:span text:style-name="T188">M:</text:span><text:span text:style-name="T142"> </text:span><text:span text:style-name="T332">δικαιό</text:span><text:span text:style-name="T142">τερος -τερου ...<text:tab/></text:span><text:span text:style-name="T188">F:</text:span><text:span text:style-name="T142"> -τερα -τερας ... <text:tab/><text:tab/></text:span><text:span text:style-name="T188">N:</text:span><text:span text:style-name="T142"> </text:span><text:span text:style-name="T332">νεώ</text:span><text:span text:style-name="T142">τερον -τερου ... <text:s text:c="2"/>-τερα ...<text:tab/>(2-1-2)<text:line-break/> <text:s/>superlative:<text:tab/></text:span><text:span text:style-name="T188">M:</text:span><text:span text:style-name="T142"> </text:span><text:span text:style-name="T332">ἰσχυρό</text:span><text:span text:style-name="T142">τατος -τατου ...<text:tab/></text:span><text:span text:style-name="T188">F:</text:span><text:span text:style-name="T142"> -τατη -τατης ... <text:tab/><text:tab/></text:span><text:span text:style-name="T188">N:</text:span><text:span text:style-name="T142"> </text:span><text:span text:style-name="T332">σοφώ</text:span><text:span text:style-name="T142">τατον -τατου ... <text:s text:c="2"/>-τατα ...<text:tab/>(2-1-2)</text:span></text:p>
      <text:p text:style-name="P19"><draw:line text:anchor-type="paragraph" draw:z-index="24" draw:name="Line 11" draw:style-name="gr20" draw:text-style-name="P101" svg:x1="2.372cm" svg:y1="0.134cm" svg:x2="2.534cm" svg:y2="0.501cm"><text:p/></draw:line><draw:line text:anchor-type="paragraph" draw:z-index="60" draw:name="Line 16" draw:style-name="gr20" draw:text-style-name="P101" svg:x1="3.126cm" svg:y1="0.934cm" svg:x2="8.1cm" svg:y2="0.116cm"><text:p/></draw:line><draw:line text:anchor-type="paragraph" draw:z-index="61" draw:name="Line 17" draw:style-name="gr20" draw:text-style-name="P101" svg:x1="8.841cm" svg:y1="0.962cm" svg:x2="8.1cm" svg:y2="0.108cm"><text:p/></draw:line><draw:line text:anchor-type="paragraph" draw:z-index="28" draw:name="Line 18" draw:style-name="gr20" draw:text-style-name="P101" svg:x1="9.264cm" svg:y1="0.503cm" svg:x2="10.075cm" svg:y2="0.108cm"><text:p/></draw:line><draw:frame text:anchor-type="paragraph" draw:z-index="66" draw:name="Text Frame 23" draw:style-name="gr17" draw:text-style-name="P97" svg:width="0.653cm" svg:height="0.346cm" svg:x="-0.79cm" svg:y="-0.009cm"><draw:text-box><text:p text:style-name="P96"><text:span text:style-name="T380">c</text:span><text:span text:style-name="T380">h</text:span><text:span text:style-name="T380">2</text:span><text:span text:style-name="T380">0</text:span></text:p></draw:text-box></draw:frame><draw:custom-shape text:anchor-type="char" draw:z-index="62" draw:name="Shape 1" draw:style-name="gr19" draw:text-style-name="P100" svg:width="0.325cm" svg:height="1.234cm" svg:x="-0.277cm" svg:y="0.43cm"><text:p/><draw:enhanced-geometry draw:mirror-horizontal="false" draw:mirror-vertical="false" svg:viewBox="0 0 0 0" drawooo:sub-view-size="21600 21600" draw:text-areas="0 0 ?f0 ?f1" draw:type="ooxml-non-primitive" draw:enhanced-path="M 21600 0 C 16200 0 10800 900 10800 1800 L 10800 9000 C 10800 9900 5400 10800 0 10800 5400 10800 10800 11700 10800 12600 L 10800 19800 C 10800 20700 16200 21600 21600 21600 N"><draw:equation draw:name="f0" draw:formula="logwidth"/><draw:equation draw:name="f1" draw:formula="logheight"/></draw:enhanced-geometry></draw:custom-shape><draw:custom-shape text:anchor-type="char" draw:z-index="31" draw:name="Text Frame 18" draw:style-name="gr44" draw:text-style-name="P99" svg:width="3.848cm" svg:height="0.302cm" svg:x="2.191cm" svg:y="-0.185cm"><text:p text:style-name="P9"><draw:custom-shape text:anchor-type="char" draw:z-index="34" draw:name="Text Frame 20" draw:style-name="gr41" draw:text-style-name="P99" svg:width="4.689cm" svg:height="0.302cm" svg:x="4.819cm" svg:y="0.026cm"><text:p text:style-name="P11"><text:span text:style-name="T365">o</text:span><text:span text:style-name="T366">verlap aorist indicative <text:s text:c="2"/></text:span><text:span text:style-name="T367">or <text:s text:c="2"/>imperfect in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47">also the form of </text:span><text:span text:style-name="T354">ειμι participle</text:span><text:span text:style-name="T346">:</text:span><text:span text:style-name="T339"> <text:s/></text:span><text:span text:style-name="T363">‘</text:span><text:span text:style-name="T362">be’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2">Participles</text:span><text:span text:style-name="T142"><text:tab/>M:<text:tab/><text:tab/><text:tab/>F:<text:tab/><text:tab/>N:<text:tab/></text:span><text:span text:style-name="T173">αντ+σιν</text:span><text:span text:style-name="T174">→</text:span><text:span text:style-name="T173">ασιν <text:s text:c="2"/>εντ+σιν</text:span><text:span text:style-name="T174">→</text:span><text:span text:style-name="T173">εισιν <text:s text:c="2"/>[οω]ντ+σιν</text:span><text:span text:style-name="T174">→</text:span><text:span text:style-name="T173">ουσιν</text:span></text:p>
      <text:p text:style-name="P20"><draw:custom-shape text:anchor-type="char" draw:z-index="36" draw:name="Text Frame 1" draw:style-name="gr39" draw:text-style-name="P99" svg:width="1.303cm" svg:height="0.602cm" svg:x="-1.679cm" svg:y="0.277cm"><text:p text:style-name="P82"><text:span text:style-name="T356">Ac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42"><text:s text:c="2"/>Present (</text:span><text:span text:style-name="T144">3-1-3)</text:span><text:span text:style-name="T142">:<text:tab/>ων οντος ...<text:tab/><text:tab/>ουσα ουσης ...<text:tab/>ον οντος ...<text:tab/>(+2</text:span><text:span text:style-name="T302">nd</text:span><text:span text:style-name="T142"> Aorist)<text:tab/></text:span><text:span text:style-name="T120">while ~ing</text:span></text:p>
      <text:p text:style-name="P21"><text:span text:style-name="T142"><text:s text:c="2"/>Aorist </text:span><text:span text:style-name="T144">(3-1-3)</text:span><text:span text:style-name="T142">:<text:tab/></text:span><text:span text:style-name="Red"><text:span text:style-name="T41">σας</text:span></text:span><text:span text:style-name="T142"> σαντος ...<text:tab/><text:tab/>σασα σασης ...<text:tab/></text:span><text:span text:style-name="Red"><text:span text:style-name="T41">σαν</text:span></text:span><text:span text:style-name="T142"> σαντος ...<text:tab/>(No front ε)<text:tab/></text:span><text:span text:style-name="T120">after ~ing</text:span></text:p>
      <text:p text:style-name="P23"><draw:custom-shape text:anchor-type="char" draw:z-index="12" draw:name="Shape 2" draw:style-name="gr53" draw:text-style-name="P100" svg:width="0.325cm" svg:height="1.625cm" svg:x="-0.277cm" svg:y="0.399cm"><text:p/><draw:enhanced-geometry draw:mirror-horizontal="false" draw:mirror-vertical="false" svg:viewBox="0 0 0 0" drawooo:sub-view-size="21600 21600" draw:text-areas="0 0 ?f0 ?f1" draw:type="ooxml-non-primitive" draw:enhanced-path="M 21600 0 C 16200 0 10800 900 10800 1800 L 10800 9000 C 10800 9900 5400 10800 0 10800 5400 10800 10800 11700 10800 12600 L 10800 19800 C 10800 20700 16200 21600 21600 21600 N"><draw:equation draw:name="f0" draw:formula="logwidth"/><draw:equation draw:name="f1" draw:formula="logheight"/></draw:enhanced-geometry></draw:custom-shape><text:span text:style-name="T142"><text:s text:c="2"/>Perfect </text:span><text:span text:style-name="T144">(3-1-3)</text:span><text:span text:style-name="T142">:<text:tab/></text:span><text:span text:style-name="Red"><text:span text:style-name="T41">κως</text:span></text:span><text:span text:style-name="T142"> κοτος ...<text:tab/><text:tab/>κυια κθιας ...<text:tab/></text:span><text:span text:style-name="Red"><text:span text:style-name="T41">κος</text:span></text:span><text:span text:style-name="T142"> κοτος ...<text:tab/>(with redup)<text:tab/></text:span><text:span text:style-name="T120">having ~ed</text:span></text:p>
      <text:p text:style-name="P20"><draw:custom-shape text:anchor-type="char" draw:z-index="38" draw:name="Text Frame 3" draw:style-name="gr38" draw:text-style-name="P99" svg:width="1.303cm" svg:height="1.019cm" svg:x="-1.663cm" svg:y="0.286cm"><text:p text:style-name="P7"><text:span text:style-name="T356">Middle<text:line-break/>/ Pass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42"><text:s text:c="2"/>Present M/P:<text:tab/>ομενος ομενου ...<text:tab/></text:span><text:span text:style-name="T144">(2-1-2)</text:span><text:span text:style-name="T142"><text:tab/>ομενη ομενης ...<text:tab/>ομενον ομενου ..<text:tab/>(+2</text:span><text:span text:style-name="T302">nd</text:span><text:span text:style-name="T142"> Aorist)<text:tab/></text:span><text:span text:style-name="T120">while being ~ed</text:span></text:p>
      <text:p text:style-name="P21"><text:span text:style-name="T142"><text:s text:c="2"/>Aorist M:<text:tab/>σαμενος σαμενου ...<text:tab/>σαμενη σαμενης<text:tab/>σαμενον<text:tab/> σαμενου ... <text:s text:c="2"/>σαμενα ...<text:tab/></text:span><text:span text:style-name="T120">after ~ing (self)</text:span></text:p>
      <text:p text:style-name="P23"><text:span text:style-name="T142"><text:s text:c="2"/>Perfect M/P:<text:tab/>μενος μενου ...<text:tab/><text:tab/>μενη μενης ...<text:tab/>μενον μενου ... <text:s text:c="2"/>μενα ...<text:tab/><text:tab/></text:span><text:span text:style-name="T120">having been ~ed</text:span></text:p>
      <text:p text:style-name="P22"><text:span text:style-name="T142"><text:s text:c="2"/>Aorist Passive:<text:tab/></text:span><text:span text:style-name="Red"><text:span text:style-name="T41">θεις</text:span></text:span><text:span text:style-name="T142"> θεντος ... D: θ</text:span><text:span text:style-name="Red"><text:span text:style-name="T41">ει</text:span></text:span><text:span text:style-name="T142">σιν ...<text:tab/></text:span><text:span text:style-name="Red"><text:span text:style-name="T41">θεισα</text:span></text:span><text:span text:style-name="T142"> θεισης ...<text:tab/>θεν θεντος ... <text:s text:c="5"/>(+2</text:span><text:span text:style-name="T302">nd</text:span><text:span text:style-name="T142"> Aor: no θ)<text:tab/></text:span><text:span text:style-name="T120">after being ~ed</text:span></text:p>
      <text:p text:style-name="P63"><draw:custom-shape text:anchor-type="paragraph" draw:z-index="40" draw:name="Text Frame 43" draw:style-name="gr37" draw:text-style-name="P99" svg:width="2.918cm" svg:height="0.269cm" svg:x="13.795cm" svg:y="0.339cm"><text:p text:style-name="P87"><draw:custom-shape text:anchor-type="char" draw:z-index="19" draw:name="Text Frame 10" draw:style-name="gr36" draw:text-style-name="P99" svg:width="3.04cm" svg:height="0.269cm" svg:x="13.739cm" svg:y="4.117cm"><text:p text:style-name="P87"><text:span text:style-name="T335">( ^ pres / ^ aor <text:s/>/ ^ perfect 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35">( ^ pres / ^ aor <text:s/>/ ^ perfect 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2"><text:s text:c="2"/>attrib</text:span><text:span text:style-name="T375"> </text:span><text:span text:style-name="T110">|</text:span><text:span text:style-name="T376"> </text:span><text:span text:style-name="T232">subst:</text:span><text:span text:style-name="T252"> </text:span><text:span text:style-name="T261">has </text:span><text:span text:style-name="Red"><text:span text:style-name="T28">article</text:span></text:span><text:span text:style-name="T259">,</text:span><text:span text:style-name="T252"> </text:span><text:span text:style-name="T95">‘the ~ing man’ <text:s/></text:span><text:span text:style-name="T110">|</text:span><text:span text:style-name="T104"> <text:s text:c="2"/></text:span><text:span text:style-name="T236">predicate(periphrastic)</text:span><text:span text:style-name="T232">:</text:span><text:span text:style-name="T252"> εἰμι/γινομαι ‘</text:span><text:span text:style-name="T95">I am ~ing’ <text:s/></text:span><text:span text:style-name="T110">|</text:span><text:span text:style-name="T260"> <text:s text:c="2"/></text:span><text:span text:style-name="T235">ad</text:span><text:span text:style-name="T232">verb</text:span><text:span text:style-name="T235">ial</text:span><text:span text:style-name="T232">:</text:span><text:span text:style-name="T252"> </text:span><text:span text:style-name="T95">‘while/after/having ~’</text:span></text:p>
      <text:p text:style-name="P27"><draw:custom-shape text:anchor-type="paragraph" draw:z-index="63" draw:name="Text Frame 24" draw:style-name="gr18" draw:text-style-name="P99" svg:width="2.378cm" svg:height="0.269cm" svg:x="10.481cm" svg:y="-0.242cm"><text:p text:style-name="P88"><draw:custom-shape text:anchor-type="paragraph" draw:z-index="43" draw:name="Text Frame 25" draw:style-name="gr18" draw:text-style-name="P99" svg:width="2.378cm" svg:height="0.269cm" svg:x="10.493cm" svg:y="-0.187cm"><text:p text:style-name="P88"><text:span text:style-name="T338">with plu/perfect ver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38">with plu/perfect ver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4" draw:name="Text Frame 8" draw:style-name="gr33" draw:text-style-name="P99" svg:width="1.377cm" svg:height="1.244cm" svg:x="-1.69cm" svg:y="0.113cm"><text:p text:style-name="P2"><text:span text:style-name="T352">N</text:span><text:span text:style-name="T353">ote:</text:span><text:span text:style-name="T348"> </text:span><text:span text:style-name="T355">subject</text:span><text:span text:style-name="T348"> of infinitive is in the accusa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7" draw:name="Line 19" draw:style-name="gr20" draw:text-style-name="P101" svg:x1="0.162cm" svg:y1="0.425cm" svg:x2="-0.314cm" svg:y2="0.654cm"><text:p/></draw:line><draw:frame text:anchor-type="paragraph" draw:z-index="67" draw:name="Text Frame 26" draw:style-name="gr16" draw:text-style-name="P97" svg:width="0.653cm" svg:height="0.346cm" svg:x="-0.79cm" svg:y="-0.238cm"><draw:text-box><text:p text:style-name="P96"><text:span text:style-name="T380">c</text:span><text:span text:style-name="T380">h</text:span><text:span text:style-name="T380">2</text:span><text:span text:style-name="T380">1</text:span></text:p></draw:text-box></draw:frame><draw:custom-shape text:anchor-type="char" draw:z-index="46" draw:name="Text Frame 5" draw:style-name="gr31" draw:text-style-name="P99" svg:width="2.183cm" svg:height="0.302cm" svg:x="2.612cm" svg:y="-0.25cm"><text:p text:style-name="P7"><text:span text:style-name="T337">covers w</text:span><text:span text:style-name="T336">hole ac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0" draw:name="Bézier curve 2" draw:style-name="gr45" draw:text-style-name="P100" svg:width="0.361cm" svg:height="0.17cm" svg:x="4.89cm" svg:y="-0.072cm"><text:p/><draw:enhanced-geometry draw:mirror-horizontal="false" draw:mirror-vertical="false" svg:viewBox="0 0 0 0" drawooo:sub-view-size="360 169" draw:text-areas="0 0 ?f0 ?f1" draw:type="ooxml-non-primitive" draw:enhanced-path="M 359 169 C 303 37 0 0 0 0 F N"><draw:equation draw:name="f0" draw:formula="logwidth"/><draw:equation draw:name="f1" draw:formula="logheight"/></draw:enhanced-geometry></draw:custom-shape><draw:custom-shape text:anchor-type="char" draw:z-index="6" draw:name="Bézier curve 3" draw:style-name="gr59" draw:text-style-name="P100" svg:width="4.292cm" svg:height="0.175cm" svg:x="4.89cm" svg:y="-0.078cm"><text:p/><draw:enhanced-geometry draw:mirror-horizontal="false" draw:mirror-vertical="false" svg:viewBox="0 0 0 0" drawooo:sub-view-size="4292 175" draw:text-areas="0 0 ?f0 ?f1" draw:type="ooxml-non-primitive" draw:enhanced-path="M 4291 175 C 4089 43 0 0 0 0 F N"><draw:equation draw:name="f0" draw:formula="logwidth"/><draw:equation draw:name="f1" draw:formula="logheight"/></draw:enhanced-geometry></draw:custom-shape><draw:custom-shape text:anchor-type="char" draw:z-index="47" draw:name="Bézier curve 5" draw:style-name="gr30" draw:text-style-name="P100" svg:width="0.283cm" svg:height="0.184cm" svg:x="10.126cm" svg:y="-0.078cm"><text:p/><draw:enhanced-geometry draw:mirror-horizontal="false" draw:mirror-vertical="false" svg:viewBox="0 0 0 0" drawooo:sub-view-size="282 183" draw:text-areas="0 0 ?f0 ?f1" draw:type="ooxml-non-primitive" draw:enhanced-path="M 1 184 C 75 0 283 0 283 0 F N"><draw:equation draw:name="f0" draw:formula="logwidth"/><draw:equation draw:name="f1" draw:formula="logheight"/></draw:enhanced-geometry></draw:custom-shape><draw:custom-shape text:anchor-type="char" draw:z-index="16" draw:name="Bézier curve 4" draw:style-name="gr50" draw:text-style-name="P100" svg:width="4.31cm" svg:height="0.207cm" svg:x="6.1cm" svg:y="-0.115cm"><text:p/><draw:enhanced-geometry draw:mirror-horizontal="false" draw:mirror-vertical="false" svg:viewBox="0 0 0 0" drawooo:sub-view-size="4309 206" draw:text-areas="0 0 ?f0 ?f1" draw:type="ooxml-non-primitive" draw:enhanced-path="M 0 207 C 247 -109 4309 32 4309 32 F N"><draw:equation draw:name="f0" draw:formula="logwidth"/><draw:equation draw:name="f1" draw:formula="logheight"/></draw:enhanced-geometry></draw:custom-shape><text:span text:style-name="T213">Infinitives </text:span><text:span text:style-name="T264">Pres</text:span><text:span text:style-name="T252"> </text:span><text:span text:style-name="T268">Aor</text:span><text:span text:style-name="T252"> </text:span><text:span text:style-name="T276">Perf</text:span><text:span text:style-name="T252">:<text:tab/> </text:span><text:span text:style-name="T232">Act</text:span><text:span text:style-name="T252">: </text:span><text:span text:style-name="T264">ειν</text:span><text:span text:style-name="T252"> <text:s text:c="2"/></text:span><text:span text:style-name="T268">σαι</text:span><text:span text:style-name="T252"> <text:s text:c="2"/></text:span><text:span text:style-name="T276">κεναι</text:span><text:span text:style-name="T252"> <text:s text:c="10"/></text:span><text:span text:style-name="T232">M/P</text:span><text:span text:style-name="T252">: </text:span><text:span text:style-name="T264">εσθαι</text:span><text:span text:style-name="T252"> <text:s/></text:span><text:span text:style-name="T268">σασθαι</text:span><text:span text:style-name="T252"> <text:s/></text:span><text:span text:style-name="T276">σθαι</text:span><text:span text:style-name="T252"><text:tab/></text:span><text:span text:style-name="T245">Aor Pass</text:span><text:span text:style-name="T277">: θῆναι</text:span><text:span text:style-name="T252"><text:tab/> <text:s text:c="11"/></text:span><text:span text:style-name="T324">εἶναι</text:span><text:span text:style-name="T252"> = </text:span><text:span text:style-name="T95">to <text:s/>be</text:span><text:span text:style-name="T252"><text:line-break/> <text:s text:c="2"/></text:span><text:span text:style-name="T264">contract-αεο-verb present:<text:tab/> <text:s text:c="5"/></text:span><text:span text:style-name="T238">Act</text:span><text:span text:style-name="T264">: τιμ</text:span><text:span text:style-name="T325">ᾶν</text:span><text:span text:style-name="T264">, φιλ</text:span><text:span text:style-name="T325">εῖν</text:span><text:span text:style-name="T264">, δηλ</text:span><text:span text:style-name="T325">οῦν</text:span><text:span text:style-name="T264"> <text:s text:c="5"/></text:span><text:span text:style-name="T238">M/P</text:span><text:span text:style-name="T264">: τιμ</text:span><text:span text:style-name="T325">ᾶσ</text:span><text:span text:style-name="T264">θαι, φιλ</text:span><text:span text:style-name="T325">εῖσ</text:span><text:span text:style-name="T264">θαι, δυλ</text:span><text:span text:style-name="T325">οῦσ</text:span><text:span text:style-name="T264">θαι <text:s text:c="7"/>(from εν instead of ειν)</text:span><text:span text:style-name="T252"><text:line-break/> <text:s text:c="2"/></text:span><text:span text:style-name="Red"><text:span text:style-name="T95">arthrous</text:span></text:span><text:span text:style-name="T252">=</text:span><text:span text:style-name="T232">subst</text:span><text:span text:style-name="T252"> <text:s/></text:span><text:span text:style-name="Red"><text:span text:style-name="T95">anarthrous</text:span></text:span><text:span text:style-name="T252">=</text:span><text:span text:style-name="T232">compl.</text:span><text:span text:style-name="T252"> verb</text:span><text:span text:style-name="Red"><text:span text:style-name="T106"> =&gt; </text:span></text:span><text:span text:style-name="T232">purpose</text:span><text:span text:style-name="T252">: [εἰς/προς τό]|[τοῦ] </text:span><text:span text:style-name="T292">inf</text:span><text:span text:style-name="Red"><text:span text:style-name="T111"> <text:s/></text:span></text:span><text:span text:style-name="Red"><text:span text:style-name="T112">| <text:s/></text:span></text:span><text:span text:style-name="T293">r</text:span><text:span text:style-name="T232">esult</text:span><text:span text:style-name="T252">: ὡστε </text:span><text:span text:style-name="T292">inf</text:span><text:span text:style-name="Red"><text:span text:style-name="T112"> <text:s/>| <text:s/></text:span></text:span><text:span text:style-name="T232">cause</text:span><text:span text:style-name="T252">: δια τό </text:span><text:span text:style-name="T292">inf</text:span><text:span text:style-name="Red"><text:span text:style-name="T112"> <text:s/>|</text:span></text:span><text:span text:style-name="Red"><text:span text:style-name="T113"> <text:s/></text:span></text:span><text:span text:style-name="T294">time</text:span><text:span text:style-name="T292">:</text:span><text:span text:style-name="T295"> </text:span><text:span text:style-name="T203">eg</text:span><draw:custom-shape text:anchor-type="char" draw:z-index="33" draw:name="Text Frame 15" draw:style-name="gr42" draw:text-style-name="P99" svg:width="0.899cm" svg:height="0.283cm" svg:x="15.732cm" svg:y="1.256cm"><text:p text:style-name="P8"><draw:custom-shape text:anchor-type="char" draw:z-index="49" draw:name="Text Frame 16" draw:style-name="gr28" draw:text-style-name="P99" svg:width="1.701cm" svg:height="0.283cm" svg:x="14.877cm" svg:y="0.78cm"><text:p text:style-name="P8"><draw:custom-shape text:anchor-type="char" draw:z-index="3" draw:name="Text Frame 17" draw:style-name="gr28" draw:text-style-name="P99" svg:width="1.701cm" svg:height="0.283cm" svg:x="14.877cm" svg:y="0.78cm"><text:p text:style-name="P8"><text:span text:style-name="T361">who/whene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61">who/whene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42">=</text:span><text:span text:style-name="T361">whil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96"> </text:span><text:span text:style-name="T295">ἐν τῳ</text:span></text:p>
      <text:p text:style-name="P76"><draw:path text:anchor-type="paragraph" draw:z-index="18" draw:name="Bézier curve 7" draw:style-name="gr49" draw:text-style-name="P101" svg:width="0.458cm" svg:height="0.787cm" draw:transform="skewX (0.177674517853023) rotate (1.38893301873709) translate (3.29141666666667cm 0.107597222222222cm)" svg:viewBox="0 0 459 788" svg:d="M0 0c289 0 459 788 459 788"><text:p/></draw:path><draw:frame text:anchor-type="paragraph" draw:z-index="68" draw:name="Text Frame 27" draw:style-name="gr15" draw:text-style-name="P97" svg:width="0.653cm" svg:height="0.346cm" svg:x="-0.79cm" svg:y="0.101cm"><draw:text-box><text:p text:style-name="P96"><text:span text:style-name="T380">c</text:span><text:span text:style-name="T380">h</text:span><text:span text:style-name="T380">2</text:span><text:span text:style-name="T380">3</text:span></text:p></draw:text-box></draw:frame><draw:custom-shape text:anchor-type="char" draw:z-index="20" draw:name="Text Frame 12" draw:style-name="gr48" draw:text-style-name="P99" svg:width="3.938cm" svg:height="0.302cm" svg:x="4.184cm" svg:y="-0.242cm"><text:p text:style-name="P9"><text:span text:style-name="T336">ε</text:span><text:span text:style-name="T341">ἰμι </text:span><text:span text:style-name="T340">subj. </text:span><text:span text:style-name="T341">= ὧ ᾗς ᾗ ... <text:s/></text:span><text:span text:style-name="T339">(</text:span><text:span text:style-name="Red"><text:span text:style-name="T360">add accent</text:span></text:span><text:span text:style-name="T339">) <text:s text:c="2"/></text:span><text:span text:style-name="T363">‘</text:span><text:span text:style-name="T362">be’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5">Subjunctives:</text:span><text:span text:style-name="T252"><text:tab/></text:span><text:span text:style-name="T238">A</text:span><text:span text:style-name="T239">ct</text:span><text:span text:style-name="T238">: </text:span><text:span text:style-name="T264">ω ῃς </text:span><text:span text:style-name="Red"><text:span text:style-name="T20">ῃ</text:span></text:span><text:span text:style-name="T264"> <text:s text:c="2"/>ωμεν ητε ωσι(ν) <text:s text:c="3"/><text:tab/></text:span><text:span text:style-name="T238">M/P: </text:span><text:span text:style-name="T264">ωμαι </text:span><text:span text:style-name="Red"><text:span text:style-name="T20">ῃ</text:span></text:span><text:span text:style-name="T264"> ηται <text:s text:c="2"/>ωμεθα ησθε ωνται</text:span><text:span text:style-name="T252"><text:tab/><text:tab/> <text:s text:c="5"/>(</text:span><text:span text:style-name="Red"><text:span text:style-name="T11">lengthen vowel</text:span></text:span><text:span text:style-name="T252">)<text:line-break/></text:span><text:span text:style-name="T283"> <text:s/></text:span><text:span text:style-name="T155">Aorist</text:span><text:span text:style-name="T157">:<text:tab/></text:span><text:span text:style-name="T243">Act: </text:span><text:span text:style-name="Red"><text:span text:style-name="T13">σ</text:span></text:span><text:span text:style-name="T268">ω </text:span><text:span text:style-name="Red"><text:span text:style-name="T13">σ</text:span></text:span><text:span text:style-name="T269">ῃ</text:span><text:span text:style-name="T268">ς </text:span><text:span text:style-name="Red"><text:span text:style-name="T14">σ</text:span></text:span><text:span text:style-name="T269">ῃ <text:s text:c="2"/></text:span><text:span text:style-name="Red"><text:span text:style-name="T14">σ</text:span></text:span><text:span text:style-name="T269">ωμεν ... <text:s text:c="6"/></text:span><text:span text:style-name="T243">Mid: </text:span><text:span text:style-name="Red"><text:span text:style-name="T15">σ</text:span></text:span><text:span text:style-name="T270">ωμαι </text:span><text:span text:style-name="Red"><text:span text:style-name="T15">σ</text:span></text:span><text:span text:style-name="T270">ῃ </text:span><text:span text:style-name="Red"><text:span text:style-name="T14">σ</text:span></text:span><text:span text:style-name="T269">ηται <text:s text:c="2"/></text:span><text:span text:style-name="Red"><text:span text:style-name="T14">σ</text:span></text:span><text:span text:style-name="T269">ωμεθα </text:span><text:span text:style-name="Red"><text:span text:style-name="T14">σ</text:span></text:span><text:span text:style-name="T269">ησθε </text:span><text:span text:style-name="Red"><text:span text:style-name="T14">σ</text:span></text:span><text:span text:style-name="T271">ωνται</text:span><text:span text:style-name="T284"><text:tab/></text:span><text:span text:style-name="T246">Aor </text:span><text:span text:style-name="T247">Pass: </text:span><text:span text:style-name="Red"><text:span text:style-name="T17">θ</text:span></text:span><text:span text:style-name="T277">ω </text:span><text:span text:style-name="Red"><text:span text:style-name="T17">θ</text:span></text:span><text:span text:style-name="T278">ῇ</text:span><text:span text:style-name="T277">ς </text:span><text:span text:style-name="Red"><text:span text:style-name="T17">θ</text:span></text:span><text:span text:style-name="T278">ῇ <text:s text:c="2"/></text:span><text:span text:style-name="Red"><text:span text:style-name="T18">θ</text:span></text:span><text:span text:style-name="T278">ωμεν </text:span><text:span text:style-name="Red"><text:span text:style-name="T19">θ</text:span></text:span><text:span text:style-name="T279">ητε </text:span><text:span text:style-name="Red"><text:span text:style-name="T19">θ</text:span></text:span><text:span text:style-name="T280">ωσιν</text:span></text:p>
      <text:p text:style-name="P77"><text:span text:style-name="T252"><text:s text:c="2"/></text:span><text:span text:style-name="T145">Uses:<text:tab/> <text:s/></text:span><text:span text:style-name="T96">let’s</text:span><text:span text:style-name="T255"> <text:s text:c="6"/></text:span><text:span text:style-name="T109">|</text:span><text:span text:style-name="T255"> <text:s/></text:span><text:span text:style-name="T96">shall/can we?</text:span><text:span text:style-name="T255"> <text:s/></text:span><text:span text:style-name="T109">|</text:span><text:span text:style-name="T255"> <text:s text:c="2"/>μη+Aor <text:s/></text:span><text:span text:style-name="T109">|</text:span><text:span text:style-name="T255"> <text:s text:c="2"/>οὐ μη: </text:span><text:span text:style-name="T96">certainly won’t</text:span><text:span text:style-name="T255"> <text:s/></text:span><text:span text:style-name="T109">|</text:span><text:span text:style-name="T255"> <text:s/>ἱνα/ὁπως</text:span><text:span text:style-name="T313"> </text:span><text:span text:style-name="T255">: </text:span><text:span text:style-name="T96">so that </text:span><text:span text:style-name="T255"><text:s/></text:span><text:span text:style-name="T109">|</text:span><text:span text:style-name="T255"> <text:s text:c="2"/></text:span><text:span text:style-name="T258">ὁς </text:span><text:span text:style-name="T257">ἀν / </text:span><text:span text:style-name="T258">ὁταν <text:s text:c="2"/></text:span><text:span text:style-name="T102">who</text:span><text:span text:style-name="T103">ever</text:span><text:span text:style-name="T102">/whenever</text:span><text:span text:style-name="T257"><text:line-break/></text:span><text:span text:style-name="T189"> <text:s text:c="15"/></text:span><text:span text:style-name="T200"><text:s text:c="6"/></text:span><text:span text:style-name="T201">hortative<text:tab/> <text:s text:c="6"/>deliberative <text:s text:c="11"/>prohibitive<text:tab/> <text:s text:c="8"/>emph. negative<text:tab/><text:tab/> <text:s/></text:span><text:span text:style-name="T202">p</text:span><text:span text:style-name="T201">urpose<text:tab/> <text:s text:c="16"/></text:span><text:span text:style-name="T202">indefinite <text:s text:c="15"/></text:span><text:span text:style-name="T201">subject <text:s/></text:span><text:span text:style-name="T190"><text:s/>/</text:span><text:span text:style-name="T201"> <text:s text:c="6"/>time</text:span></text:p>
      <text:p text:style-name="P78"><text:span text:style-name="T255"><text:s text:c="2"/></text:span><text:span text:style-name="T146">Condition: </text:span><text:span text:style-name="T141">s</text:span><text:span text:style-name="T233">imple ind</text:span><text:span text:style-name="T256"> εἰ <text:s/></text:span><text:span text:style-name="T107">|</text:span><text:span text:style-name="T256"> <text:s/></text:span><text:span text:style-name="T233">contra-</text:span><text:span text:style-name="T234">fact</text:span><text:span text:style-name="T256"> εἰ+past: </text:span><text:span text:style-name="T97">if you </text:span><text:span text:style-name="T87">had</text:span><text:span text:style-name="T256"> <text:s/></text:span><text:span text:style-name="T107">|</text:span><text:span text:style-name="T256"> <text:s/></text:span><text:span text:style-name="T233">present gen</text:span><text:span text:style-name="T234">eral</text:span><text:span text:style-name="T256"> ἐαν+subj: </text:span><text:span text:style-name="T98">if ... </text:span><text:span text:style-name="T101">is ...</text:span><text:span text:style-name="T257"> <text:s/></text:span><text:span text:style-name="T108">|</text:span><text:span text:style-name="T257"> <text:s/></text:span><text:span text:style-name="T234">prob. fut.</text:span><text:span text:style-name="T257"> ἐαν+subj </text:span><text:span text:style-name="T100">if </text:span><text:span text:style-name="T98">... will ...<text:line-break/> <text:s/></text:span><text:span text:style-name="T147">Question bias:</text:span><text:span text:style-name="T217"><text:tab/></text:span><text:span text:style-name="T257">οὐ/οὐ</text:span><text:span text:style-name="T254">χ</text:span><text:span text:style-name="T257">ι assumes </text:span><text:span text:style-name="T234">yes</text:span><text:span text:style-name="T257">: </text:span><text:span text:style-name="T98">‘</text:span><text:span text:style-name="T99">I</text:span><text:span text:style-name="T98">sn’t/</text:span><text:span text:style-name="T99">D</text:span><text:span text:style-name="T98">oesn’t/</text:span><text:span text:style-name="T99">W</text:span><text:span text:style-name="T98">on’t ... ?’<text:tab/><text:tab/></text:span><text:span text:style-name="T257">μη assumes </text:span><text:span text:style-name="T234">no</text:span><text:span text:style-name="T257">: </text:span><text:span text:style-name="T98">‘</text:span><text:span text:style-name="T99">He isn’t ...</text:span><text:span text:style-name="T98">, is </text:span><text:span text:style-name="T99">he</text:span><text:span text:style-name="T98">?’</text:span></text:p>
      <text:p text:style-name="P79"><draw:line text:anchor-type="paragraph" draw:z-index="25" draw:name="Line 13" draw:style-name="gr20" draw:text-style-name="P101" svg:x1="7.112cm" svg:y1="0.6cm" svg:x2="6.87cm" svg:y2="-0.012cm"><text:p/></draw:line><draw:frame text:anchor-type="paragraph" draw:z-index="69" draw:name="Text Frame 28" draw:style-name="gr14" draw:text-style-name="P97" svg:width="0.653cm" svg:height="0.346cm" svg:x="-0.79cm" svg:y="0.131cm"><draw:text-box><text:p text:style-name="P96"><text:span text:style-name="T380">c</text:span><text:span text:style-name="T380">h</text:span><text:span text:style-name="T380">2</text:span><text:span text:style-name="T380">4</text:span></text:p></draw:text-box></draw:frame><draw:custom-shape text:anchor-type="char" draw:z-index="35" draw:name="Text Frame 7" draw:style-name="gr40" draw:text-style-name="P99" svg:width="4.142cm" svg:height="0.302cm" svg:x="6.8cm" svg:y="-0.228cm"><text:p text:style-name="P10"><text:span text:style-name="T344">= <text:s/></text:span><text:span text:style-name="T343">present infinitive <text:s/></text:span><text:span text:style-name="T345">&amp;</text:span><text:span text:style-name="T344"> <text:s/>3rd-sg opta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4">Imperatives:<text:tab/> </text:span><text:span text:style-name="T240">A</text:span><text:span text:style-name="T241">ct</text:span><text:span text:style-name="T240">: </text:span><text:span text:style-name="T265"><text:s/></text:span><text:span text:style-name="T266">- ε ετω </text:span><text:span text:style-name="T265"><text:s text:c="2"/>- </text:span><text:span text:style-name="T266">ετε</text:span><text:span text:style-name="T265"> </text:span><text:span text:style-name="T266">ετωσαν</text:span><text:span text:style-name="T265"><text:tab/> <text:s text:c="10"/></text:span><text:span text:style-name="T240">M/P: </text:span><text:span text:style-name="T265"><text:s/>- </text:span><text:span text:style-name="T266">ου εσθω</text:span><text:span text:style-name="T265"> <text:s text:c="2"/>- </text:span><text:span text:style-name="T266">εσθε</text:span><text:span text:style-name="T265"> </text:span><text:span text:style-name="T266">εσθωσαν<text:tab/> <text:s text:c="12"/></text:span><text:span text:style-name="T242">εἰμι: </text:span><text:span text:style-name="T267"><text:s/>- ἰσθι ἐστω <text:s text:c="2"/>- ἐστε ἐστωσαν</text:span><text:span text:style-name="T265"><text:line-break/></text:span><text:span text:style-name="T285"> <text:s/></text:span><text:span text:style-name="T156">Aorist</text:span><text:span text:style-name="T158">:<text:tab/></text:span><text:span text:style-name="T244">Act:</text:span><text:span text:style-name="T272"> <text:s/>- </text:span><text:span text:style-name="T273">σ</text:span><text:span text:style-name="T274">ον</text:span><text:span text:style-name="T273"> σατω</text:span><text:span text:style-name="T275"> <text:s text:c="2"/>- </text:span><text:span text:style-name="T273">σατε σατωσαν</text:span><text:span text:style-name="T275"> <text:s text:c="8"/></text:span><text:span text:style-name="T244">Mid:</text:span><text:span text:style-name="T272"> <text:s/>- </text:span><text:span text:style-name="Red"><text:span text:style-name="T16">σαι</text:span></text:span><text:span text:style-name="T274"> σασθω <text:s text:c="2"/>- σασθε</text:span><text:span text:style-name="T275"> </text:span><text:span text:style-name="T274">σασθωσαν</text:span><text:span text:style-name="T286"><text:tab/> <text:s/></text:span><text:span text:style-name="T248">Aor </text:span><text:span text:style-name="T249">Pass: <text:s/></text:span><text:span text:style-name="T281">- </text:span><text:span text:style-name="T282">θητι θητω <text:s text:c="2"/>- θητε θητωσαν<text:line-break/></text:span><text:span text:style-name="T194"> <text:s text:c="2"/></text:span><text:span text:style-name="T349">U</text:span><text:span text:style-name="T350">ses:<text:tab/><text:tab/></text:span><text:span text:style-name="T351">command</text:span><text:span text:style-name="T350"> (pres=continue doing; aor=do once) <text:s text:c="3"/></text:span><text:span text:style-name="T364">|</text:span><text:span text:style-name="T350"> <text:s text:c="3"/></text:span><text:span text:style-name="T351">prohibition</text:span><text:span text:style-name="T350"> (with μη) <text:s text:c="3"/></text:span><text:span text:style-name="T364">|</text:span><text:span text:style-name="T350"> <text:s text:c="3"/></text:span><text:span text:style-name="T351">entreaty</text:span><text:span text:style-name="T350"> (give us our daily bread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2" office:value-type="string">
            <text:p text:style-name="P12"><text:span text:style-name="termtext"><text:span text:style-name="T69">Prepositions:</text:span></text:span><text:span text:style-name="termtext"><text:span text:style-name="T38"> <text:s text:c="21"/></text:span></text:span><text:span text:style-name="termtext"><text:span text:style-name="T37">G</text:span></text:span></text:p>
          </table:table-cell>
          <table:covered-table-cell/>
          <table:table-cell table:style-name="Table3.A1" office:value-type="string">
            <text:p text:style-name="P1"><draw:frame text:anchor-type="paragraph" draw:z-index="70" draw:name="Text Frame 30" draw:style-name="gr13" draw:text-style-name="P97" svg:width="0.548cm" svg:height="0.346cm" svg:x="-7.484cm" svg:y="0.088cm"><draw:text-box><text:p text:style-name="P96"><text:span text:style-name="T380">c</text:span><text:span text:style-name="T380">h</text:span><text:span text:style-name="T380">8</text:span></text:p></draw:text-box></draw:frame><text:span text:style-name="termtext"><text:span text:style-name="T37">D</text:span></text:span></text:p>
          </table:table-cell>
          <table:table-cell table:style-name="Table3.D1" table:number-columns-spanned="2" office:value-type="string">
            <text:p text:style-name="P1"><text:span text:style-name="termtext"><text:span text:style-name="T37">A</text:span>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1"><text:span text:style-name="termtext"><text:span text:style-name="T132">no prep</text:span></text:span></text:p>
          </table:table-cell>
          <table:table-cell table:style-name="Table3.B2" office:value-type="string">
            <text:p text:style-name="P1"><text:span text:style-name="termtext"><text:span text:style-name="T34">of/from</text:span></text:span></text:p>
          </table:table-cell>
          <table:table-cell table:style-name="Table3.C2" office:value-type="string">
            <text:p text:style-name="P1"><text:span text:style-name="termtext"><text:span text:style-name="T34">to/in/by/for</text:span></text:span></text:p>
          </table:table-cell>
          <table:table-cell table:style-name="Table3.D2" table:number-columns-spanned="2" office:value-type="string">
            <text:p text:style-name="P35"/>
          </table:table-cell>
          <table:covered-table-cell/>
        </table:table-row>
        <table:table-row table:style-name="Table3.3">
          <table:table-cell table:style-name="Table3.A2" office:value-type="string">
            <text:p text:style-name="P1"><text:span text:style-name="termtext"><text:span text:style-name="T138">ἀπο</text:span></text:span></text:p>
          </table:table-cell>
          <table:table-cell table:style-name="Table3.B3" office:value-type="string">
            <text:p text:style-name="P1"><text:span text:style-name="termtext"><text:span text:style-name="T34">from; away from (</text:span></text:span><text:span text:style-name="termtext"><text:span text:style-name="T42">apo</text:span></text:span><text:span text:style-name="termtext"><text:span text:style-name="T34">stasy), of</text:span></text:span></text:p>
          </table:table-cell>
          <table:table-cell table:style-name="Table3.C3" office:value-type="string">
            <text:p text:style-name="P35"/>
          </table:table-cell>
          <table:table-cell table:style-name="Table3.D3" table:number-columns-spanned="2" office:value-type="string">
            <text:p text:style-name="P35"/>
          </table:table-cell>
          <table:covered-table-cell/>
        </table:table-row>
        <table:table-row table:style-name="Table3.4">
          <table:table-cell table:style-name="Table3.A2" office:value-type="string">
            <text:p text:style-name="P1"><text:span text:style-name="termtext"><text:span text:style-name="T138">ἐκ</text:span></text:span></text:p>
          </table:table-cell>
          <table:table-cell table:style-name="Table3.B4" office:value-type="string">
            <text:p text:style-name="P1"><text:span text:style-name="termtext"><text:span text:style-name="T34">out of (</text:span></text:span><text:span text:style-name="termtext"><text:span text:style-name="T42">ex</text:span></text:span><text:span text:style-name="termtext"><text:span text:style-name="T34">it); from, by</text:span></text:span></text:p>
          </table:table-cell>
          <table:table-cell table:style-name="Table3.C4" office:value-type="string">
            <text:p text:style-name="P35"/>
          </table:table-cell>
          <table:table-cell table:style-name="Table3.D4" table:number-columns-spanned="2" office:value-type="string">
            <text:p text:style-name="P35"/>
          </table:table-cell>
          <table:covered-table-cell/>
        </table:table-row>
        <table:table-row table:style-name="Table3.5">
          <table:table-cell table:style-name="Table3.A2" office:value-type="string">
            <text:p text:style-name="P1"><text:span text:style-name="termtext"><text:span text:style-name="T138">ἐν</text:span></text:span></text:p>
          </table:table-cell>
          <table:table-cell table:style-name="Table3.B5" office:value-type="string">
            <text:p text:style-name="P35"/>
          </table:table-cell>
          <table:table-cell table:style-name="Table3.C5" office:value-type="string">
            <text:p text:style-name="P1"><text:span text:style-name="termtext"><text:span text:style-name="T42">in</text:span></text:span><text:span text:style-name="termtext"><text:span text:style-name="T34">; within, by, with, among</text:span></text:span></text:p>
          </table:table-cell>
          <table:table-cell table:style-name="Table3.D5" table:number-columns-spanned="2" office:value-type="string">
            <text:p text:style-name="P35"/>
          </table:table-cell>
          <table:covered-table-cell/>
        </table:table-row>
        <table:table-row table:style-name="Table3.6">
          <table:table-cell table:style-name="Table3.A2" office:value-type="string">
            <text:p text:style-name="P1"><text:span text:style-name="termtext"><text:span text:style-name="T138">εἰς</text:span></text:span></text:p>
          </table:table-cell>
          <table:table-cell table:style-name="Table3.B6" office:value-type="string">
            <text:p text:style-name="P35"/>
          </table:table-cell>
          <table:table-cell table:style-name="Table3.C6" office:value-type="string">
            <text:p text:style-name="P35"/>
          </table:table-cell>
          <table:table-cell table:style-name="Table3.D6" table:number-columns-spanned="2" office:value-type="string">
            <text:p text:style-name="P1"><text:span text:style-name="termtext"><text:span text:style-name="T34">into (</text:span></text:span><text:span text:style-name="termtext"><text:span text:style-name="T42">eis</text:span></text:span><text:span text:style-name="termtext"><text:span text:style-name="T34">egesis); to, for, in</text:span></text:span></text:p>
          </table:table-cell>
          <table:covered-table-cell/>
        </table:table-row>
        <table:table-row table:style-name="Table3.7">
          <table:table-cell table:style-name="Table3.A7" office:value-type="string">
            <text:p text:style-name="P1"><text:span text:style-name="termtext"><text:span text:style-name="T138">ἀντί</text:span></text:span></text:p>
          </table:table-cell>
          <table:table-cell table:style-name="Table3.B7" office:value-type="string">
            <text:p text:style-name="P1"><text:span text:style-name="termtext"><text:span text:style-name="T34">instead of (</text:span></text:span><text:span text:style-name="termtext"><text:span text:style-name="T42">anti</text:span></text:span><text:span text:style-name="termtext"><text:span text:style-name="T34">christ)</text:span></text:span></text:p>
          </table:table-cell>
          <table:table-cell table:style-name="Table3.C7" office:value-type="string">
            <text:p text:style-name="P35"/>
          </table:table-cell>
          <table:table-cell table:style-name="Table3.D7" table:number-columns-spanned="2" office:value-type="string">
            <text:p text:style-name="P35"/>
          </table:table-cell>
          <table:covered-table-cell/>
        </table:table-row>
        <table:table-row table:style-name="Table3.8">
          <table:table-cell table:style-name="Table3.A2" office:value-type="string">
            <text:p text:style-name="P1"><text:span text:style-name="termtext"><text:span text:style-name="T138">πρό</text:span></text:span></text:p>
          </table:table-cell>
          <table:table-cell table:style-name="Table3.B8" office:value-type="string">
            <text:p text:style-name="P1"><text:span text:style-name="termtext"><text:span text:style-name="T34">before (</text:span></text:span><text:span text:style-name="termtext"><text:span text:style-name="T42">pro</text:span></text:span><text:span text:style-name="termtext"><text:span text:style-name="T34">logue)</text:span></text:span></text:p>
          </table:table-cell>
          <table:table-cell table:style-name="Table3.C8" office:value-type="string">
            <text:p text:style-name="P35"/>
          </table:table-cell>
          <table:table-cell table:style-name="Table3.D8" table:number-columns-spanned="2" office:value-type="string">
            <text:p text:style-name="P35"/>
          </table:table-cell>
          <table:covered-table-cell/>
        </table:table-row>
        <table:table-row table:style-name="Table3.9">
          <table:table-cell table:style-name="Table3.A2" office:value-type="string">
            <text:p text:style-name="P1"><text:span text:style-name="termtext"><text:span text:style-name="T138">σύν</text:span></text:span></text:p>
          </table:table-cell>
          <table:table-cell table:style-name="Table3.B9" office:value-type="string">
            <text:p text:style-name="P35"/>
          </table:table-cell>
          <table:table-cell table:style-name="Table3.C9" office:value-type="string">
            <text:p text:style-name="P1"><text:span text:style-name="termtext"><text:span text:style-name="T34">with (</text:span></text:span><text:span text:style-name="termtext"><text:span text:style-name="T42">syn</text:span></text:span><text:span text:style-name="termtext"><text:span text:style-name="T34">chronous)</text:span></text:span></text:p>
          </table:table-cell>
          <table:table-cell table:style-name="Table3.D9" table:number-columns-spanned="2" office:value-type="string">
            <text:p text:style-name="P35"/>
          </table:table-cell>
          <table:covered-table-cell/>
        </table:table-row>
        <table:table-row table:style-name="Table3.10">
          <table:table-cell table:style-name="Table3.A2" office:value-type="string">
            <text:p text:style-name="P1"><text:span text:style-name="termtext"><text:span text:style-name="T138">ἀνά</text:span></text:span></text:p>
          </table:table-cell>
          <table:table-cell table:style-name="Table3.B10" office:value-type="string">
            <text:p text:style-name="P35"/>
          </table:table-cell>
          <table:table-cell table:style-name="Table3.C10" office:value-type="string">
            <text:p text:style-name="P35"/>
          </table:table-cell>
          <table:table-cell table:style-name="Table3.D10" table:number-columns-spanned="2" office:value-type="string">
            <text:p text:style-name="P1"><text:span text:style-name="termtext"><text:span text:style-name="T34">up (</text:span></text:span><text:span text:style-name="termtext"><text:span text:style-name="T42">ana</text:span></text:span><text:span text:style-name="termtext"><text:span text:style-name="T34">stasis)</text:span></text:span></text:p>
          </table:table-cell>
          <table:covered-table-cell/>
        </table:table-row>
        <table:table-row table:style-name="Table3.11">
          <table:table-cell table:style-name="Table3.A11" office:value-type="string">
            <text:p text:style-name="P1"><text:span text:style-name="termtext"><text:span text:style-name="T138">πρός</text:span></text:span></text:p>
          </table:table-cell>
          <table:table-cell table:style-name="Table3.B11" office:value-type="string">
            <text:p text:style-name="P35">for</text:p>
          </table:table-cell>
          <table:table-cell table:style-name="Table3.C11" office:value-type="string">
            <text:p text:style-name="P35">at</text:p>
          </table:table-cell>
          <table:table-cell table:style-name="Table3.D11" table:number-columns-spanned="2" office:value-type="string">
            <text:p text:style-name="P1"><text:span text:style-name="termtext"><text:span text:style-name="T34">to/toward/with (</text:span></text:span><text:span text:style-name="termtext"><text:span text:style-name="T42">pros</text:span></text:span><text:span text:style-name="termtext"><text:span text:style-name="T34">elyte)</text:span></text:span></text:p>
          </table:table-cell>
          <table:covered-table-cell/>
        </table:table-row>
        <table:table-row table:style-name="Table3.12">
          <table:table-cell table:style-name="Table3.A2" office:value-type="string">
            <text:p text:style-name="P1"><text:span text:style-name="termtext"><text:span text:style-name="T138">διά</text:span></text:span></text:p>
          </table:table-cell>
          <table:table-cell table:style-name="Table3.B12" office:value-type="string">
            <text:p text:style-name="P1"><text:span text:style-name="termtext"><text:span text:style-name="T34">through; by (</text:span></text:span><text:span text:style-name="termtext"><text:span text:style-name="T42">dia</text:span></text:span><text:span text:style-name="termtext"><text:span text:style-name="T34">meter)</text:span></text:span></text:p>
          </table:table-cell>
          <table:table-cell table:style-name="Table3.C12" office:value-type="string">
            <text:p text:style-name="P35"/>
          </table:table-cell>
          <table:table-cell table:style-name="Table3.D12" table:number-columns-spanned="2" office:value-type="string">
            <text:p text:style-name="P1"><text:span text:style-name="termtext"><text:span text:style-name="T34">because of</text:span></text:span></text:p>
          </table:table-cell>
          <table:covered-table-cell/>
        </table:table-row>
        <table:table-row table:style-name="Table3.13">
          <table:table-cell table:style-name="Table3.A2" office:value-type="string">
            <text:p text:style-name="P1"><text:span text:style-name="termtext"><text:span text:style-name="T138">κατά</text:span></text:span></text:p>
          </table:table-cell>
          <table:table-cell table:style-name="Table3.B13" office:value-type="string">
            <text:p text:style-name="P1"><text:span text:style-name="termtext"><text:span text:style-name="T34">against; down</text:span></text:span></text:p>
          </table:table-cell>
          <table:table-cell table:style-name="Table3.C13" office:value-type="string">
            <text:p text:style-name="P35"/>
          </table:table-cell>
          <table:table-cell table:style-name="Table3.D13" table:number-columns-spanned="2" office:value-type="string">
            <text:p text:style-name="P1"><text:span text:style-name="termtext"><text:span text:style-name="T34">according to</text:span></text:span></text:p>
          </table:table-cell>
          <table:covered-table-cell/>
        </table:table-row>
        <table:table-row table:style-name="Table3.14">
          <table:table-cell table:style-name="Table3.A2" office:value-type="string">
            <text:p text:style-name="P1"><text:span text:style-name="termtext"><text:span text:style-name="T138">μετά</text:span></text:span></text:p>
          </table:table-cell>
          <table:table-cell table:style-name="Table3.B14" office:value-type="string">
            <text:p text:style-name="P1"><text:span text:style-name="termtext"><text:span text:style-name="T34">with</text:span></text:span></text:p>
          </table:table-cell>
          <table:table-cell table:style-name="Table3.C14" office:value-type="string">
            <text:p text:style-name="P35"/>
          </table:table-cell>
          <table:table-cell table:style-name="Table3.D14" table:number-columns-spanned="2" office:value-type="string">
            <text:p text:style-name="P1"><text:span text:style-name="termtext"><text:span text:style-name="T34">after</text:span></text:span></text:p>
          </table:table-cell>
          <table:covered-table-cell/>
        </table:table-row>
        <table:table-row table:style-name="Table3.15">
          <table:table-cell table:style-name="Table3.A2" office:value-type="string">
            <text:p text:style-name="P1"><text:span text:style-name="termtext"><text:span text:style-name="T138">περί</text:span></text:span></text:p>
          </table:table-cell>
          <table:table-cell table:style-name="Table3.B15" office:value-type="string">
            <text:p text:style-name="P1"><text:span text:style-name="termtext"><text:span text:style-name="T34">about (</text:span></text:span><text:span text:style-name="termtext"><text:span text:style-name="T42">peri</text:span></text:span><text:span text:style-name="termtext"><text:span text:style-name="T34">scope)</text:span></text:span></text:p>
          </table:table-cell>
          <table:table-cell table:style-name="Table3.C15" office:value-type="string">
            <text:p text:style-name="P35"/>
          </table:table-cell>
          <table:table-cell table:style-name="Table3.D15" table:number-columns-spanned="2" office:value-type="string">
            <text:p text:style-name="P1"><text:span text:style-name="termtext"><text:span text:style-name="T34">around (</text:span></text:span><text:span text:style-name="termtext"><text:span text:style-name="T42">peri</text:span></text:span><text:span text:style-name="termtext"><text:span text:style-name="T34">meter)</text:span></text:span></text:p>
          </table:table-cell>
          <table:covered-table-cell/>
        </table:table-row>
        <table:table-row table:style-name="Table3.16">
          <table:table-cell table:style-name="Table3.A2" office:value-type="string">
            <text:p text:style-name="P1"><text:span text:style-name="termtext"><text:span text:style-name="T138">ὑπέρ</text:span></text:span></text:p>
          </table:table-cell>
          <table:table-cell table:style-name="Table3.B16" office:value-type="string">
            <text:p text:style-name="P1"><text:span text:style-name="termtext"><text:span text:style-name="T34">for</text:span></text:span></text:p>
          </table:table-cell>
          <table:table-cell table:style-name="Table3.C16" office:value-type="string">
            <text:p text:style-name="P35"/>
          </table:table-cell>
          <table:table-cell table:style-name="Table3.D16" table:number-columns-spanned="2" office:value-type="string">
            <text:p text:style-name="P1"><text:span text:style-name="termtext"><text:span text:style-name="T34">above (</text:span></text:span><text:span text:style-name="termtext"><text:span text:style-name="T42">hyper</text:span></text:span><text:span text:style-name="termtext"><text:span text:style-name="T34">active)</text:span></text:span></text:p>
          </table:table-cell>
          <table:covered-table-cell/>
        </table:table-row>
        <table:table-row table:style-name="Table3.17">
          <table:table-cell table:style-name="Table3.A2" office:value-type="string">
            <text:p text:style-name="P1"><text:span text:style-name="termtext"><text:span text:style-name="T138">ὑπό</text:span></text:span></text:p>
          </table:table-cell>
          <table:table-cell table:style-name="Table3.B17" office:value-type="string">
            <text:p text:style-name="P1"><text:span text:style-name="termtext"><text:span text:style-name="T34">by</text:span></text:span></text:p>
          </table:table-cell>
          <table:table-cell table:style-name="Table3.C17" office:value-type="string">
            <text:p text:style-name="P35"/>
          </table:table-cell>
          <table:table-cell table:style-name="Table3.D17" table:number-columns-spanned="2" office:value-type="string">
            <text:p text:style-name="P1"><text:span text:style-name="termtext"><text:span text:style-name="T34">under (</text:span></text:span><text:span text:style-name="termtext"><text:span text:style-name="T42">hypo</text:span></text:span><text:span text:style-name="termtext"><text:span text:style-name="T34">thermia)</text:span></text:span></text:p>
          </table:table-cell>
          <table:covered-table-cell/>
        </table:table-row>
        <table:table-row table:style-name="Table3.18">
          <table:table-cell table:style-name="Table3.A7" office:value-type="string">
            <text:p text:style-name="P1"><text:span text:style-name="termtext"><text:span text:style-name="T138">ἐπί</text:span></text:span></text:p>
          </table:table-cell>
          <table:table-cell table:style-name="Table3.B18" table:number-columns-spanned="4" office:value-type="string">
            <text:p text:style-name="P1"><text:span text:style-name="termtext"><text:span text:style-name="T368"><text:s text:c="57"/></text:span></text:span><text:span text:style-name="termtext"><text:span text:style-name="T369"><text:s text:c="4"/></text:span></text:span><text:span text:style-name="termtext"><text:span text:style-name="T34">upon <text:s text:c="3"/></text:span></text:span><text:span text:style-name="termtext"><text:span text:style-name="T368"><text:s text:c="56"/> </text:span></text:span></text:p>
          </table:table-cell>
          <table:covered-table-cell/>
          <table:covered-table-cell/>
          <table:covered-table-cell/>
        </table:table-row>
        <table:table-row table:style-name="Table3.19">
          <table:table-cell table:style-name="Table3.A11" office:value-type="string">
            <text:p text:style-name="P1"><text:span text:style-name="termtext"><text:span text:style-name="T138">παρά</text:span></text:span></text:p>
          </table:table-cell>
          <table:table-cell table:style-name="Table3.B19" office:value-type="string">
            <text:p text:style-name="P1"><text:span text:style-name="termtext"><text:span text:style-name="T34">from</text:span></text:span></text:p>
          </table:table-cell>
          <table:table-cell table:style-name="Table3.C19" table:number-columns-spanned="2" office:value-type="string">
            <text:p text:style-name="P1"><text:span text:style-name="termtext"><text:span text:style-name="T34">with (</text:span></text:span><text:span text:style-name="termtext"><text:span text:style-name="T42">para</text:span></text:span><text:span text:style-name="termtext"><text:span text:style-name="T34">clete)</text:span></text:span></text:p>
          </table:table-cell>
          <table:covered-table-cell/>
          <table:table-cell table:style-name="Table3.E19" office:value-type="string">
            <text:p text:style-name="P1"><text:span text:style-name="termtext"><text:span text:style-name="T34">beside (parallel)</text:span></text:span></text:p>
          </table:table-cell>
        </table:table-row>
      </table:table>
      <text:p text:style-name="P41"><draw:frame text:anchor-type="paragraph" draw:z-index="71" draw:name="Text Frame 29" draw:style-name="gr12" draw:text-style-name="P97" svg:width="0.653cm" svg:height="0.346cm" svg:x="-0.755cm" svg:y="0.021cm"><draw:text-box><text:p text:style-name="P96"><text:span text:style-name="T380">c</text:span><text:span text:style-name="T380">h</text:span><text:span text:style-name="T380">1</text:span><text:span text:style-name="T380">3</text:span></text:p></draw:text-box></draw:frame><text:soft-page-break/>Adverb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29">ἀχρι/ἑως +gen:</text:p>
          </table:table-cell>
          <table:table-cell table:style-name="Table4.A1" office:value-type="string">
            <text:p text:style-name="P64"><text:s/>until, up to</text:p>
          </table:table-cell>
          <table:table-cell table:style-name="Table4.A1" office:value-type="string">
            <text:p text:style-name="P29">οὐκετι: </text:p>
          </table:table-cell>
          <table:table-cell table:style-name="Table4.A1" office:value-type="string">
            <text:p text:style-name="P64"><text:s/>no longer</text:p>
          </table:table-cell>
          <table:table-cell table:style-name="Table4.A1" office:value-type="string">
            <text:p text:style-name="P29">ὡδε:</text:p>
          </table:table-cell>
          <table:table-cell table:style-name="Table4.A1" office:value-type="string">
            <text:p text:style-name="P64"><draw:frame text:anchor-type="paragraph" draw:z-index="72" draw:name="Text Frame 31" draw:style-name="gr8" draw:text-style-name="P98" svg:width="0.565cm" svg:height="0.346cm" svg:x="16.831cm" svg:y="0.515cm"><draw:text-box><text:p><text:span text:style-name="T380">ch13</text:span></text:p></draw:text-box></draw:frame><draw:frame text:anchor-type="paragraph" draw:z-index="73" draw:name="Text Frame 32" draw:style-name="gr8" draw:text-style-name="P98" svg:width="0.565cm" svg:height="0.346cm" svg:x="16.831cm" svg:y="0.515cm"><draw:text-box><text:p><text:span text:style-name="T380">ch13</text:span></text:p></draw:text-box></draw:frame><draw:frame text:anchor-type="paragraph" draw:z-index="74" draw:name="Text Frame 33" draw:style-name="gr8" draw:text-style-name="P98" svg:width="0.565cm" svg:height="0.346cm" svg:x="16.831cm" svg:y="0.515cm"><draw:text-box><text:p><text:span text:style-name="T380">ch13</text:span></text:p></draw:text-box></draw:frame><text:s/>here</text:p>
          </table:table-cell>
        </table:table-row>
        <table:table-row table:style-name="Table4.1">
          <table:table-cell table:style-name="Table4.A1" office:value-type="string">
            <text:p text:style-name="P29">εὐθύς/εὐθέως:</text:p>
          </table:table-cell>
          <table:table-cell table:style-name="Table4.A1" office:value-type="string">
            <text:p text:style-name="P64"><text:s/>immediately, at once</text:p>
          </table:table-cell>
          <table:table-cell table:style-name="Table4.A1" office:value-type="string">
            <text:p text:style-name="P29">οὐχι:</text:p>
          </table:table-cell>
          <table:table-cell table:style-name="Table4.A1" office:value-type="string">
            <text:p text:style-name="P64"><text:s/>not (emphatic)</text:p>
          </table:table-cell>
          <table:table-cell table:style-name="Table4.A1" office:value-type="string">
            <text:p text:style-name="P29">ἐκει:</text:p>
          </table:table-cell>
          <table:table-cell table:style-name="Table4.A1" office:value-type="string">
            <text:p text:style-name="P64"><text:s/>there</text:p>
          </table:table-cell>
        </table:table-row>
        <table:table-row table:style-name="Table4.1">
          <table:table-cell table:style-name="Table4.A1" office:value-type="string">
            <text:p text:style-name="P29">ἐτι:</text:p>
          </table:table-cell>
          <table:table-cell table:style-name="Table4.A1" office:value-type="string">
            <text:p text:style-name="P64"><text:s/>still, yet</text:p>
          </table:table-cell>
          <table:table-cell table:style-name="Table4.A1" office:value-type="string">
            <text:p text:style-name="P29">σημερον:</text:p>
          </table:table-cell>
          <table:table-cell table:style-name="Table4.A1" office:value-type="string">
            <text:p text:style-name="P64"><text:s/>today</text:p>
          </table:table-cell>
          <table:table-cell table:style-name="Table4.A1" office:value-type="string">
            <text:p text:style-name="P29">ἐξω:</text:p>
          </table:table-cell>
          <table:table-cell table:style-name="Table4.A1" office:value-type="string">
            <text:p text:style-name="P64"><text:s/>outside</text:p>
          </table:table-cell>
        </table:table-row>
        <table:table-row table:style-name="Table4.1">
          <table:table-cell table:style-name="Table4.A1" office:value-type="string">
            <text:p text:style-name="P29">καθως:</text:p>
          </table:table-cell>
          <table:table-cell table:style-name="Table4.A1" office:value-type="string">
            <text:p text:style-name="P64"><text:s/>just as</text:p>
          </table:table-cell>
          <table:table-cell table:style-name="Table4.A1" office:value-type="string">
            <text:p text:style-name="P29">τοτε:</text:p>
          </table:table-cell>
          <table:table-cell table:style-name="Table4.A1" office:value-type="string">
            <text:p text:style-name="P64"><text:s/>then</text:p>
          </table:table-cell>
          <table:table-cell table:style-name="Table4.A1" office:value-type="string">
            <text:p text:style-name="P29">οὑτως:</text:p>
          </table:table-cell>
          <table:table-cell table:style-name="Table4.A1" office:value-type="string">
            <text:p text:style-name="P64"><text:s/>thus</text:p>
          </table:table-cell>
        </table:table-row>
        <table:table-row table:style-name="Table4.1">
          <table:table-cell table:style-name="Table4.A1" office:value-type="string">
            <text:p text:style-name="P29">καλως:</text:p>
          </table:table-cell>
          <table:table-cell table:style-name="Table4.A1" office:value-type="string">
            <text:p text:style-name="P64"><text:s/>rightly, well</text:p>
          </table:table-cell>
          <table:table-cell table:style-name="Table4.A1" office:value-type="string">
            <text:p text:style-name="P29">ἀμην:</text:p>
          </table:table-cell>
          <table:table-cell table:style-name="Table4.A1" office:value-type="string">
            <text:p text:style-name="P64"><text:s/>truly</text:p>
          </table:table-cell>
          <table:table-cell table:style-name="Table4.A1" office:value-type="string">
            <text:p text:style-name="P29">παντοτε:</text:p>
          </table:table-cell>
          <table:table-cell table:style-name="Table4.A1" office:value-type="string">
            <text:p text:style-name="P64"><text:s/>always</text:p>
          </table:table-cell>
        </table:table-row>
        <table:table-row table:style-name="Table4.1">
          <table:table-cell table:style-name="Table4.A1" office:value-type="string">
            <text:p text:style-name="P29">νυν:</text:p>
          </table:table-cell>
          <table:table-cell table:style-name="Table4.A1" office:value-type="string">
            <text:p text:style-name="P64"><text:s/>now</text:p>
          </table:table-cell>
          <table:table-cell table:style-name="Table4.A1" office:value-type="string">
            <text:p text:style-name="P29">ἀξιως:</text:p>
          </table:table-cell>
          <table:table-cell table:style-name="Table4.A1" office:value-type="string">
            <text:p text:style-name="P64"><text:s/>worthily</text:p>
          </table:table-cell>
          <table:table-cell table:style-name="Table4.A1" office:value-type="string">
            <text:p text:style-name="P30">ὁτε:</text:p>
          </table:table-cell>
          <table:table-cell table:style-name="Table4.A1" office:value-type="string">
            <text:p text:style-name="P65"><text:s/>when</text:p>
          </table:table-cell>
        </table:table-row>
        <table:table-row table:style-name="Table4.1">
          <table:table-cell table:style-name="Table4.A1" office:value-type="string">
            <text:p text:style-name="P29">ὁπου:</text:p>
          </table:table-cell>
          <table:table-cell table:style-name="Table4.A1" office:value-type="string">
            <text:p text:style-name="P64"><text:s/>where</text:p>
          </table:table-cell>
          <table:table-cell table:style-name="Table4.A1" office:value-type="string">
            <text:p text:style-name="P29">ἐγγυς:</text:p>
          </table:table-cell>
          <table:table-cell table:style-name="Table4.A1" office:value-type="string">
            <text:p text:style-name="P64"><text:s/>near</text:p>
          </table:table-cell>
          <table:table-cell table:style-name="Table4.A1" office:value-type="string">
            <text:p text:style-name="P29">ποτε:</text:p>
          </table:table-cell>
          <table:table-cell table:style-name="Table4.A1" office:value-type="string">
            <text:p text:style-name="P64"><text:s/>when?</text:p>
          </table:table-cell>
        </table:table-row>
        <table:table-row table:style-name="Table4.1">
          <table:table-cell table:style-name="Table4.A1" office:value-type="string">
            <text:p text:style-name="P29">πρίν:</text:p>
          </table:table-cell>
          <table:table-cell table:style-name="Table4.A1" office:value-type="string">
            <text:p text:style-name="P64"><text:s/>before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66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66"/>
          </table:table-cell>
        </table:table-row>
      </table:table>
      <text:p text:style-name="P26"><draw:frame text:anchor-type="paragraph" draw:z-index="75" draw:name="Text Frame 34" draw:style-name="gr8" draw:text-style-name="P97" svg:width="0.653cm" svg:height="0.346cm" svg:x="-0.755cm" svg:y="0.288cm"><draw:text-box><text:p text:style-name="P96"><text:span text:style-name="T380">c</text:span><text:span text:style-name="T380">h</text:span><text:span text:style-name="T380">2</text:span><text:span text:style-name="T380">0</text:span></text:p></draw:text-box></draw:frame><text:span text:style-name="Internet_20_link"><text:span text:style-name="T220">Participle Usage: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68">Article</text:p>
          </table:table-cell>
          <table:covered-table-cell/>
          <table:table-cell table:style-name="Table5.C1" table:number-columns-spanned="2" office:value-type="string">
            <text:p text:style-name="P68">No Article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69"><text:span text:style-name="T333">with</text:span><text:span text:style-name="T159"> </text:span><text:span text:style-name="T372">noun</text:span></text:p>
          </table:table-cell>
          <table:table-cell table:style-name="Table5.B2" office:value-type="string">
            <text:p text:style-name="P73"/>
          </table:table-cell>
          <table:table-cell table:style-name="Table5.A2" office:value-type="string">
            <text:p text:style-name="P74">εἰμι/γινομαι</text:p>
          </table:table-cell>
          <table:table-cell table:style-name="Table5.D2" office:value-type="string">
            <text:p text:style-name="P69"><text:span text:style-name="T334">with </text:span><text:span text:style-name="T372">verb</text:span></text:p>
          </table:table-cell>
        </table:table-row>
        <table:table-row table:style-name="Table5.1">
          <table:table-cell table:style-name="Table5.A2" office:value-type="string">
            <text:p text:style-name="P70"><text:span text:style-name="Red"><text:span text:style-name="T370">Attributive</text:span></text:span></text:p>
          </table:table-cell>
          <table:table-cell table:style-name="Table5.B2" office:value-type="string">
            <text:p text:style-name="P70"><text:span text:style-name="Red"><text:span text:style-name="T370">Substantive</text:span></text:span></text:p>
          </table:table-cell>
          <table:table-cell table:style-name="Table5.A2" office:value-type="string">
            <text:p text:style-name="P70"><text:span text:style-name="Red"><text:span text:style-name="T371">Periphrastic</text:span></text:span></text:p>
          </table:table-cell>
          <table:table-cell table:style-name="Table5.D2" office:value-type="string">
            <text:p text:style-name="P71"><text:span text:style-name="Red"><text:span text:style-name="T370">Adverbial</text:span></text:span></text:p>
            <text:p text:style-name="P71"><text:span text:style-name="T357">(</text:span><text:span text:style-name="Red"><text:span text:style-name="T358">genitive absolute</text:span></text:span><text:span text:style-name="Red"><text:span text:style-name="T359"> is a special case</text:span></text:span><text:span text:style-name="T357">)</text:span></text:p>
          </table:table-cell>
        </table:table-row>
        <table:table-row table:style-name="Table5.1">
          <table:table-cell table:style-name="Table5.A4" office:value-type="string">
            <text:p text:style-name="P72"><text:span text:style-name="T32">ὁ </text:span><text:span text:style-name="T136">ἀνθροποσ</text:span><text:span text:style-name="T32"> ὁ λυων<text:line-break/></text:span><text:span text:style-name="T116">The loosing </text:span><text:span text:style-name="T121">man</text:span><text:span text:style-name="T32"><text:line-break/></text:span><text:span text:style-name="T66">=&gt; </text:span><text:span text:style-name="T124">The </text:span><text:span text:style-name="T125">man</text:span><text:span text:style-name="T124"> who is loosing</text:span></text:p>
          </table:table-cell>
          <table:table-cell table:style-name="Table5.B4" office:value-type="string">
            <text:p text:style-name="P72"><text:span text:style-name="T32">ὁ λυων<text:line-break/></text:span><text:span text:style-name="T116">The losing </text:span><text:span text:style-name="T121">one</text:span><text:span text:style-name="T372"><text:line-break/></text:span><text:span text:style-name="T66">=&gt; </text:span><text:span text:style-name="T126">The </text:span><text:span text:style-name="T125">one</text:span><text:span text:style-name="T126"> who is loosing</text:span></text:p>
          </table:table-cell>
          <table:table-cell table:style-name="Table5.A4" office:value-type="string">
            <text:p text:style-name="P70"><text:span text:style-name="T32">εἰμι λυων<text:line-break/></text:span><text:span text:style-name="T121">I</text:span><text:span text:style-name="T116"> am loosing</text:span></text:p>
          </table:table-cell>
          <table:table-cell table:style-name="Table5.D4" office:value-type="string">
            <text:p text:style-name="P75"><text:span text:style-name="T32">Present: action </text:span><text:span text:style-name="T43">while</text:span><text:span text:style-name="T32"> main verb: </text:span><text:span text:style-name="T126">‘while loosing’</text:span><text:span text:style-name="T373"><text:line-break/></text:span><text:span text:style-name="T32">Aorist: <text:s text:c="3"/>action </text:span><text:span text:style-name="T43">before</text:span><text:span text:style-name="T32"> main verb: </text:span><text:span text:style-name="T126">‘after loosing’</text:span><text:span text:style-name="T373"><text:line-break/></text:span><text:span text:style-name="T32">Perfect: <text:s/></text:span><text:span text:style-name="T43">completed</text:span><text:span text:style-name="T32"> state </text:span><text:span text:style-name="T43">at time of</text:span><text:span text:style-name="T32"> main verb: </text:span><text:span text:style-name="T126">‘having ~ed’</text:span></text:p>
          </table:table-cell>
        </table:table-row>
      </table:table>
      <text:p text:style-name="P67"><text:span text:style-name="T3">Alphabet:<text:tab/></text:span><text:span text:style-name="T137">αβ</text:span><text:span text:style-name="T142">α</text:span><text:span text:style-name="T137">γ</text:span><text:span text:style-name="T142">α</text:span><text:span text:style-name="T137">δ</text:span><text:span text:style-name="T142">α </text:span><text:span text:style-name="T137">εζηθικ</text:span><text:span text:style-name="T142">α </text:span><text:span text:style-name="T137">λ</text:span><text:span text:style-name="T142">α</text:span><text:span text:style-name="T137">μ</text:span><text:span text:style-name="T142">α</text:span><text:span text:style-name="T137">ν</text:span><text:span text:style-name="T142">α</text:span><text:span text:style-name="T137">ξο</text:span><text:span text:style-name="T142"> </text:span><text:span text:style-name="T137">π</text:span><text:span text:style-name="T142">α</text:span><text:span text:style-name="T137">ρ</text:span><text:span text:style-name="T142">α</text:span><text:span text:style-name="T137">σ</text:span><text:span text:style-name="T142">α</text:span><text:span text:style-name="T137">τυ</text:span><text:span text:style-name="T142"> </text:span><text:span text:style-name="T137">φ</text:span><text:span text:style-name="T142">α </text:span><text:span text:style-name="T137">χ</text:span><text:span text:style-name="T142">α </text:span><text:span text:style-name="T137">ψω</text:span><text:span text:style-name="T142"> <text:s text:c="2"/>ΑΒΓΔ ΕΖΗΘΙΚ ΛΜΝΞΟ ΠΡΣΤΥ Φ Χ ΨΩ</text:span><text:span text:style-name="T3"><text:line-break/>Diphthongs:<text:tab/></text:span><text:span text:style-name="T142">αι ει οι υι αυ ευ ου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rlito" svg:font-family="Carlito" style:font-family-generic="system" style:font-pitch="variable"/>
    <style:font-face style:name="Carlito1" svg:font-family="Carlito, Calibri" style:font-family-generic="system" style:font-pitch="variable"/>
    <style:font-face style:name="Gentium" svg:font-family="Gentium"/>
    <style:font-face style:name="Gentium1" svg:font-family="Gentium" style:font-pitch="variable"/>
    <style:font-face style:name="Gentium2" svg:font-family="Gentium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0pt" fo:language="en" fo:country="US" style:letter-kerning="false" style:font-name-asian="Calibri2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0pt" fo:language="en" fo:country="US" style:letter-kerning="false" style:font-name-asian="Calibri2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erm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ne_20_numbering" style:display-name="Line numbering" style:family="text"/>
    <style:style style:name="Red" style:family="text">
      <style:text-properties fo:color="#c9211e" loext:opacity="100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801cm" fo:margin-left="2.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04:27:00</meta:creation-date>
    <meta:initial-creator>Berwyn Hoyt</meta:initial-creator>
    <dc:language>en-NZ</dc:language>
    <dc:creator>Berwyn Hoyt</dc:creator>
    <dc:date>2022-11-15T18:52:32.336284156</dc:date>
    <meta:editing-cycles>466</meta:editing-cycles>
    <meta:editing-duration>P4DT23H14M</meta:editing-duration>
    <meta:generator>LibreOffice/7.4.2.3$Linux_X86_64 LibreOffice_project/40$Build-3</meta:generator>
    <meta:printed-by>Berwyn Hoyt</meta:printed-by>
    <meta:print-date>2022-11-11T13:28:32.692343597</meta:print-date>
    <meta:document-statistic meta:table-count="7" meta:image-count="0" meta:object-count="0" meta:page-count="3" meta:paragraph-count="228" meta:word-count="1926" meta:character-count="11717" meta:non-whitespace-character-count="890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